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o1" style:family="table-column">
      <style:table-column-properties fo:break-before="auto" style:column-width="6.93208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0.79375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5.953125cm"/>
    </style:style>
    <style:style style:name="co6" style:family="table-column">
      <style:table-column-properties fo:break-before="auto" style:column-width="7.567083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2" table:default-cell-style-name="ce3"/>
        <table:table-column table:style-name="co2" table:number-columns-repeated="6" table:default-cell-style-name="ce1"/>
        <table:table-column table:style-name="co4" table:number-columns-repeated="16374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2">
            <text:p>SBUs</text:p>
          </table:table-cell>
          <table:table-cell table:style-name="ce2"/>
          <table:table-cell office:value-type="string" table:style-name="ce3">
            <text:p>durration</text:p>
          </table:table-cell>
          <table:table-cell office:value-type="string" table:style-name="ce1">
            <text:p>elapsed</text:p>
          </table:table-cell>
          <table:table-cell table:style-name="ce1"/>
          <table:table-cell office:value-type="float" office:value="231.1999999999999" table:formula="of:=SUM([.B:.B])" table:style-name="ce2">
            <text:p>231.2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BU</text:p>
          </table:table-cell>
          <table:table-cell office:value-type="time" office:time-value="PT7H57M48S" table:formula="of:=[.H1]*[.G1]/86400" table:style-name="ce3">
            <text:p>07:57: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.2. Host System Requirements</text:p>
          </table:table-cell>
          <table:table-cell table:style-name="ce2"/>
          <table:table-cell office:value-type="float" office:value="0" table:formula="of:=[.B2]/86400" table:style-name="ce2">
            <text:p>0.0</text:p>
          </table:table-cell>
          <table:table-cell office:value-type="time" office:time-value="PT0H0M0S" table:formula="of:=[.$H$1]*[.C2]" table:style-name="ce3">
            <text:p>00:00:00</text:p>
          </table:table-cell>
          <table:table-cell office:value-type="time" office:time-value="PT0H0M0S" table:formula="of:=SUM([.D$1:.D2])" table:style-name="ce3">
            <text:p>00:00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.4. Creating a New Partition</text:p>
          </table:table-cell>
          <table:table-cell table:style-name="ce2"/>
          <table:table-cell office:value-type="float" office:value="0" table:formula="of:=[.B3]/86400" table:style-name="ce2">
            <text:p>0.0</text:p>
          </table:table-cell>
          <table:table-cell office:value-type="time" office:time-value="PT0H0M0S" table:formula="of:=[.$H$1]*[.C3]" table:style-name="ce3">
            <text:p>00:00:00</text:p>
          </table:table-cell>
          <table:table-cell office:value-type="time" office:time-value="PT0H0M0S" table:formula="of:=SUM([.D$1:.D3])" table:style-name="ce3">
            <text:p>00:00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3. All Packages</text:p>
          </table:table-cell>
          <table:table-cell table:style-name="ce2"/>
          <table:table-cell office:value-type="float" office:value="0" table:formula="of:=[.B4]/86400" table:style-name="ce2">
            <text:p>0.0</text:p>
          </table:table-cell>
          <table:table-cell office:value-type="time" office:time-value="PT0H0M0S" table:formula="of:=[.$H$1]*[.C4]" table:style-name="ce3">
            <text:p>00:00:00</text:p>
          </table:table-cell>
          <table:table-cell office:value-type="time" office:time-value="PT0H0M0S" table:formula="of:=SUM([.D$1:.D4])" table:style-name="ce3">
            <text:p>00:00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5.4. Binutils-2.31.1 - Pass 1</text:p>
          </table:table-cell>
          <table:table-cell office:value-type="float" office:value="1" table:style-name="ce2">
            <text:p>1.0</text:p>
          </table:table-cell>
          <table:table-cell office:value-type="float" office:value="1.1574074074074073E-5" table:formula="of:=[.B5]/86400" table:style-name="ce2">
            <text:p>0.0</text:p>
          </table:table-cell>
          <table:table-cell office:value-type="time" office:time-value="PT0H2M4S" table:formula="of:=[.$H$1]*[.C5]" table:style-name="ce3">
            <text:p>00:02:04</text:p>
          </table:table-cell>
          <table:table-cell office:value-type="time" office:time-value="PT0H2M4S" table:formula="of:=SUM([.D$1:.D5])" table:style-name="ce3">
            <text:p>00:02:0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5.5. GCC-8.2.0 - Pass 1</text:p>
          </table:table-cell>
          <table:table-cell office:value-type="float" office:value="14.3" table:style-name="ce2">
            <text:p>14.3</text:p>
          </table:table-cell>
          <table:table-cell office:value-type="float" office:value="1.6550925925925926E-4" table:formula="of:=[.B6]/86400" table:style-name="ce2">
            <text:p>0.0</text:p>
          </table:table-cell>
          <table:table-cell office:value-type="time" office:time-value="PT0H29M33S" table:formula="of:=[.$H$1]*[.C6]" table:style-name="ce3">
            <text:p>00:29:33</text:p>
          </table:table-cell>
          <table:table-cell office:value-type="time" office:time-value="PT0H31M37S" table:formula="of:=SUM([.D$1:.D6])" table:style-name="ce3">
            <text:p>00:31:3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5.6. Linux-4.18.5 API Headers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7]/86400" table:style-name="ce2">
            <text:p>0.0</text:p>
          </table:table-cell>
          <table:table-cell office:value-type="time" office:time-value="PT0H0M12S" table:formula="of:=[.$H$1]*[.C7]" table:style-name="ce3">
            <text:p>00:00:12</text:p>
          </table:table-cell>
          <table:table-cell office:value-type="time" office:time-value="PT0H31M49S" table:formula="of:=SUM([.D$1:.D7])" table:style-name="ce3">
            <text:p>00:31:5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5.7. Glibc-2.28</text:p>
          </table:table-cell>
          <table:table-cell office:value-type="float" office:value="4.7" table:style-name="ce2">
            <text:p>4.7</text:p>
          </table:table-cell>
          <table:table-cell office:value-type="float" office:value="5.4398148148148151E-5" table:formula="of:=[.B8]/86400" table:style-name="ce2">
            <text:p>0.0</text:p>
          </table:table-cell>
          <table:table-cell office:value-type="time" office:time-value="PT0H9M42S" table:formula="of:=[.$H$1]*[.C8]" table:style-name="ce3">
            <text:p>00:09:43</text:p>
          </table:table-cell>
          <table:table-cell office:value-type="time" office:time-value="PT0H41M32S" table:formula="of:=SUM([.D$1:.D8])" table:style-name="ce3">
            <text:p>00:41:3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5.8. Libstdc++ from GCC-8.2.0</text:p>
          </table:table-cell>
          <table:table-cell office:value-type="float" office:value="0.5" table:style-name="ce2">
            <text:p>0.5</text:p>
          </table:table-cell>
          <table:table-cell office:value-type="float" office:value="5.7870370370370367E-6" table:formula="of:=[.B9]/86400" table:style-name="ce2">
            <text:p>0.0</text:p>
          </table:table-cell>
          <table:table-cell office:value-type="time" office:time-value="PT0H1M2S" table:formula="of:=[.$H$1]*[.C9]" table:style-name="ce3">
            <text:p>00:01:02</text:p>
          </table:table-cell>
          <table:table-cell office:value-type="time" office:time-value="PT0H42M34S" table:formula="of:=SUM([.D$1:.D9])" table:style-name="ce3">
            <text:p>00:42:3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5.9. Binutils-2.31.1</text:p>
          </table:table-cell>
          <table:table-cell office:value-type="float" office:value="1.1000000000000001" table:style-name="ce2">
            <text:p>1.1</text:p>
          </table:table-cell>
          <table:table-cell office:value-type="float" office:value="1.2731481481481482E-5" table:formula="of:=[.B10]/86400" table:style-name="ce2">
            <text:p>0.0</text:p>
          </table:table-cell>
          <table:table-cell office:value-type="time" office:time-value="PT0H2M16S" table:formula="of:=[.$H$1]*[.C10]" table:style-name="ce3">
            <text:p>00:02:16</text:p>
          </table:table-cell>
          <table:table-cell office:value-type="time" office:time-value="PT0H44M50S" table:formula="of:=SUM([.D$1:.D10])" table:style-name="ce3">
            <text:p>00:44:5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5.10. GCC-8.2.0 - Pass 2</text:p>
          </table:table-cell>
          <table:table-cell office:value-type="float" office:value="11" table:style-name="ce2">
            <text:p>11.0</text:p>
          </table:table-cell>
          <table:table-cell office:value-type="float" office:value="1.273148148148148E-4" table:formula="of:=[.B11]/86400" table:style-name="ce2">
            <text:p>0.0</text:p>
          </table:table-cell>
          <table:table-cell office:value-type="time" office:time-value="PT0H22M44S" table:formula="of:=[.$H$1]*[.C11]" table:style-name="ce3">
            <text:p>00:22:44</text:p>
          </table:table-cell>
          <table:table-cell office:value-type="time" office:time-value="PT1H7M34S" table:formula="of:=SUM([.D$1:.D11])" table:style-name="ce3">
            <text:p>01:07:3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5.11. Tcl-8.6.8</text:p>
          </table:table-cell>
          <table:table-cell office:value-type="float" office:value="0.9" table:style-name="ce2">
            <text:p>0.9</text:p>
          </table:table-cell>
          <table:table-cell office:value-type="float" office:value="1.0416666666666666E-5" table:formula="of:=[.B12]/86400" table:style-name="ce2">
            <text:p>0.0</text:p>
          </table:table-cell>
          <table:table-cell office:value-type="time" office:time-value="PT0H1M51S" table:formula="of:=[.$H$1]*[.C12]" table:style-name="ce3">
            <text:p>00:01:52</text:p>
          </table:table-cell>
          <table:table-cell office:value-type="time" office:time-value="PT1H9M26S" table:formula="of:=SUM([.D$1:.D12])" table:style-name="ce3">
            <text:p>01:09:2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5.12. Expect-5.45.4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13]/86400" table:style-name="ce2">
            <text:p>0.0</text:p>
          </table:table-cell>
          <table:table-cell office:value-type="time" office:time-value="PT0H0M12S" table:formula="of:=[.$H$1]*[.C13]" table:style-name="ce3">
            <text:p>00:00:12</text:p>
          </table:table-cell>
          <table:table-cell office:value-type="time" office:time-value="PT1H9M38S" table:formula="of:=SUM([.D$1:.D13])" table:style-name="ce3">
            <text:p>01:09:3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5.13. DejaGNU-1.6.1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14]/86400" table:style-name="ce2">
            <text:p>0.0</text:p>
          </table:table-cell>
          <table:table-cell office:value-type="time" office:time-value="PT0H0M12S" table:formula="of:=[.$H$1]*[.C14]" table:style-name="ce3">
            <text:p>00:00:12</text:p>
          </table:table-cell>
          <table:table-cell office:value-type="time" office:time-value="PT1H9M51S" table:formula="of:=SUM([.D$1:.D14])" table:style-name="ce3">
            <text:p>01:09:5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5.14. M4-1.4.18</text:p>
          </table:table-cell>
          <table:table-cell office:value-type="float" office:value="0.2" table:style-name="ce2">
            <text:p>0.2</text:p>
          </table:table-cell>
          <table:table-cell office:value-type="float" office:value="2.3148148148148148E-6" table:formula="of:=[.B15]/86400" table:style-name="ce2">
            <text:p>0.0</text:p>
          </table:table-cell>
          <table:table-cell office:value-type="time" office:time-value="PT0H0M24S" table:formula="of:=[.$H$1]*[.C15]" table:style-name="ce3">
            <text:p>00:00:25</text:p>
          </table:table-cell>
          <table:table-cell office:value-type="time" office:time-value="PT1H10M16S" table:formula="of:=SUM([.D$1:.D15])" table:style-name="ce3">
            <text:p>01:10:1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5.15. Ncurses-6.1</text:p>
          </table:table-cell>
          <table:table-cell office:value-type="float" office:value="0.6" table:style-name="ce2">
            <text:p>0.6</text:p>
          </table:table-cell>
          <table:table-cell office:value-type="float" office:value="6.9444444444444439E-6" table:formula="of:=[.B16]/86400" table:style-name="ce2">
            <text:p>0.0</text:p>
          </table:table-cell>
          <table:table-cell office:value-type="time" office:time-value="PT0H1M14S" table:formula="of:=[.$H$1]*[.C16]" table:style-name="ce3">
            <text:p>00:01:14</text:p>
          </table:table-cell>
          <table:table-cell office:value-type="time" office:time-value="PT1H11M30S" table:formula="of:=SUM([.D$1:.D16])" table:style-name="ce3">
            <text:p>01:11:3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5.16. Bash-4.4.18</text:p>
          </table:table-cell>
          <table:table-cell office:value-type="float" office:value="0.4" table:style-name="ce2">
            <text:p>0.4</text:p>
          </table:table-cell>
          <table:table-cell office:value-type="float" office:value="4.6296296296296296E-6" table:formula="of:=[.B17]/86400" table:style-name="ce2">
            <text:p>0.0</text:p>
          </table:table-cell>
          <table:table-cell office:value-type="time" office:time-value="PT0H0M49S" table:formula="of:=[.$H$1]*[.C17]" table:style-name="ce3">
            <text:p>00:00:50</text:p>
          </table:table-cell>
          <table:table-cell office:value-type="time" office:time-value="PT1H12M20S" table:formula="of:=SUM([.D$1:.D17])" table:style-name="ce3">
            <text:p>01:12: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17. Bison-3.0.5</text:p>
          </table:table-cell>
          <table:table-cell office:value-type="float" office:value="0.3" table:style-name="ce2">
            <text:p>0.3</text:p>
          </table:table-cell>
          <table:table-cell office:value-type="float" office:value="3.472222222222222E-6" table:formula="of:=[.B18]/86400" table:style-name="ce2">
            <text:p>0.0</text:p>
          </table:table-cell>
          <table:table-cell office:value-type="time" office:time-value="PT0H0M37S" table:formula="of:=[.$H$1]*[.C18]" table:style-name="ce3">
            <text:p>00:00:37</text:p>
          </table:table-cell>
          <table:table-cell office:value-type="time" office:time-value="PT1H12M57S" table:formula="of:=SUM([.D$1:.D18])" table:style-name="ce3">
            <text:p>01:12: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18. Bzip2-1.0.6</text:p>
          </table:table-cell>
          <table:table-cell office:value-type="float" office:value="5.5" table:style-name="ce2">
            <text:p>5.5</text:p>
          </table:table-cell>
          <table:table-cell office:value-type="float" office:value="6.3657407407407402E-5" table:formula="of:=[.B19]/86400" table:style-name="ce2">
            <text:p>0.0</text:p>
          </table:table-cell>
          <table:table-cell office:value-type="time" office:time-value="PT0H11M22S" table:formula="of:=[.$H$1]*[.C19]" table:style-name="ce3">
            <text:p>00:11:22</text:p>
          </table:table-cell>
          <table:table-cell office:value-type="time" office:time-value="PT1H24M19S" table:formula="of:=SUM([.D$1:.D19])" table:style-name="ce3">
            <text:p>01:24: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19. Coreutils-8.30</text:p>
          </table:table-cell>
          <table:table-cell office:value-type="float" office:value="0.7" table:style-name="ce2">
            <text:p>0.7</text:p>
          </table:table-cell>
          <table:table-cell office:value-type="float" office:value="8.101851851851852E-6" table:formula="of:=[.B20]/86400" table:style-name="ce2">
            <text:p>0.0</text:p>
          </table:table-cell>
          <table:table-cell office:value-type="time" office:time-value="PT0H1M26S" table:formula="of:=[.$H$1]*[.C20]" table:style-name="ce3">
            <text:p>00:01:27</text:p>
          </table:table-cell>
          <table:table-cell office:value-type="time" office:time-value="PT1H25M46S" table:formula="of:=SUM([.D$1:.D20])" table:style-name="ce3">
            <text:p>01:25: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20. Diffutils-3.6</text:p>
          </table:table-cell>
          <table:table-cell office:value-type="float" office:value="0.2" table:style-name="ce2">
            <text:p>0.2</text:p>
          </table:table-cell>
          <table:table-cell office:value-type="float" office:value="2.3148148148148148E-6" table:formula="of:=[.B21]/86400" table:style-name="ce2">
            <text:p>0.0</text:p>
          </table:table-cell>
          <table:table-cell office:value-type="time" office:time-value="PT0H0M24S" table:formula="of:=[.$H$1]*[.C21]" table:style-name="ce3">
            <text:p>00:00:25</text:p>
          </table:table-cell>
          <table:table-cell office:value-type="time" office:time-value="PT1H26M10S" table:formula="of:=SUM([.D$1:.D21])" table:style-name="ce3">
            <text:p>01:26: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21. File-5.34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22]/86400" table:style-name="ce2">
            <text:p>0.0</text:p>
          </table:table-cell>
          <table:table-cell office:value-type="time" office:time-value="PT0H0M12S" table:formula="of:=[.$H$1]*[.C22]" table:style-name="ce3">
            <text:p>00:00:12</text:p>
          </table:table-cell>
          <table:table-cell office:value-type="time" office:time-value="PT1H26M23S" table:formula="of:=SUM([.D$1:.D22])" table:style-name="ce3">
            <text:p>01:26: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22. Findutils-4.6.0</text:p>
          </table:table-cell>
          <table:table-cell office:value-type="float" office:value="0.3" table:style-name="ce2">
            <text:p>0.3</text:p>
          </table:table-cell>
          <table:table-cell office:value-type="float" office:value="3.472222222222222E-6" table:formula="of:=[.B23]/86400" table:style-name="ce2">
            <text:p>0.0</text:p>
          </table:table-cell>
          <table:table-cell office:value-type="time" office:time-value="PT0H0M37S" table:formula="of:=[.$H$1]*[.C23]" table:style-name="ce3">
            <text:p>00:00:37</text:p>
          </table:table-cell>
          <table:table-cell office:value-type="time" office:time-value="PT1H27M0S" table:formula="of:=SUM([.D$1:.D23])" table:style-name="ce3">
            <text:p>01:27: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23. Gawk-4.2.1</text:p>
          </table:table-cell>
          <table:table-cell office:value-type="float" office:value="0.2" table:style-name="ce2">
            <text:p>0.2</text:p>
          </table:table-cell>
          <table:table-cell office:value-type="float" office:value="2.3148148148148148E-6" table:formula="of:=[.B24]/86400" table:style-name="ce2">
            <text:p>0.0</text:p>
          </table:table-cell>
          <table:table-cell office:value-type="time" office:time-value="PT0H0M24S" table:formula="of:=[.$H$1]*[.C24]" table:style-name="ce3">
            <text:p>00:00:25</text:p>
          </table:table-cell>
          <table:table-cell office:value-type="time" office:time-value="PT1H27M25S" table:formula="of:=SUM([.D$1:.D24])" table:style-name="ce3">
            <text:p>01:27: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24. Gettext-0.19.8.1</text:p>
          </table:table-cell>
          <table:table-cell office:value-type="float" office:value="0.9" table:style-name="ce2">
            <text:p>0.9</text:p>
          </table:table-cell>
          <table:table-cell office:value-type="float" office:value="1.0416666666666666E-5" table:formula="of:=[.B25]/86400" table:style-name="ce2">
            <text:p>0.0</text:p>
          </table:table-cell>
          <table:table-cell office:value-type="time" office:time-value="PT0H1M51S" table:formula="of:=[.$H$1]*[.C25]" table:style-name="ce3">
            <text:p>00:01:52</text:p>
          </table:table-cell>
          <table:table-cell office:value-type="time" office:time-value="PT1H29M16S" table:formula="of:=SUM([.D$1:.D25])" table:style-name="ce3">
            <text:p>01:29: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25. Grep-3.1</text:p>
          </table:table-cell>
          <table:table-cell office:value-type="float" office:value="0.2" table:style-name="ce2">
            <text:p>0.2</text:p>
          </table:table-cell>
          <table:table-cell office:value-type="float" office:value="2.3148148148148148E-6" table:formula="of:=[.B26]/86400" table:style-name="ce2">
            <text:p>0.0</text:p>
          </table:table-cell>
          <table:table-cell office:value-type="time" office:time-value="PT0H0M24S" table:formula="of:=[.$H$1]*[.C26]" table:style-name="ce3">
            <text:p>00:00:25</text:p>
          </table:table-cell>
          <table:table-cell office:value-type="time" office:time-value="PT1H29M41S" table:formula="of:=SUM([.D$1:.D26])" table:style-name="ce3">
            <text:p>01:29: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26. Gzip-1.9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27]/86400" table:style-name="ce2">
            <text:p>0.0</text:p>
          </table:table-cell>
          <table:table-cell office:value-type="time" office:time-value="PT0H0M12S" table:formula="of:=[.$H$1]*[.C27]" table:style-name="ce3">
            <text:p>00:00:12</text:p>
          </table:table-cell>
          <table:table-cell office:value-type="time" office:time-value="PT1H29M54S" table:formula="of:=SUM([.D$1:.D27])" table:style-name="ce3">
            <text:p>01:29: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27. Make-4.2.1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28]/86400" table:style-name="ce2">
            <text:p>0.0</text:p>
          </table:table-cell>
          <table:table-cell office:value-type="time" office:time-value="PT0H0M12S" table:formula="of:=[.$H$1]*[.C28]" table:style-name="ce3">
            <text:p>00:00:12</text:p>
          </table:table-cell>
          <table:table-cell office:value-type="time" office:time-value="PT1H30M6S" table:formula="of:=SUM([.D$1:.D28])" table:style-name="ce3">
            <text:p>01:30: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28. Patch-2.7.6</text:p>
          </table:table-cell>
          <table:table-cell office:value-type="float" office:value="0.2" table:style-name="ce2">
            <text:p>0.2</text:p>
          </table:table-cell>
          <table:table-cell office:value-type="float" office:value="2.3148148148148148E-6" table:formula="of:=[.B29]/86400" table:style-name="ce2">
            <text:p>0.0</text:p>
          </table:table-cell>
          <table:table-cell office:value-type="time" office:time-value="PT0H0M24S" table:formula="of:=[.$H$1]*[.C29]" table:style-name="ce3">
            <text:p>00:00:25</text:p>
          </table:table-cell>
          <table:table-cell office:value-type="time" office:time-value="PT1H30M31S" table:formula="of:=SUM([.D$1:.D29])" table:style-name="ce3">
            <text:p>01:30: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29. Perl-5.28.0</text:p>
          </table:table-cell>
          <table:table-cell office:value-type="float" office:value="1.5" table:style-name="ce2">
            <text:p>1.5</text:p>
          </table:table-cell>
          <table:table-cell office:value-type="float" office:value="1.7361111111111111E-5" table:formula="of:=[.B30]/86400" table:style-name="ce2">
            <text:p>0.0</text:p>
          </table:table-cell>
          <table:table-cell office:value-type="time" office:time-value="PT0H3M6S" table:formula="of:=[.$H$1]*[.C30]" table:style-name="ce3">
            <text:p>00:03:06</text:p>
          </table:table-cell>
          <table:table-cell office:value-type="time" office:time-value="PT1H33M37S" table:formula="of:=SUM([.D$1:.D30])" table:style-name="ce3">
            <text:p>01:33: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30. Sed-4.5</text:p>
          </table:table-cell>
          <table:table-cell office:value-type="float" office:value="0.2" table:style-name="ce2">
            <text:p>0.2</text:p>
          </table:table-cell>
          <table:table-cell office:value-type="float" office:value="2.3148148148148148E-6" table:formula="of:=[.B31]/86400" table:style-name="ce2">
            <text:p>0.0</text:p>
          </table:table-cell>
          <table:table-cell office:value-type="time" office:time-value="PT0H0M24S" table:formula="of:=[.$H$1]*[.C31]" table:style-name="ce3">
            <text:p>00:00:25</text:p>
          </table:table-cell>
          <table:table-cell office:value-type="time" office:time-value="PT1H34M2S" table:formula="of:=SUM([.D$1:.D31])" table:style-name="ce3">
            <text:p>01:34: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31. Tar-1.30</text:p>
          </table:table-cell>
          <table:table-cell office:value-type="float" office:value="0.4" table:style-name="ce2">
            <text:p>0.4</text:p>
          </table:table-cell>
          <table:table-cell office:value-type="float" office:value="4.6296296296296296E-6" table:formula="of:=[.B32]/86400" table:style-name="ce2">
            <text:p>0.0</text:p>
          </table:table-cell>
          <table:table-cell office:value-type="time" office:time-value="PT0H0M49S" table:formula="of:=[.$H$1]*[.C32]" table:style-name="ce3">
            <text:p>00:00:50</text:p>
          </table:table-cell>
          <table:table-cell office:value-type="time" office:time-value="PT1H34M51S" table:formula="of:=SUM([.D$1:.D32])" table:style-name="ce3">
            <text:p>01:34: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32. Texinfo-6.5</text:p>
          </table:table-cell>
          <table:table-cell office:value-type="float" office:value="0.2" table:style-name="ce2">
            <text:p>0.2</text:p>
          </table:table-cell>
          <table:table-cell office:value-type="float" office:value="2.3148148148148148E-6" table:formula="of:=[.B33]/86400" table:style-name="ce2">
            <text:p>0.0</text:p>
          </table:table-cell>
          <table:table-cell office:value-type="time" office:time-value="PT0H0M24S" table:formula="of:=[.$H$1]*[.C33]" table:style-name="ce3">
            <text:p>00:00:25</text:p>
          </table:table-cell>
          <table:table-cell office:value-type="time" office:time-value="PT1H35M16S" table:formula="of:=SUM([.D$1:.D33])" table:style-name="ce3">
            <text:p>01:35: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33. Util-linux-2.32.1</text:p>
          </table:table-cell>
          <table:table-cell office:value-type="float" office:value="1" table:style-name="ce2">
            <text:p>1.0</text:p>
          </table:table-cell>
          <table:table-cell office:value-type="float" office:value="1.1574074074074073E-5" table:formula="of:=[.B34]/86400" table:style-name="ce2">
            <text:p>0.0</text:p>
          </table:table-cell>
          <table:table-cell office:value-type="time" office:time-value="PT0H2M4S" table:formula="of:=[.$H$1]*[.C34]" table:style-name="ce3">
            <text:p>00:02:04</text:p>
          </table:table-cell>
          <table:table-cell office:value-type="time" office:time-value="PT1H37M20S" table:formula="of:=SUM([.D$1:.D34])" table:style-name="ce3">
            <text:p>01:37: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34. Xz-5.2.4</text:p>
          </table:table-cell>
          <table:table-cell office:value-type="float" office:value="0.2" table:style-name="ce2">
            <text:p>0.2</text:p>
          </table:table-cell>
          <table:table-cell office:value-type="float" office:value="2.3148148148148148E-6" table:formula="of:=[.B35]/86400" table:style-name="ce2">
            <text:p>0.0</text:p>
          </table:table-cell>
          <table:table-cell office:value-type="time" office:time-value="PT0H0M24S" table:formula="of:=[.$H$1]*[.C35]" table:style-name="ce3">
            <text:p>00:00:25</text:p>
          </table:table-cell>
          <table:table-cell office:value-type="time" office:time-value="PT1H37M45S" table:formula="of:=SUM([.D$1:.D35])" table:style-name="ce3">
            <text:p>01:37: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35. Stripping</text:p>
          </table:table-cell>
          <table:table-cell table:style-name="ce2"/>
          <table:table-cell office:value-type="float" office:value="0" table:formula="of:=[.B36]/86400" table:style-name="ce2">
            <text:p>0.0</text:p>
          </table:table-cell>
          <table:table-cell office:value-type="time" office:time-value="PT0H0M0S" table:formula="of:=[.$H$1]*[.C36]" table:style-name="ce3">
            <text:p>00:00:00</text:p>
          </table:table-cell>
          <table:table-cell office:value-type="time" office:time-value="PT1H37M45S" table:formula="of:=SUM([.D$1:.D36])" table:style-name="ce3">
            <text:p>01:37: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36. Changing Ownership</text:p>
          </table:table-cell>
          <table:table-cell table:style-name="ce2"/>
          <table:table-cell office:value-type="float" office:value="0" table:formula="of:=[.B37]/86400" table:style-name="ce2">
            <text:p>0.0</text:p>
          </table:table-cell>
          <table:table-cell office:value-type="time" office:time-value="PT0H0M0S" table:formula="of:=[.$H$1]*[.C37]" table:style-name="ce3">
            <text:p>00:00:00</text:p>
          </table:table-cell>
          <table:table-cell office:value-type="time" office:time-value="PT1H37M45S" table:formula="of:=SUM([.D$1:.D37])" table:style-name="ce3">
            <text:p>01:37: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2. Preparing Virtual Kernel File Systems</text:p>
          </table:table-cell>
          <table:table-cell table:style-name="ce2"/>
          <table:table-cell office:value-type="float" office:value="0" table:formula="of:=[.B38]/86400" table:style-name="ce2">
            <text:p>0.0</text:p>
          </table:table-cell>
          <table:table-cell office:value-type="time" office:time-value="PT0H0M0S" table:formula="of:=[.$H$1]*[.C38]" table:style-name="ce3">
            <text:p>00:00:00</text:p>
          </table:table-cell>
          <table:table-cell office:value-type="time" office:time-value="PT1H37M45S" table:formula="of:=SUM([.D$1:.D38])" table:style-name="ce3">
            <text:p>01:37: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4. Entering the Chroot Environment</text:p>
          </table:table-cell>
          <table:table-cell table:style-name="ce2"/>
          <table:table-cell office:value-type="float" office:value="0" table:formula="of:=[.B39]/86400" table:style-name="ce2">
            <text:p>0.0</text:p>
          </table:table-cell>
          <table:table-cell office:value-type="time" office:time-value="PT0H0M0S" table:formula="of:=[.$H$1]*[.C39]" table:style-name="ce3">
            <text:p>00:00:00</text:p>
          </table:table-cell>
          <table:table-cell office:value-type="time" office:time-value="PT1H37M45S" table:formula="of:=SUM([.D$1:.D39])" table:style-name="ce3">
            <text:p>01:37: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5. Creating Directories</text:p>
          </table:table-cell>
          <table:table-cell table:style-name="ce2"/>
          <table:table-cell office:value-type="float" office:value="0" table:formula="of:=[.B40]/86400" table:style-name="ce2">
            <text:p>0.0</text:p>
          </table:table-cell>
          <table:table-cell office:value-type="time" office:time-value="PT0H0M0S" table:formula="of:=[.$H$1]*[.C40]" table:style-name="ce3">
            <text:p>00:00:00</text:p>
          </table:table-cell>
          <table:table-cell office:value-type="time" office:time-value="PT1H37M45S" table:formula="of:=SUM([.D$1:.D40])" table:style-name="ce3">
            <text:p>01:37: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6. Creating Essential Files and Symlinks</text:p>
          </table:table-cell>
          <table:table-cell table:style-name="ce2"/>
          <table:table-cell office:value-type="float" office:value="0" table:formula="of:=[.B41]/86400" table:style-name="ce2">
            <text:p>0.0</text:p>
          </table:table-cell>
          <table:table-cell office:value-type="time" office:time-value="PT0H0M0S" table:formula="of:=[.$H$1]*[.C41]" table:style-name="ce3">
            <text:p>00:00:00</text:p>
          </table:table-cell>
          <table:table-cell office:value-type="time" office:time-value="PT1H37M45S" table:formula="of:=SUM([.D$1:.D41])" table:style-name="ce3">
            <text:p>01:37: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7. Linux-4.18.5 API Headers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42]/86400" table:style-name="ce2">
            <text:p>0.0</text:p>
          </table:table-cell>
          <table:table-cell office:value-type="time" office:time-value="PT0H0M12S" table:formula="of:=[.$H$1]*[.C42]" table:style-name="ce3">
            <text:p>00:00:12</text:p>
          </table:table-cell>
          <table:table-cell office:value-type="time" office:time-value="PT1H37M57S" table:formula="of:=SUM([.D$1:.D42])" table:style-name="ce3">
            <text:p>01:37: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8. Man-pages-4.16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43]/86400" table:style-name="ce2">
            <text:p>0.0</text:p>
          </table:table-cell>
          <table:table-cell office:value-type="time" office:time-value="PT0H0M12S" table:formula="of:=[.$H$1]*[.C43]" table:style-name="ce3">
            <text:p>00:00:12</text:p>
          </table:table-cell>
          <table:table-cell office:value-type="time" office:time-value="PT1H38M10S" table:formula="of:=SUM([.D$1:.D43])" table:style-name="ce3">
            <text:p>01:38: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9. Glibc-2.28</text:p>
          </table:table-cell>
          <table:table-cell office:value-type="float" office:value="24" table:style-name="ce2">
            <text:p>24.0</text:p>
          </table:table-cell>
          <table:table-cell office:value-type="float" office:value="2.7777777777777778E-4" table:formula="of:=[.B44]/86400" table:style-name="ce2">
            <text:p>0.0</text:p>
          </table:table-cell>
          <table:table-cell office:value-type="time" office:time-value="PT0H49M36S" table:formula="of:=[.$H$1]*[.C44]" table:style-name="ce3">
            <text:p>00:49:36</text:p>
          </table:table-cell>
          <table:table-cell office:value-type="time" office:time-value="PT2H27M46S" table:formula="of:=SUM([.D$1:.D44])" table:style-name="ce3">
            <text:p>02:27: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10. Adjusting the Toolchain</text:p>
          </table:table-cell>
          <table:table-cell table:style-name="ce2"/>
          <table:table-cell office:value-type="float" office:value="0" table:formula="of:=[.B45]/86400" table:style-name="ce2">
            <text:p>0.0</text:p>
          </table:table-cell>
          <table:table-cell office:value-type="time" office:time-value="PT0H0M0S" table:formula="of:=[.$H$1]*[.C45]" table:style-name="ce3">
            <text:p>00:00:00</text:p>
          </table:table-cell>
          <table:table-cell office:value-type="time" office:time-value="PT2H27M46S" table:formula="of:=SUM([.D$1:.D45])" table:style-name="ce3">
            <text:p>02:27: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11. Zlib-1.2.11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46]/86400" table:style-name="ce2">
            <text:p>0.0</text:p>
          </table:table-cell>
          <table:table-cell office:value-type="time" office:time-value="PT0H0M12S" table:formula="of:=[.$H$1]*[.C46]" table:style-name="ce3">
            <text:p>00:00:12</text:p>
          </table:table-cell>
          <table:table-cell office:value-type="time" office:time-value="PT2H27M58S" table:formula="of:=SUM([.D$1:.D46])" table:style-name="ce3">
            <text:p>02:27: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12. File-5.34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47]/86400" table:style-name="ce2">
            <text:p>0.0</text:p>
          </table:table-cell>
          <table:table-cell office:value-type="time" office:time-value="PT0H0M12S" table:formula="of:=[.$H$1]*[.C47]" table:style-name="ce3">
            <text:p>00:00:12</text:p>
          </table:table-cell>
          <table:table-cell office:value-type="time" office:time-value="PT2H28M10S" table:formula="of:=SUM([.D$1:.D47])" table:style-name="ce3">
            <text:p>02:28: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13. Readline-7.0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48]/86400" table:style-name="ce2">
            <text:p>0.0</text:p>
          </table:table-cell>
          <table:table-cell office:value-type="time" office:time-value="PT0H0M12S" table:formula="of:=[.$H$1]*[.C48]" table:style-name="ce3">
            <text:p>00:00:12</text:p>
          </table:table-cell>
          <table:table-cell office:value-type="time" office:time-value="PT2H28M23S" table:formula="of:=SUM([.D$1:.D48])" table:style-name="ce3">
            <text:p>02:28: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14. M4-1.4.18</text:p>
          </table:table-cell>
          <table:table-cell office:value-type="float" office:value="0.4" table:style-name="ce2">
            <text:p>0.4</text:p>
          </table:table-cell>
          <table:table-cell office:value-type="float" office:value="4.6296296296296296E-6" table:formula="of:=[.B49]/86400" table:style-name="ce2">
            <text:p>0.0</text:p>
          </table:table-cell>
          <table:table-cell office:value-type="time" office:time-value="PT0H0M49S" table:formula="of:=[.$H$1]*[.C49]" table:style-name="ce3">
            <text:p>00:00:50</text:p>
          </table:table-cell>
          <table:table-cell office:value-type="time" office:time-value="PT2H29M12S" table:formula="of:=SUM([.D$1:.D49])" table:style-name="ce3">
            <text:p>02:29: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15. Bc-1.07.1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50]/86400" table:style-name="ce2">
            <text:p>0.0</text:p>
          </table:table-cell>
          <table:table-cell office:value-type="time" office:time-value="PT0H0M12S" table:formula="of:=[.$H$1]*[.C50]" table:style-name="ce3">
            <text:p>00:00:12</text:p>
          </table:table-cell>
          <table:table-cell office:value-type="time" office:time-value="PT2H29M25S" table:formula="of:=SUM([.D$1:.D50])" table:style-name="ce3">
            <text:p>02:29: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16. Binutils-2.31.1</text:p>
          </table:table-cell>
          <table:table-cell office:value-type="float" office:value="6.6" table:style-name="ce2">
            <text:p>6.6</text:p>
          </table:table-cell>
          <table:table-cell office:value-type="float" office:value="7.6388888888888887E-5" table:formula="of:=[.B51]/86400" table:style-name="ce2">
            <text:p>0.0</text:p>
          </table:table-cell>
          <table:table-cell office:value-type="time" office:time-value="PT0H13M38S" table:formula="of:=[.$H$1]*[.C51]" table:style-name="ce3">
            <text:p>00:13:38</text:p>
          </table:table-cell>
          <table:table-cell office:value-type="time" office:time-value="PT2H43M3S" table:formula="of:=SUM([.D$1:.D51])" table:style-name="ce3">
            <text:p>02:43: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17. GMP-6.1.2</text:p>
          </table:table-cell>
          <table:table-cell office:value-type="float" office:value="1.3" table:style-name="ce2">
            <text:p>1.3</text:p>
          </table:table-cell>
          <table:table-cell office:value-type="float" office:value="1.5046296296296297E-5" table:formula="of:=[.B52]/86400" table:style-name="ce2">
            <text:p>0.0</text:p>
          </table:table-cell>
          <table:table-cell office:value-type="time" office:time-value="PT0H2M41S" table:formula="of:=[.$H$1]*[.C52]" table:style-name="ce3">
            <text:p>00:02:41</text:p>
          </table:table-cell>
          <table:table-cell office:value-type="time" office:time-value="PT2H45M44S" table:formula="of:=SUM([.D$1:.D52])" table:style-name="ce3">
            <text:p>02:45: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18. MPFR-4.0.1</text:p>
          </table:table-cell>
          <table:table-cell office:value-type="float" office:value="1.1000000000000001" table:style-name="ce2">
            <text:p>1.1</text:p>
          </table:table-cell>
          <table:table-cell office:value-type="float" office:value="1.2731481481481482E-5" table:formula="of:=[.B53]/86400" table:style-name="ce2">
            <text:p>0.0</text:p>
          </table:table-cell>
          <table:table-cell office:value-type="time" office:time-value="PT0H2M16S" table:formula="of:=[.$H$1]*[.C53]" table:style-name="ce3">
            <text:p>00:02:16</text:p>
          </table:table-cell>
          <table:table-cell office:value-type="time" office:time-value="PT2H48M1S" table:formula="of:=SUM([.D$1:.D53])" table:style-name="ce3">
            <text:p>02:48: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19. MPC-1.1.0</text:p>
          </table:table-cell>
          <table:table-cell office:value-type="float" office:value="0.3" table:style-name="ce2">
            <text:p>0.3</text:p>
          </table:table-cell>
          <table:table-cell office:value-type="float" office:value="3.472222222222222E-6" table:formula="of:=[.B54]/86400" table:style-name="ce2">
            <text:p>0.0</text:p>
          </table:table-cell>
          <table:table-cell office:value-type="time" office:time-value="PT0H0M37S" table:formula="of:=[.$H$1]*[.C54]" table:style-name="ce3">
            <text:p>00:00:37</text:p>
          </table:table-cell>
          <table:table-cell office:value-type="time" office:time-value="PT2H48M38S" table:formula="of:=SUM([.D$1:.D54])" table:style-name="ce3">
            <text:p>02:48: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20. Shadow-4.6</text:p>
          </table:table-cell>
          <table:table-cell office:value-type="float" office:value="0.2" table:style-name="ce2">
            <text:p>0.2</text:p>
          </table:table-cell>
          <table:table-cell office:value-type="float" office:value="2.3148148148148148E-6" table:formula="of:=[.B55]/86400" table:style-name="ce2">
            <text:p>0.0</text:p>
          </table:table-cell>
          <table:table-cell office:value-type="time" office:time-value="PT0H0M24S" table:formula="of:=[.$H$1]*[.C55]" table:style-name="ce3">
            <text:p>00:00:25</text:p>
          </table:table-cell>
          <table:table-cell office:value-type="time" office:time-value="PT2H49M3S" table:formula="of:=SUM([.D$1:.D55])" table:style-name="ce3">
            <text:p>02:49: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21. GCC-8.2.0</text:p>
          </table:table-cell>
          <table:table-cell office:value-type="float" office:value="92" table:style-name="ce2">
            <text:p>92.0</text:p>
          </table:table-cell>
          <table:table-cell office:value-type="float" office:value="1.0648148148148149E-3" table:formula="of:=[.B56]/86400" table:style-name="ce2">
            <text:p>0.0</text:p>
          </table:table-cell>
          <table:table-cell office:value-type="time" office:time-value="PT3H10M8S" table:formula="of:=[.$H$1]*[.C56]" table:style-name="ce3">
            <text:p>03:10:08</text:p>
          </table:table-cell>
          <table:table-cell office:value-type="time" office:time-value="PT5H59M11S" table:formula="of:=SUM([.D$1:.D56])" table:style-name="ce3">
            <text:p>05:59: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22. Bzip2-1.0.6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57]/86400" table:style-name="ce2">
            <text:p>0.0</text:p>
          </table:table-cell>
          <table:table-cell office:value-type="time" office:time-value="PT0H0M12S" table:formula="of:=[.$H$1]*[.C57]" table:style-name="ce3">
            <text:p>00:00:12</text:p>
          </table:table-cell>
          <table:table-cell office:value-type="time" office:time-value="PT5H59M23S" table:formula="of:=SUM([.D$1:.D57])" table:style-name="ce3">
            <text:p>05:59: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23. Pkg-config-0.29.2</text:p>
          </table:table-cell>
          <table:table-cell office:value-type="float" office:value="0.4" table:style-name="ce2">
            <text:p>0.4</text:p>
          </table:table-cell>
          <table:table-cell office:value-type="float" office:value="4.6296296296296296E-6" table:formula="of:=[.B58]/86400" table:style-name="ce2">
            <text:p>0.0</text:p>
          </table:table-cell>
          <table:table-cell office:value-type="time" office:time-value="PT0H0M49S" table:formula="of:=[.$H$1]*[.C58]" table:style-name="ce3">
            <text:p>00:00:50</text:p>
          </table:table-cell>
          <table:table-cell office:value-type="time" office:time-value="PT6H0M13S" table:formula="of:=SUM([.D$1:.D58])" table:style-name="ce3">
            <text:p>06:00: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24. Ncurses-6.1</text:p>
          </table:table-cell>
          <table:table-cell office:value-type="float" office:value="0.4" table:style-name="ce2">
            <text:p>0.4</text:p>
          </table:table-cell>
          <table:table-cell office:value-type="float" office:value="4.6296296296296296E-6" table:formula="of:=[.B59]/86400" table:style-name="ce2">
            <text:p>0.0</text:p>
          </table:table-cell>
          <table:table-cell office:value-type="time" office:time-value="PT0H0M49S" table:formula="of:=[.$H$1]*[.C59]" table:style-name="ce3">
            <text:p>00:00:50</text:p>
          </table:table-cell>
          <table:table-cell office:value-type="time" office:time-value="PT6H1M2S" table:formula="of:=SUM([.D$1:.D59])" table:style-name="ce3">
            <text:p>06:01: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25. Attr-2.4.48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60]/86400" table:style-name="ce2">
            <text:p>0.0</text:p>
          </table:table-cell>
          <table:table-cell office:value-type="time" office:time-value="PT0H0M12S" table:formula="of:=[.$H$1]*[.C60]" table:style-name="ce3">
            <text:p>00:00:12</text:p>
          </table:table-cell>
          <table:table-cell office:value-type="time" office:time-value="PT6H1M15S" table:formula="of:=SUM([.D$1:.D60])" table:style-name="ce3">
            <text:p>06:01: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26. Acl-2.2.53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61]/86400" table:style-name="ce2">
            <text:p>0.0</text:p>
          </table:table-cell>
          <table:table-cell office:value-type="time" office:time-value="PT0H0M12S" table:formula="of:=[.$H$1]*[.C61]" table:style-name="ce3">
            <text:p>00:00:12</text:p>
          </table:table-cell>
          <table:table-cell office:value-type="time" office:time-value="PT6H1M27S" table:formula="of:=SUM([.D$1:.D61])" table:style-name="ce3">
            <text:p>06:01: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27. Libcap-2.25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62]/86400" table:style-name="ce2">
            <text:p>0.0</text:p>
          </table:table-cell>
          <table:table-cell office:value-type="time" office:time-value="PT0H0M12S" table:formula="of:=[.$H$1]*[.C62]" table:style-name="ce3">
            <text:p>00:00:12</text:p>
          </table:table-cell>
          <table:table-cell office:value-type="time" office:time-value="PT6H1M40S" table:formula="of:=SUM([.D$1:.D62])" table:style-name="ce3">
            <text:p>06:01: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28. Sed-4.5</text:p>
          </table:table-cell>
          <table:table-cell office:value-type="float" office:value="0.5" table:style-name="ce2">
            <text:p>0.5</text:p>
          </table:table-cell>
          <table:table-cell office:value-type="float" office:value="5.7870370370370367E-6" table:formula="of:=[.B63]/86400" table:style-name="ce2">
            <text:p>0.0</text:p>
          </table:table-cell>
          <table:table-cell office:value-type="time" office:time-value="PT0H1M2S" table:formula="of:=[.$H$1]*[.C63]" table:style-name="ce3">
            <text:p>00:01:02</text:p>
          </table:table-cell>
          <table:table-cell office:value-type="time" office:time-value="PT6H2M42S" table:formula="of:=SUM([.D$1:.D63])" table:style-name="ce3">
            <text:p>06:02: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29. Psmisc-23.1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64]/86400" table:style-name="ce2">
            <text:p>0.0</text:p>
          </table:table-cell>
          <table:table-cell office:value-type="time" office:time-value="PT0H0M12S" table:formula="of:=[.$H$1]*[.C64]" table:style-name="ce3">
            <text:p>00:00:12</text:p>
          </table:table-cell>
          <table:table-cell office:value-type="time" office:time-value="PT6H2M54S" table:formula="of:=SUM([.D$1:.D64])" table:style-name="ce3">
            <text:p>06:02: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30. Iana-Etc-2.30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65]/86400" table:style-name="ce2">
            <text:p>0.0</text:p>
          </table:table-cell>
          <table:table-cell office:value-type="time" office:time-value="PT0H0M12S" table:formula="of:=[.$H$1]*[.C65]" table:style-name="ce3">
            <text:p>00:00:12</text:p>
          </table:table-cell>
          <table:table-cell office:value-type="time" office:time-value="PT6H3M6S" table:formula="of:=SUM([.D$1:.D65])" table:style-name="ce3">
            <text:p>06:03: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31. Bison-3.0.5</text:p>
          </table:table-cell>
          <table:table-cell office:value-type="float" office:value="0.3" table:style-name="ce2">
            <text:p>0.3</text:p>
          </table:table-cell>
          <table:table-cell office:value-type="float" office:value="3.472222222222222E-6" table:formula="of:=[.B66]/86400" table:style-name="ce2">
            <text:p>0.0</text:p>
          </table:table-cell>
          <table:table-cell office:value-type="time" office:time-value="PT0H0M37S" table:formula="of:=[.$H$1]*[.C66]" table:style-name="ce3">
            <text:p>00:00:37</text:p>
          </table:table-cell>
          <table:table-cell office:value-type="time" office:time-value="PT6H3M44S" table:formula="of:=SUM([.D$1:.D66])" table:style-name="ce3">
            <text:p>06:03: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32. Flex-2.6.4</text:p>
          </table:table-cell>
          <table:table-cell office:value-type="float" office:value="0.4" table:style-name="ce2">
            <text:p>0.4</text:p>
          </table:table-cell>
          <table:table-cell office:value-type="float" office:value="4.6296296296296296E-6" table:formula="of:=[.B67]/86400" table:style-name="ce2">
            <text:p>0.0</text:p>
          </table:table-cell>
          <table:table-cell office:value-type="time" office:time-value="PT0H0M49S" table:formula="of:=[.$H$1]*[.C67]" table:style-name="ce3">
            <text:p>00:00:50</text:p>
          </table:table-cell>
          <table:table-cell office:value-type="time" office:time-value="PT6H4M33S" table:formula="of:=SUM([.D$1:.D67])" table:style-name="ce3">
            <text:p>06:04: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33. Grep-3.1</text:p>
          </table:table-cell>
          <table:table-cell office:value-type="float" office:value="0.4" table:style-name="ce2">
            <text:p>0.4</text:p>
          </table:table-cell>
          <table:table-cell office:value-type="float" office:value="4.6296296296296296E-6" table:formula="of:=[.B68]/86400" table:style-name="ce2">
            <text:p>0.0</text:p>
          </table:table-cell>
          <table:table-cell office:value-type="time" office:time-value="PT0H0M49S" table:formula="of:=[.$H$1]*[.C68]" table:style-name="ce3">
            <text:p>00:00:50</text:p>
          </table:table-cell>
          <table:table-cell office:value-type="time" office:time-value="PT6H5M23S" table:formula="of:=SUM([.D$1:.D68])" table:style-name="ce3">
            <text:p>06:05: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34. Bash-4.4.18</text:p>
          </table:table-cell>
          <table:table-cell office:value-type="float" office:value="2.1" table:style-name="ce2">
            <text:p>2.1</text:p>
          </table:table-cell>
          <table:table-cell office:value-type="float" office:value="2.4305555555555558E-5" table:formula="of:=[.B69]/86400" table:style-name="ce2">
            <text:p>0.0</text:p>
          </table:table-cell>
          <table:table-cell office:value-type="time" office:time-value="PT0H4M20S" table:formula="of:=[.$H$1]*[.C69]" table:style-name="ce3">
            <text:p>00:04:20</text:p>
          </table:table-cell>
          <table:table-cell office:value-type="time" office:time-value="PT6H9M43S" table:formula="of:=SUM([.D$1:.D69])" table:style-name="ce3">
            <text:p>06:09: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35. Libtool-2.4.6</text:p>
          </table:table-cell>
          <table:table-cell office:value-type="float" office:value="1.9" table:style-name="ce2">
            <text:p>1.9</text:p>
          </table:table-cell>
          <table:table-cell office:value-type="float" office:value="2.199074074074074E-5" table:formula="of:=[.B70]/86400" table:style-name="ce2">
            <text:p>0.0</text:p>
          </table:table-cell>
          <table:table-cell office:value-type="time" office:time-value="PT0H3M55S" table:formula="of:=[.$H$1]*[.C70]" table:style-name="ce3">
            <text:p>00:03:56</text:p>
          </table:table-cell>
          <table:table-cell office:value-type="time" office:time-value="PT6H13M39S" table:formula="of:=SUM([.D$1:.D70])" table:style-name="ce3">
            <text:p>06:13: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36. GDBM-1.17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71]/86400" table:style-name="ce2">
            <text:p>0.0</text:p>
          </table:table-cell>
          <table:table-cell office:value-type="time" office:time-value="PT0H0M12S" table:formula="of:=[.$H$1]*[.C71]" table:style-name="ce3">
            <text:p>00:00:12</text:p>
          </table:table-cell>
          <table:table-cell office:value-type="time" office:time-value="PT6H13M51S" table:formula="of:=SUM([.D$1:.D71])" table:style-name="ce3">
            <text:p>06:13: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37. Gperf-3.1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72]/86400" table:style-name="ce2">
            <text:p>0.0</text:p>
          </table:table-cell>
          <table:table-cell office:value-type="time" office:time-value="PT0H0M12S" table:formula="of:=[.$H$1]*[.C72]" table:style-name="ce3">
            <text:p>00:00:12</text:p>
          </table:table-cell>
          <table:table-cell office:value-type="time" office:time-value="PT6H14M4S" table:formula="of:=SUM([.D$1:.D72])" table:style-name="ce3">
            <text:p>06:14: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38. Expat-2.2.6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73]/86400" table:style-name="ce2">
            <text:p>0.0</text:p>
          </table:table-cell>
          <table:table-cell office:value-type="time" office:time-value="PT0H0M12S" table:formula="of:=[.$H$1]*[.C73]" table:style-name="ce3">
            <text:p>00:00:12</text:p>
          </table:table-cell>
          <table:table-cell office:value-type="time" office:time-value="PT6H14M16S" table:formula="of:=SUM([.D$1:.D73])" table:style-name="ce3">
            <text:p>06:14: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39. Inetutils-1.9.4</text:p>
          </table:table-cell>
          <table:table-cell office:value-type="float" office:value="0.4" table:style-name="ce2">
            <text:p>0.4</text:p>
          </table:table-cell>
          <table:table-cell office:value-type="float" office:value="4.6296296296296296E-6" table:formula="of:=[.B74]/86400" table:style-name="ce2">
            <text:p>0.0</text:p>
          </table:table-cell>
          <table:table-cell office:value-type="time" office:time-value="PT0H0M49S" table:formula="of:=[.$H$1]*[.C74]" table:style-name="ce3">
            <text:p>00:00:50</text:p>
          </table:table-cell>
          <table:table-cell office:value-type="time" office:time-value="PT6H15M6S" table:formula="of:=SUM([.D$1:.D74])" table:style-name="ce3">
            <text:p>06:15: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40. Perl-5.28.0</text:p>
          </table:table-cell>
          <table:table-cell office:value-type="float" office:value="9.1" table:style-name="ce2">
            <text:p>9.1</text:p>
          </table:table-cell>
          <table:table-cell office:value-type="float" office:value="1.0532407407407407E-4" table:formula="of:=[.B75]/86400" table:style-name="ce2">
            <text:p>0.0</text:p>
          </table:table-cell>
          <table:table-cell office:value-type="time" office:time-value="PT0H18M48S" table:formula="of:=[.$H$1]*[.C75]" table:style-name="ce3">
            <text:p>00:18:48</text:p>
          </table:table-cell>
          <table:table-cell office:value-type="time" office:time-value="PT6H33M54S" table:formula="of:=SUM([.D$1:.D75])" table:style-name="ce3">
            <text:p>06:33: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41. XML::Parser-2.44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76]/86400" table:style-name="ce2">
            <text:p>0.0</text:p>
          </table:table-cell>
          <table:table-cell office:value-type="time" office:time-value="PT0H0M12S" table:formula="of:=[.$H$1]*[.C76]" table:style-name="ce3">
            <text:p>00:00:12</text:p>
          </table:table-cell>
          <table:table-cell office:value-type="time" office:time-value="PT6H34M6S" table:formula="of:=SUM([.D$1:.D76])" table:style-name="ce3">
            <text:p>06:34: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42. Intltool-0.51.0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77]/86400" table:style-name="ce2">
            <text:p>0.0</text:p>
          </table:table-cell>
          <table:table-cell office:value-type="time" office:time-value="PT0H0M12S" table:formula="of:=[.$H$1]*[.C77]" table:style-name="ce3">
            <text:p>00:00:12</text:p>
          </table:table-cell>
          <table:table-cell office:value-type="time" office:time-value="PT6H34M19S" table:formula="of:=SUM([.D$1:.D77])" table:style-name="ce3">
            <text:p>06:34: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43. Autoconf-2.69</text:p>
          </table:table-cell>
          <table:table-cell office:value-type="float" office:value="3.5" table:style-name="ce2">
            <text:p>3.5</text:p>
          </table:table-cell>
          <table:table-cell office:value-type="float" office:value="4.0509259259259258E-5" table:formula="of:=[.B78]/86400" table:style-name="ce2">
            <text:p>0.0</text:p>
          </table:table-cell>
          <table:table-cell office:value-type="time" office:time-value="PT0H7M14S" table:formula="of:=[.$H$1]*[.C78]" table:style-name="ce3">
            <text:p>00:07:14</text:p>
          </table:table-cell>
          <table:table-cell office:value-type="time" office:time-value="PT6H41M33S" table:formula="of:=SUM([.D$1:.D78])" table:style-name="ce3">
            <text:p>06:41: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44. Automake-1.16.1</text:p>
          </table:table-cell>
          <table:table-cell office:value-type="float" office:value="8.9" table:style-name="ce2">
            <text:p>8.9</text:p>
          </table:table-cell>
          <table:table-cell office:value-type="float" office:value="1.0300925925925926E-4" table:formula="of:=[.B79]/86400" table:style-name="ce2">
            <text:p>0.0</text:p>
          </table:table-cell>
          <table:table-cell office:value-type="time" office:time-value="PT0H18M23S" table:formula="of:=[.$H$1]*[.C79]" table:style-name="ce3">
            <text:p>00:18:24</text:p>
          </table:table-cell>
          <table:table-cell office:value-type="time" office:time-value="PT6H59M56S" table:formula="of:=SUM([.D$1:.D79])" table:style-name="ce3">
            <text:p>06:59: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45. Xz-5.2.4</text:p>
          </table:table-cell>
          <table:table-cell office:value-type="float" office:value="0.2" table:style-name="ce2">
            <text:p>0.2</text:p>
          </table:table-cell>
          <table:table-cell office:value-type="float" office:value="2.3148148148148148E-6" table:formula="of:=[.B80]/86400" table:style-name="ce2">
            <text:p>0.0</text:p>
          </table:table-cell>
          <table:table-cell office:value-type="time" office:time-value="PT0H0M24S" table:formula="of:=[.$H$1]*[.C80]" table:style-name="ce3">
            <text:p>00:00:25</text:p>
          </table:table-cell>
          <table:table-cell office:value-type="time" office:time-value="PT7H0M21S" table:formula="of:=SUM([.D$1:.D80])" table:style-name="ce3">
            <text:p>07:00: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46. Kmod-25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81]/86400" table:style-name="ce2">
            <text:p>0.0</text:p>
          </table:table-cell>
          <table:table-cell office:value-type="time" office:time-value="PT0H0M12S" table:formula="of:=[.$H$1]*[.C81]" table:style-name="ce3">
            <text:p>00:00:12</text:p>
          </table:table-cell>
          <table:table-cell office:value-type="time" office:time-value="PT7H0M34S" table:formula="of:=SUM([.D$1:.D81])" table:style-name="ce3">
            <text:p>07:00: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47. Gettext-0.19.8.1</text:p>
          </table:table-cell>
          <table:table-cell office:value-type="float" office:value="2.6" table:style-name="ce2">
            <text:p>2.6</text:p>
          </table:table-cell>
          <table:table-cell office:value-type="float" office:value="3.0092592592592593E-5" table:formula="of:=[.B82]/86400" table:style-name="ce2">
            <text:p>0.0</text:p>
          </table:table-cell>
          <table:table-cell office:value-type="time" office:time-value="PT0H5M22S" table:formula="of:=[.$H$1]*[.C82]" table:style-name="ce3">
            <text:p>00:05:22</text:p>
          </table:table-cell>
          <table:table-cell office:value-type="time" office:time-value="PT7H5M56S" table:formula="of:=SUM([.D$1:.D82])" table:style-name="ce3">
            <text:p>07:05: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48. Libelf 0.173</text:p>
          </table:table-cell>
          <table:table-cell office:value-type="float" office:value="1" table:style-name="ce2">
            <text:p>1.0</text:p>
          </table:table-cell>
          <table:table-cell office:value-type="float" office:value="1.1574074074074073E-5" table:formula="of:=[.B83]/86400" table:style-name="ce2">
            <text:p>0.0</text:p>
          </table:table-cell>
          <table:table-cell office:value-type="time" office:time-value="PT0H2M4S" table:formula="of:=[.$H$1]*[.C83]" table:style-name="ce3">
            <text:p>00:02:04</text:p>
          </table:table-cell>
          <table:table-cell office:value-type="time" office:time-value="PT7H8M0S" table:formula="of:=SUM([.D$1:.D83])" table:style-name="ce3">
            <text:p>07:08: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49. Libffi-3.2.1</text:p>
          </table:table-cell>
          <table:table-cell office:value-type="float" office:value="0.4" table:style-name="ce2">
            <text:p>0.4</text:p>
          </table:table-cell>
          <table:table-cell office:value-type="float" office:value="4.6296296296296296E-6" table:formula="of:=[.B84]/86400" table:style-name="ce2">
            <text:p>0.0</text:p>
          </table:table-cell>
          <table:table-cell office:value-type="time" office:time-value="PT0H0M49S" table:formula="of:=[.$H$1]*[.C84]" table:style-name="ce3">
            <text:p>00:00:50</text:p>
          </table:table-cell>
          <table:table-cell office:value-type="time" office:time-value="PT7H8M50S" table:formula="of:=SUM([.D$1:.D84])" table:style-name="ce3">
            <text:p>07:08: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50. OpenSSL-1.1.0i</text:p>
          </table:table-cell>
          <table:table-cell office:value-type="float" office:value="1.7" table:style-name="ce2">
            <text:p>1.7</text:p>
          </table:table-cell>
          <table:table-cell office:value-type="float" office:value="1.9675925925925925E-5" table:formula="of:=[.B85]/86400" table:style-name="ce2">
            <text:p>0.0</text:p>
          </table:table-cell>
          <table:table-cell office:value-type="time" office:time-value="PT0H3M30S" table:formula="of:=[.$H$1]*[.C85]" table:style-name="ce3">
            <text:p>00:03:31</text:p>
          </table:table-cell>
          <table:table-cell office:value-type="time" office:time-value="PT7H12M20S" table:formula="of:=SUM([.D$1:.D85])" table:style-name="ce3">
            <text:p>07:12: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51. Python-3.7.0</text:p>
          </table:table-cell>
          <table:table-cell office:value-type="float" office:value="1.3" table:style-name="ce2">
            <text:p>1.3</text:p>
          </table:table-cell>
          <table:table-cell office:value-type="float" office:value="1.5046296296296297E-5" table:formula="of:=[.B86]/86400" table:style-name="ce2">
            <text:p>0.0</text:p>
          </table:table-cell>
          <table:table-cell office:value-type="time" office:time-value="PT0H2M41S" table:formula="of:=[.$H$1]*[.C86]" table:style-name="ce3">
            <text:p>00:02:41</text:p>
          </table:table-cell>
          <table:table-cell office:value-type="time" office:time-value="PT7H15M2S" table:formula="of:=SUM([.D$1:.D86])" table:style-name="ce3">
            <text:p>07:15: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52. Ninja-1.8.2</text:p>
          </table:table-cell>
          <table:table-cell office:value-type="float" office:value="0.2" table:style-name="ce2">
            <text:p>0.2</text:p>
          </table:table-cell>
          <table:table-cell office:value-type="float" office:value="2.3148148148148148E-6" table:formula="of:=[.B87]/86400" table:style-name="ce2">
            <text:p>0.0</text:p>
          </table:table-cell>
          <table:table-cell office:value-type="time" office:time-value="PT0H0M24S" table:formula="of:=[.$H$1]*[.C87]" table:style-name="ce3">
            <text:p>00:00:25</text:p>
          </table:table-cell>
          <table:table-cell office:value-type="time" office:time-value="PT7H15M26S" table:formula="of:=SUM([.D$1:.D87])" table:style-name="ce3">
            <text:p>07:15: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53. Meson-0.47.1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88]/86400" table:style-name="ce2">
            <text:p>0.0</text:p>
          </table:table-cell>
          <table:table-cell office:value-type="time" office:time-value="PT0H0M12S" table:formula="of:=[.$H$1]*[.C88]" table:style-name="ce3">
            <text:p>00:00:12</text:p>
          </table:table-cell>
          <table:table-cell office:value-type="time" office:time-value="PT7H15M39S" table:formula="of:=SUM([.D$1:.D88])" table:style-name="ce3">
            <text:p>07:15: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54. Procps-ng-3.3.15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89]/86400" table:style-name="ce2">
            <text:p>0.0</text:p>
          </table:table-cell>
          <table:table-cell office:value-type="time" office:time-value="PT0H0M12S" table:formula="of:=[.$H$1]*[.C89]" table:style-name="ce3">
            <text:p>00:00:12</text:p>
          </table:table-cell>
          <table:table-cell office:value-type="time" office:time-value="PT7H15M51S" table:formula="of:=SUM([.D$1:.D89])" table:style-name="ce3">
            <text:p>07:15: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55. E2fsprogs-1.44.3</text:p>
          </table:table-cell>
          <table:table-cell office:value-type="float" office:value="1.6" table:style-name="ce2">
            <text:p>1.6</text:p>
          </table:table-cell>
          <table:table-cell office:value-type="float" office:value="1.8518518518518518E-5" table:formula="of:=[.B90]/86400" table:style-name="ce2">
            <text:p>0.0</text:p>
          </table:table-cell>
          <table:table-cell office:value-type="time" office:time-value="PT0H3M18S" table:formula="of:=[.$H$1]*[.C90]" table:style-name="ce3">
            <text:p>00:03:18</text:p>
          </table:table-cell>
          <table:table-cell office:value-type="time" office:time-value="PT7H19M10S" table:formula="of:=SUM([.D$1:.D90])" table:style-name="ce3">
            <text:p>07:19: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56. Coreutils-8.30</text:p>
          </table:table-cell>
          <table:table-cell office:value-type="float" office:value="3.3" table:style-name="ce2">
            <text:p>3.3</text:p>
          </table:table-cell>
          <table:table-cell office:value-type="float" office:value="3.8194444444444444E-5" table:formula="of:=[.B91]/86400" table:style-name="ce2">
            <text:p>0.0</text:p>
          </table:table-cell>
          <table:table-cell office:value-type="time" office:time-value="PT0H6M49S" table:formula="of:=[.$H$1]*[.C91]" table:style-name="ce3">
            <text:p>00:06:49</text:p>
          </table:table-cell>
          <table:table-cell office:value-type="time" office:time-value="PT7H25M59S" table:formula="of:=SUM([.D$1:.D91])" table:style-name="ce3">
            <text:p>07:25: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57. Check-0.12.0</text:p>
          </table:table-cell>
          <table:table-cell office:value-type="float" office:value="3.8" table:style-name="ce2">
            <text:p>3.8</text:p>
          </table:table-cell>
          <table:table-cell office:value-type="float" office:value="4.398148148148148E-5" table:formula="of:=[.B92]/86400" table:style-name="ce2">
            <text:p>0.0</text:p>
          </table:table-cell>
          <table:table-cell office:value-type="time" office:time-value="PT0H7M51S" table:formula="of:=[.$H$1]*[.C92]" table:style-name="ce3">
            <text:p>00:07:51</text:p>
          </table:table-cell>
          <table:table-cell office:value-type="time" office:time-value="PT7H33M50S" table:formula="of:=SUM([.D$1:.D92])" table:style-name="ce3">
            <text:p>07:33: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58. Diffutils-3.6</text:p>
          </table:table-cell>
          <table:table-cell office:value-type="float" office:value="0.4" table:style-name="ce2">
            <text:p>0.4</text:p>
          </table:table-cell>
          <table:table-cell office:value-type="float" office:value="4.6296296296296296E-6" table:formula="of:=[.B93]/86400" table:style-name="ce2">
            <text:p>0.0</text:p>
          </table:table-cell>
          <table:table-cell office:value-type="time" office:time-value="PT0H0M49S" table:formula="of:=[.$H$1]*[.C93]" table:style-name="ce3">
            <text:p>00:00:50</text:p>
          </table:table-cell>
          <table:table-cell office:value-type="time" office:time-value="PT7H34M40S" table:formula="of:=SUM([.D$1:.D93])" table:style-name="ce3">
            <text:p>07:34: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59. Gawk-4.2.1</text:p>
          </table:table-cell>
          <table:table-cell office:value-type="float" office:value="0.4" table:style-name="ce2">
            <text:p>0.4</text:p>
          </table:table-cell>
          <table:table-cell office:value-type="float" office:value="4.6296296296296296E-6" table:formula="of:=[.B94]/86400" table:style-name="ce2">
            <text:p>0.0</text:p>
          </table:table-cell>
          <table:table-cell office:value-type="time" office:time-value="PT0H0M49S" table:formula="of:=[.$H$1]*[.C94]" table:style-name="ce3">
            <text:p>00:00:50</text:p>
          </table:table-cell>
          <table:table-cell office:value-type="time" office:time-value="PT7H35M29S" table:formula="of:=SUM([.D$1:.D94])" table:style-name="ce3">
            <text:p>07:35: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60. Findutils-4.6.0</text:p>
          </table:table-cell>
          <table:table-cell office:value-type="float" office:value="0.7" table:style-name="ce2">
            <text:p>0.7</text:p>
          </table:table-cell>
          <table:table-cell office:value-type="float" office:value="8.101851851851852E-6" table:formula="of:=[.B95]/86400" table:style-name="ce2">
            <text:p>0.0</text:p>
          </table:table-cell>
          <table:table-cell office:value-type="time" office:time-value="PT0H1M26S" table:formula="of:=[.$H$1]*[.C95]" table:style-name="ce3">
            <text:p>00:01:27</text:p>
          </table:table-cell>
          <table:table-cell office:value-type="time" office:time-value="PT7H36M56S" table:formula="of:=SUM([.D$1:.D95])" table:style-name="ce3">
            <text:p>07:36: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61. Groff-1.22.3</text:p>
          </table:table-cell>
          <table:table-cell office:value-type="float" office:value="0.5" table:style-name="ce2">
            <text:p>0.5</text:p>
          </table:table-cell>
          <table:table-cell office:value-type="float" office:value="5.7870370370370367E-6" table:formula="of:=[.B96]/86400" table:style-name="ce2">
            <text:p>0.0</text:p>
          </table:table-cell>
          <table:table-cell office:value-type="time" office:time-value="PT0H1M2S" table:formula="of:=[.$H$1]*[.C96]" table:style-name="ce3">
            <text:p>00:01:02</text:p>
          </table:table-cell>
          <table:table-cell office:value-type="time" office:time-value="PT7H37M58S" table:formula="of:=SUM([.D$1:.D96])" table:style-name="ce3">
            <text:p>07:37: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62. GRUB-2.02</text:p>
          </table:table-cell>
          <table:table-cell office:value-type="float" office:value="0.8" table:style-name="ce2">
            <text:p>0.8</text:p>
          </table:table-cell>
          <table:table-cell office:value-type="float" office:value="9.2592592592592591E-6" table:formula="of:=[.B97]/86400" table:style-name="ce2">
            <text:p>0.0</text:p>
          </table:table-cell>
          <table:table-cell office:value-type="time" office:time-value="PT0H1M39S" table:formula="of:=[.$H$1]*[.C97]" table:style-name="ce3">
            <text:p>00:01:39</text:p>
          </table:table-cell>
          <table:table-cell office:value-type="time" office:time-value="PT7H39M37S" table:formula="of:=SUM([.D$1:.D97])" table:style-name="ce3">
            <text:p>07:39: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63. Less-530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98]/86400" table:style-name="ce2">
            <text:p>0.0</text:p>
          </table:table-cell>
          <table:table-cell office:value-type="time" office:time-value="PT0H0M12S" table:formula="of:=[.$H$1]*[.C98]" table:style-name="ce3">
            <text:p>00:00:12</text:p>
          </table:table-cell>
          <table:table-cell office:value-type="time" office:time-value="PT7H39M50S" table:formula="of:=SUM([.D$1:.D98])" table:style-name="ce3">
            <text:p>07:39: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64. Gzip-1.9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99]/86400" table:style-name="ce2">
            <text:p>0.0</text:p>
          </table:table-cell>
          <table:table-cell office:value-type="time" office:time-value="PT0H0M12S" table:formula="of:=[.$H$1]*[.C99]" table:style-name="ce3">
            <text:p>00:00:12</text:p>
          </table:table-cell>
          <table:table-cell office:value-type="time" office:time-value="PT7H40M2S" table:formula="of:=SUM([.D$1:.D99])" table:style-name="ce3">
            <text:p>07:40: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65. IPRoute2-4.18.0</text:p>
          </table:table-cell>
          <table:table-cell office:value-type="float" office:value="0.2" table:style-name="ce2">
            <text:p>0.2</text:p>
          </table:table-cell>
          <table:table-cell office:value-type="float" office:value="2.3148148148148148E-6" table:formula="of:=[.B100]/86400" table:style-name="ce2">
            <text:p>0.0</text:p>
          </table:table-cell>
          <table:table-cell office:value-type="time" office:time-value="PT0H0M24S" table:formula="of:=[.$H$1]*[.C100]" table:style-name="ce3">
            <text:p>00:00:25</text:p>
          </table:table-cell>
          <table:table-cell office:value-type="time" office:time-value="PT7H40M27S" table:formula="of:=SUM([.D$1:.D100])" table:style-name="ce3">
            <text:p>07:40: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66. Kbd-2.0.4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101]/86400" table:style-name="ce2">
            <text:p>0.0</text:p>
          </table:table-cell>
          <table:table-cell office:value-type="time" office:time-value="PT0H0M12S" table:formula="of:=[.$H$1]*[.C101]" table:style-name="ce3">
            <text:p>00:00:12</text:p>
          </table:table-cell>
          <table:table-cell office:value-type="time" office:time-value="PT7H40M39S" table:formula="of:=SUM([.D$1:.D101])" table:style-name="ce3">
            <text:p>07:40: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67. Libpipeline-1.5.0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102]/86400" table:style-name="ce2">
            <text:p>0.0</text:p>
          </table:table-cell>
          <table:table-cell office:value-type="time" office:time-value="PT0H0M12S" table:formula="of:=[.$H$1]*[.C102]" table:style-name="ce3">
            <text:p>00:00:12</text:p>
          </table:table-cell>
          <table:table-cell office:value-type="time" office:time-value="PT7H40M52S" table:formula="of:=SUM([.D$1:.D102])" table:style-name="ce3">
            <text:p>07:40: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68. Make-4.2.1</text:p>
          </table:table-cell>
          <table:table-cell office:value-type="float" office:value="0.6" table:style-name="ce2">
            <text:p>0.6</text:p>
          </table:table-cell>
          <table:table-cell office:value-type="float" office:value="6.9444444444444439E-6" table:formula="of:=[.B103]/86400" table:style-name="ce2">
            <text:p>0.0</text:p>
          </table:table-cell>
          <table:table-cell office:value-type="time" office:time-value="PT0H1M14S" table:formula="of:=[.$H$1]*[.C103]" table:style-name="ce3">
            <text:p>00:01:14</text:p>
          </table:table-cell>
          <table:table-cell office:value-type="time" office:time-value="PT7H42M6S" table:formula="of:=SUM([.D$1:.D103])" table:style-name="ce3">
            <text:p>07:42: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69. Patch-2.7.6</text:p>
          </table:table-cell>
          <table:table-cell office:value-type="float" office:value="0.2" table:style-name="ce2">
            <text:p>0.2</text:p>
          </table:table-cell>
          <table:table-cell office:value-type="float" office:value="2.3148148148148148E-6" table:formula="of:=[.B104]/86400" table:style-name="ce2">
            <text:p>0.0</text:p>
          </table:table-cell>
          <table:table-cell office:value-type="time" office:time-value="PT0H0M24S" table:formula="of:=[.$H$1]*[.C104]" table:style-name="ce3">
            <text:p>00:00:25</text:p>
          </table:table-cell>
          <table:table-cell office:value-type="time" office:time-value="PT7H42M31S" table:formula="of:=SUM([.D$1:.D104])" table:style-name="ce3">
            <text:p>07:42: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70. Sysklogd-1.5.1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105]/86400" table:style-name="ce2">
            <text:p>0.0</text:p>
          </table:table-cell>
          <table:table-cell office:value-type="time" office:time-value="PT0H0M12S" table:formula="of:=[.$H$1]*[.C105]" table:style-name="ce3">
            <text:p>00:00:12</text:p>
          </table:table-cell>
          <table:table-cell office:value-type="time" office:time-value="PT7H42M43S" table:formula="of:=SUM([.D$1:.D105])" table:style-name="ce3">
            <text:p>07:42: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71. Sysvinit-2.90</text:p>
          </table:table-cell>
          <table:table-cell office:value-type="float" office:value="0.1" table:style-name="ce2">
            <text:p>0.1</text:p>
          </table:table-cell>
          <table:table-cell office:value-type="float" office:value="1.1574074074074074E-6" table:formula="of:=[.B106]/86400" table:style-name="ce2">
            <text:p>0.0</text:p>
          </table:table-cell>
          <table:table-cell office:value-type="time" office:time-value="PT0H0M12S" table:formula="of:=[.$H$1]*[.C106]" table:style-name="ce3">
            <text:p>00:00:12</text:p>
          </table:table-cell>
          <table:table-cell office:value-type="time" office:time-value="PT7H42M56S" table:formula="of:=SUM([.D$1:.D106])" table:style-name="ce3">
            <text:p>07:42: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72. Eudev-3.2.5</text:p>
          </table:table-cell>
          <table:table-cell office:value-type="float" office:value="0.2" table:style-name="ce2">
            <text:p>0.2</text:p>
          </table:table-cell>
          <table:table-cell office:value-type="float" office:value="2.3148148148148148E-6" table:formula="of:=[.B107]/86400" table:style-name="ce2">
            <text:p>0.0</text:p>
          </table:table-cell>
          <table:table-cell office:value-type="time" office:time-value="PT0H0M24S" table:formula="of:=[.$H$1]*[.C107]" table:style-name="ce3">
            <text:p>00:00:25</text:p>
          </table:table-cell>
          <table:table-cell office:value-type="time" office:time-value="PT7H43M20S" table:formula="of:=SUM([.D$1:.D107])" table:style-name="ce3">
            <text:p>07:43: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73. Util-linux-2.32.1</text:p>
          </table:table-cell>
          <table:table-cell office:value-type="float" office:value="1.1000000000000001" table:style-name="ce2">
            <text:p>1.1</text:p>
          </table:table-cell>
          <table:table-cell office:value-type="float" office:value="1.2731481481481482E-5" table:formula="of:=[.B108]/86400" table:style-name="ce2">
            <text:p>0.0</text:p>
          </table:table-cell>
          <table:table-cell office:value-type="time" office:time-value="PT0H2M16S" table:formula="of:=[.$H$1]*[.C108]" table:style-name="ce3">
            <text:p>00:02:16</text:p>
          </table:table-cell>
          <table:table-cell office:value-type="time" office:time-value="PT7H45M37S" table:formula="of:=SUM([.D$1:.D108])" table:style-name="ce3">
            <text:p>07:45: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74. Man-DB-2.8.4</text:p>
          </table:table-cell>
          <table:table-cell office:value-type="float" office:value="0.4" table:style-name="ce2">
            <text:p>0.4</text:p>
          </table:table-cell>
          <table:table-cell office:value-type="float" office:value="4.6296296296296296E-6" table:formula="of:=[.B109]/86400" table:style-name="ce2">
            <text:p>0.0</text:p>
          </table:table-cell>
          <table:table-cell office:value-type="time" office:time-value="PT0H0M49S" table:formula="of:=[.$H$1]*[.C109]" table:style-name="ce3">
            <text:p>00:00:50</text:p>
          </table:table-cell>
          <table:table-cell office:value-type="time" office:time-value="PT7H46M26S" table:formula="of:=SUM([.D$1:.D109])" table:style-name="ce3">
            <text:p>07:46: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75. Tar-1.30</text:p>
          </table:table-cell>
          <table:table-cell office:value-type="float" office:value="2.8" table:style-name="ce2">
            <text:p>2.8</text:p>
          </table:table-cell>
          <table:table-cell office:value-type="float" office:value="3.2407407407407408E-5" table:formula="of:=[.B110]/86400" table:style-name="ce2">
            <text:p>0.0</text:p>
          </table:table-cell>
          <table:table-cell office:value-type="time" office:time-value="PT0H5M47S" table:formula="of:=[.$H$1]*[.C110]" table:style-name="ce3">
            <text:p>00:05:47</text:p>
          </table:table-cell>
          <table:table-cell office:value-type="time" office:time-value="PT7H52M14S" table:formula="of:=SUM([.D$1:.D110])" table:style-name="ce3">
            <text:p>07:52: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76. Texinfo-6.5</text:p>
          </table:table-cell>
          <table:table-cell office:value-type="float" office:value="1.1000000000000001" table:style-name="ce2">
            <text:p>1.1</text:p>
          </table:table-cell>
          <table:table-cell office:value-type="float" office:value="1.2731481481481482E-5" table:formula="of:=[.B111]/86400" table:style-name="ce2">
            <text:p>0.0</text:p>
          </table:table-cell>
          <table:table-cell office:value-type="time" office:time-value="PT0H2M16S" table:formula="of:=[.$H$1]*[.C111]" table:style-name="ce3">
            <text:p>00:02:16</text:p>
          </table:table-cell>
          <table:table-cell office:value-type="time" office:time-value="PT7H54M30S" table:formula="of:=SUM([.D$1:.D111])" table:style-name="ce3">
            <text:p>07:54: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77. Vim-8.1</text:p>
          </table:table-cell>
          <table:table-cell office:value-type="float" office:value="1.6" table:style-name="ce2">
            <text:p>1.6</text:p>
          </table:table-cell>
          <table:table-cell office:value-type="float" office:value="1.8518518518518518E-5" table:formula="of:=[.B112]/86400" table:style-name="ce2">
            <text:p>0.0</text:p>
          </table:table-cell>
          <table:table-cell office:value-type="time" office:time-value="PT0H3M18S" table:formula="of:=[.$H$1]*[.C112]" table:style-name="ce3">
            <text:p>00:03:18</text:p>
          </table:table-cell>
          <table:table-cell office:value-type="time" office:time-value="PT7H57M48S" table:formula="of:=SUM([.D$1:.D112])" table:style-name="ce3">
            <text:p>07:57: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79. Stripping Again</text:p>
          </table:table-cell>
          <table:table-cell table:style-name="ce2"/>
          <table:table-cell office:value-type="float" office:value="0" table:formula="of:=[.B113]/86400" table:style-name="ce2">
            <text:p>0.0</text:p>
          </table:table-cell>
          <table:table-cell office:value-type="time" office:time-value="PT0H0M0S" table:formula="of:=[.$H$1]*[.C113]" table:style-name="ce3">
            <text:p>00:00:00</text:p>
          </table:table-cell>
          <table:table-cell office:value-type="time" office:time-value="PT7H57M48S" table:formula="of:=SUM([.D$1:.D113])" table:style-name="ce3">
            <text:p>07:57: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80. Cleaning Up</text:p>
          </table:table-cell>
          <table:table-cell table:style-name="ce2"/>
          <table:table-cell office:value-type="float" office:value="0" table:formula="of:=[.B114]/86400" table:style-name="ce2">
            <text:p>0.0</text:p>
          </table:table-cell>
          <table:table-cell office:value-type="time" office:time-value="PT0H0M0S" table:formula="of:=[.$H$1]*[.C114]" table:style-name="ce3">
            <text:p>00:00:00</text:p>
          </table:table-cell>
          <table:table-cell office:value-type="time" office:time-value="PT7H57M48S" table:formula="of:=SUM([.D$1:.D114])" table:style-name="ce3">
            <text:p>07:57:49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office:value-type="float" office:value="0" table:formula="of:=[.B115]/86400" table:style-name="ce2">
            <text:p>0.0</text:p>
          </table:table-cell>
          <table:table-cell office:value-type="time" office:time-value="PT0H0M0S" table:formula="of:=[.$H$1]*[.C115]" table:style-name="ce3">
            <text:p>00:00:00</text:p>
          </table:table-cell>
          <table:table-cell office:value-type="time" office:time-value="PT7H57M48S" table:formula="of:=SUM([.D$1:.D115])" table:style-name="ce3">
            <text:p>07:57:49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office:value-type="float" office:value="0" table:formula="of:=[.B116]/86400" table:style-name="ce2">
            <text:p>0.0</text:p>
          </table:table-cell>
          <table:table-cell office:value-type="time" office:time-value="PT0H0M0S" table:formula="of:=[.$H$1]*[.C116]" table:style-name="ce3">
            <text:p>00:00:00</text:p>
          </table:table-cell>
          <table:table-cell office:value-type="time" office:time-value="PT7H57M48S" table:formula="of:=SUM([.D$1:.D116])" table:style-name="ce3">
            <text:p>07:57:49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office:value-type="float" office:value="0" table:formula="of:=[.B117]/86400" table:style-name="ce2">
            <text:p>0.0</text:p>
          </table:table-cell>
          <table:table-cell office:value-type="time" office:time-value="PT0H0M0S" table:formula="of:=[.$H$1]*[.C117]" table:style-name="ce3">
            <text:p>00:00:00</text:p>
          </table:table-cell>
          <table:table-cell office:value-type="time" office:time-value="PT7H57M48S" table:formula="of:=SUM([.D$1:.D117])" table:style-name="ce3">
            <text:p>07:57:49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office:value-type="float" office:value="0" table:formula="of:=[.B118]/86400" table:style-name="ce2">
            <text:p>0.0</text:p>
          </table:table-cell>
          <table:table-cell office:value-type="time" office:time-value="PT0H0M0S" table:formula="of:=[.$H$1]*[.C118]" table:style-name="ce3">
            <text:p>00:00:00</text:p>
          </table:table-cell>
          <table:table-cell office:value-type="time" office:time-value="PT7H57M48S" table:formula="of:=SUM([.D$1:.D118])" table:style-name="ce3">
            <text:p>07:57:49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office:value-type="float" office:value="0" table:formula="of:=[.B119]/86400" table:style-name="ce2">
            <text:p>0.0</text:p>
          </table:table-cell>
          <table:table-cell office:value-type="time" office:time-value="PT0H0M0S" table:formula="of:=[.$H$1]*[.C119]" table:style-name="ce3">
            <text:p>00:00:00</text:p>
          </table:table-cell>
          <table:table-cell office:value-type="time" office:time-value="PT7H57M48S" table:formula="of:=SUM([.D$1:.D119])" table:style-name="ce3">
            <text:p>07:57:49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office:value-type="float" office:value="0" table:formula="of:=[.B120]/86400" table:style-name="ce2">
            <text:p>0.0</text:p>
          </table:table-cell>
          <table:table-cell office:value-type="time" office:time-value="PT0H0M0S" table:formula="of:=[.$H$1]*[.C120]" table:style-name="ce3">
            <text:p>00:00:00</text:p>
          </table:table-cell>
          <table:table-cell office:value-type="time" office:time-value="PT7H57M48S" table:formula="of:=SUM([.D$1:.D120])" table:style-name="ce3">
            <text:p>07:57:49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office:value-type="float" office:value="0" table:formula="of:=[.B121]/86400" table:style-name="ce2">
            <text:p>0.0</text:p>
          </table:table-cell>
          <table:table-cell office:value-type="time" office:time-value="PT0H0M0S" table:formula="of:=[.$H$1]*[.C121]" table:style-name="ce3">
            <text:p>00:00:00</text:p>
          </table:table-cell>
          <table:table-cell office:value-type="time" office:time-value="PT7H57M48S" table:formula="of:=SUM([.D$1:.D121])" table:style-name="ce3">
            <text:p>07:57:49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office:value-type="float" office:value="0" table:formula="of:=[.B122]/86400" table:style-name="ce2">
            <text:p>0.0</text:p>
          </table:table-cell>
          <table:table-cell office:value-type="time" office:time-value="PT0H0M0S" table:formula="of:=[.$H$1]*[.C122]" table:style-name="ce3">
            <text:p>00:00:00</text:p>
          </table:table-cell>
          <table:table-cell office:value-type="time" office:time-value="PT7H57M48S" table:formula="of:=SUM([.D$1:.D122])" table:style-name="ce3">
            <text:p>07:57:49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office:value-type="float" office:value="0" table:formula="of:=[.B123]/86400" table:style-name="ce2">
            <text:p>0.0</text:p>
          </table:table-cell>
          <table:table-cell office:value-type="time" office:time-value="PT0H0M0S" table:formula="of:=[.$H$1]*[.C123]" table:style-name="ce3">
            <text:p>00:00:00</text:p>
          </table:table-cell>
          <table:table-cell office:value-type="time" office:time-value="PT7H57M48S" table:formula="of:=SUM([.D$1:.D123])" table:style-name="ce3">
            <text:p>07:57:49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office:value-type="float" office:value="0" table:formula="of:=[.B124]/86400" table:style-name="ce2">
            <text:p>0.0</text:p>
          </table:table-cell>
          <table:table-cell office:value-type="time" office:time-value="PT0H0M0S" table:formula="of:=[.$H$1]*[.C124]" table:style-name="ce3">
            <text:p>00:00:00</text:p>
          </table:table-cell>
          <table:table-cell office:value-type="time" office:time-value="PT7H57M48S" table:formula="of:=SUM([.D$1:.D124])" table:style-name="ce3">
            <text:p>07:57:49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office:value-type="float" office:value="0" table:formula="of:=[.B125]/86400" table:style-name="ce2">
            <text:p>0.0</text:p>
          </table:table-cell>
          <table:table-cell office:value-type="time" office:time-value="PT0H0M0S" table:formula="of:=[.$H$1]*[.C125]" table:style-name="ce3">
            <text:p>00:00:00</text:p>
          </table:table-cell>
          <table:table-cell office:value-type="time" office:time-value="PT7H57M48S" table:formula="of:=SUM([.D$1:.D125])" table:style-name="ce3">
            <text:p>07:57:49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office:value-type="float" office:value="0" table:formula="of:=[.B126]/86400" table:style-name="ce2">
            <text:p>0.0</text:p>
          </table:table-cell>
          <table:table-cell office:value-type="time" office:time-value="PT0H0M0S" table:formula="of:=[.$H$1]*[.C126]" table:style-name="ce3">
            <text:p>00:00:00</text:p>
          </table:table-cell>
          <table:table-cell office:value-type="time" office:time-value="PT7H57M48S" table:formula="of:=SUM([.D$1:.D126])" table:style-name="ce3">
            <text:p>07:57:49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office:value-type="float" office:value="0" table:formula="of:=[.B127]/86400" table:style-name="ce2">
            <text:p>0.0</text:p>
          </table:table-cell>
          <table:table-cell office:value-type="time" office:time-value="PT0H0M0S" table:formula="of:=[.$H$1]*[.C127]" table:style-name="ce3">
            <text:p>00:00:00</text:p>
          </table:table-cell>
          <table:table-cell office:value-type="time" office:time-value="PT7H57M48S" table:formula="of:=SUM([.D$1:.D127])" table:style-name="ce3">
            <text:p>07:57:49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office:value-type="float" office:value="0" table:formula="of:=[.B128]/86400" table:style-name="ce2">
            <text:p>0.0</text:p>
          </table:table-cell>
          <table:table-cell office:value-type="time" office:time-value="PT0H0M0S" table:formula="of:=[.$H$1]*[.C128]" table:style-name="ce3">
            <text:p>00:00:00</text:p>
          </table:table-cell>
          <table:table-cell office:value-type="time" office:time-value="PT7H57M48S" table:formula="of:=SUM([.D$1:.D128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29]/86400" table:style-name="ce2">
            <text:p>0.0</text:p>
          </table:table-cell>
          <table:table-cell office:value-type="time" office:time-value="PT0H0M0S" table:formula="of:=[.$H$1]*[.C129]" table:style-name="ce3">
            <text:p>00:00:00</text:p>
          </table:table-cell>
          <table:table-cell office:value-type="time" office:time-value="PT7H57M48S" table:formula="of:=SUM([.D$1:.D129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30]/86400" table:style-name="ce2">
            <text:p>0.0</text:p>
          </table:table-cell>
          <table:table-cell office:value-type="time" office:time-value="PT0H0M0S" table:formula="of:=[.$H$1]*[.C130]" table:style-name="ce3">
            <text:p>00:00:00</text:p>
          </table:table-cell>
          <table:table-cell office:value-type="time" office:time-value="PT7H57M48S" table:formula="of:=SUM([.D$1:.D130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31]/86400" table:style-name="ce2">
            <text:p>0.0</text:p>
          </table:table-cell>
          <table:table-cell office:value-type="time" office:time-value="PT0H0M0S" table:formula="of:=[.$H$1]*[.C131]" table:style-name="ce3">
            <text:p>00:00:00</text:p>
          </table:table-cell>
          <table:table-cell office:value-type="time" office:time-value="PT7H57M48S" table:formula="of:=SUM([.D$1:.D131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32]/86400" table:style-name="ce2">
            <text:p>0.0</text:p>
          </table:table-cell>
          <table:table-cell office:value-type="time" office:time-value="PT0H0M0S" table:formula="of:=[.$H$1]*[.C132]" table:style-name="ce3">
            <text:p>00:00:00</text:p>
          </table:table-cell>
          <table:table-cell office:value-type="time" office:time-value="PT7H57M48S" table:formula="of:=SUM([.D$1:.D132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33]/86400" table:style-name="ce2">
            <text:p>0.0</text:p>
          </table:table-cell>
          <table:table-cell office:value-type="time" office:time-value="PT0H0M0S" table:formula="of:=[.$H$1]*[.C133]" table:style-name="ce3">
            <text:p>00:00:00</text:p>
          </table:table-cell>
          <table:table-cell office:value-type="time" office:time-value="PT7H57M48S" table:formula="of:=SUM([.D$1:.D133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34]/86400" table:style-name="ce2">
            <text:p>0.0</text:p>
          </table:table-cell>
          <table:table-cell office:value-type="time" office:time-value="PT0H0M0S" table:formula="of:=[.$H$1]*[.C134]" table:style-name="ce3">
            <text:p>00:00:00</text:p>
          </table:table-cell>
          <table:table-cell office:value-type="time" office:time-value="PT7H57M48S" table:formula="of:=SUM([.D$1:.D134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35]/86400" table:style-name="ce2">
            <text:p>0.0</text:p>
          </table:table-cell>
          <table:table-cell office:value-type="time" office:time-value="PT0H0M0S" table:formula="of:=[.$H$1]*[.C135]" table:style-name="ce3">
            <text:p>00:00:00</text:p>
          </table:table-cell>
          <table:table-cell office:value-type="time" office:time-value="PT7H57M48S" table:formula="of:=SUM([.D$1:.D135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36]/86400" table:style-name="ce2">
            <text:p>0.0</text:p>
          </table:table-cell>
          <table:table-cell office:value-type="time" office:time-value="PT0H0M0S" table:formula="of:=[.$H$1]*[.C136]" table:style-name="ce3">
            <text:p>00:00:00</text:p>
          </table:table-cell>
          <table:table-cell office:value-type="time" office:time-value="PT7H57M48S" table:formula="of:=SUM([.D$1:.D136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37]/86400" table:style-name="ce2">
            <text:p>0.0</text:p>
          </table:table-cell>
          <table:table-cell office:value-type="time" office:time-value="PT0H0M0S" table:formula="of:=[.$H$1]*[.C137]" table:style-name="ce3">
            <text:p>00:00:00</text:p>
          </table:table-cell>
          <table:table-cell office:value-type="time" office:time-value="PT7H57M48S" table:formula="of:=SUM([.D$1:.D137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38]/86400" table:style-name="ce2">
            <text:p>0.0</text:p>
          </table:table-cell>
          <table:table-cell office:value-type="time" office:time-value="PT0H0M0S" table:formula="of:=[.$H$1]*[.C138]" table:style-name="ce3">
            <text:p>00:00:00</text:p>
          </table:table-cell>
          <table:table-cell office:value-type="time" office:time-value="PT7H57M48S" table:formula="of:=SUM([.D$1:.D138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39]/86400" table:style-name="ce2">
            <text:p>0.0</text:p>
          </table:table-cell>
          <table:table-cell office:value-type="time" office:time-value="PT0H0M0S" table:formula="of:=[.$H$1]*[.C139]" table:style-name="ce3">
            <text:p>00:00:00</text:p>
          </table:table-cell>
          <table:table-cell office:value-type="time" office:time-value="PT7H57M48S" table:formula="of:=SUM([.D$1:.D139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40]/86400" table:style-name="ce2">
            <text:p>0.0</text:p>
          </table:table-cell>
          <table:table-cell office:value-type="time" office:time-value="PT0H0M0S" table:formula="of:=[.$H$1]*[.C140]" table:style-name="ce3">
            <text:p>00:00:00</text:p>
          </table:table-cell>
          <table:table-cell office:value-type="time" office:time-value="PT7H57M48S" table:formula="of:=SUM([.D$1:.D140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41]/86400" table:style-name="ce2">
            <text:p>0.0</text:p>
          </table:table-cell>
          <table:table-cell office:value-type="time" office:time-value="PT0H0M0S" table:formula="of:=[.$H$1]*[.C141]" table:style-name="ce3">
            <text:p>00:00:00</text:p>
          </table:table-cell>
          <table:table-cell office:value-type="time" office:time-value="PT7H57M48S" table:formula="of:=SUM([.D$1:.D141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42]/86400" table:style-name="ce2">
            <text:p>0.0</text:p>
          </table:table-cell>
          <table:table-cell office:value-type="time" office:time-value="PT0H0M0S" table:formula="of:=[.$H$1]*[.C142]" table:style-name="ce3">
            <text:p>00:00:00</text:p>
          </table:table-cell>
          <table:table-cell office:value-type="time" office:time-value="PT7H57M48S" table:formula="of:=SUM([.D$1:.D142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43]/86400" table:style-name="ce2">
            <text:p>0.0</text:p>
          </table:table-cell>
          <table:table-cell office:value-type="time" office:time-value="PT0H0M0S" table:formula="of:=[.$H$1]*[.C143]" table:style-name="ce3">
            <text:p>00:00:00</text:p>
          </table:table-cell>
          <table:table-cell office:value-type="time" office:time-value="PT7H57M48S" table:formula="of:=SUM([.D$1:.D143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44]/86400" table:style-name="ce2">
            <text:p>0.0</text:p>
          </table:table-cell>
          <table:table-cell office:value-type="time" office:time-value="PT0H0M0S" table:formula="of:=[.$H$1]*[.C144]" table:style-name="ce3">
            <text:p>00:00:00</text:p>
          </table:table-cell>
          <table:table-cell office:value-type="time" office:time-value="PT7H57M48S" table:formula="of:=SUM([.D$1:.D144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45]/86400" table:style-name="ce2">
            <text:p>0.0</text:p>
          </table:table-cell>
          <table:table-cell office:value-type="time" office:time-value="PT0H0M0S" table:formula="of:=[.$H$1]*[.C145]" table:style-name="ce3">
            <text:p>00:00:00</text:p>
          </table:table-cell>
          <table:table-cell office:value-type="time" office:time-value="PT7H57M48S" table:formula="of:=SUM([.D$1:.D145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46]/86400" table:style-name="ce2">
            <text:p>0.0</text:p>
          </table:table-cell>
          <table:table-cell office:value-type="time" office:time-value="PT0H0M0S" table:formula="of:=[.$H$1]*[.C146]" table:style-name="ce3">
            <text:p>00:00:00</text:p>
          </table:table-cell>
          <table:table-cell office:value-type="time" office:time-value="PT7H57M48S" table:formula="of:=SUM([.D$1:.D146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47]/86400" table:style-name="ce2">
            <text:p>0.0</text:p>
          </table:table-cell>
          <table:table-cell office:value-type="time" office:time-value="PT0H0M0S" table:formula="of:=[.$H$1]*[.C147]" table:style-name="ce3">
            <text:p>00:00:00</text:p>
          </table:table-cell>
          <table:table-cell office:value-type="time" office:time-value="PT7H57M48S" table:formula="of:=SUM([.D$1:.D147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48]/86400" table:style-name="ce2">
            <text:p>0.0</text:p>
          </table:table-cell>
          <table:table-cell office:value-type="time" office:time-value="PT0H0M0S" table:formula="of:=[.$H$1]*[.C148]" table:style-name="ce3">
            <text:p>00:00:00</text:p>
          </table:table-cell>
          <table:table-cell office:value-type="time" office:time-value="PT7H57M48S" table:formula="of:=SUM([.D$1:.D148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49]/86400" table:style-name="ce2">
            <text:p>0.0</text:p>
          </table:table-cell>
          <table:table-cell office:value-type="time" office:time-value="PT0H0M0S" table:formula="of:=[.$H$1]*[.C149]" table:style-name="ce3">
            <text:p>00:00:00</text:p>
          </table:table-cell>
          <table:table-cell office:value-type="time" office:time-value="PT7H57M48S" table:formula="of:=SUM([.D$1:.D149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50]/86400" table:style-name="ce2">
            <text:p>0.0</text:p>
          </table:table-cell>
          <table:table-cell office:value-type="time" office:time-value="PT0H0M0S" table:formula="of:=[.$H$1]*[.C150]" table:style-name="ce3">
            <text:p>00:00:00</text:p>
          </table:table-cell>
          <table:table-cell office:value-type="time" office:time-value="PT7H57M48S" table:formula="of:=SUM([.D$1:.D150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51]/86400" table:style-name="ce2">
            <text:p>0.0</text:p>
          </table:table-cell>
          <table:table-cell office:value-type="time" office:time-value="PT0H0M0S" table:formula="of:=[.$H$1]*[.C151]" table:style-name="ce3">
            <text:p>00:00:00</text:p>
          </table:table-cell>
          <table:table-cell office:value-type="time" office:time-value="PT7H57M48S" table:formula="of:=SUM([.D$1:.D151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52]/86400" table:style-name="ce2">
            <text:p>0.0</text:p>
          </table:table-cell>
          <table:table-cell office:value-type="time" office:time-value="PT0H0M0S" table:formula="of:=[.$H$1]*[.C152]" table:style-name="ce3">
            <text:p>00:00:00</text:p>
          </table:table-cell>
          <table:table-cell office:value-type="time" office:time-value="PT7H57M48S" table:formula="of:=SUM([.D$1:.D152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53]/86400" table:style-name="ce2">
            <text:p>0.0</text:p>
          </table:table-cell>
          <table:table-cell office:value-type="time" office:time-value="PT0H0M0S" table:formula="of:=[.$H$1]*[.C153]" table:style-name="ce3">
            <text:p>00:00:00</text:p>
          </table:table-cell>
          <table:table-cell office:value-type="time" office:time-value="PT7H57M48S" table:formula="of:=SUM([.D$1:.D153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54]/86400" table:style-name="ce2">
            <text:p>0.0</text:p>
          </table:table-cell>
          <table:table-cell office:value-type="time" office:time-value="PT0H0M0S" table:formula="of:=[.$H$1]*[.C154]" table:style-name="ce3">
            <text:p>00:00:00</text:p>
          </table:table-cell>
          <table:table-cell office:value-type="time" office:time-value="PT7H57M48S" table:formula="of:=SUM([.D$1:.D154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55]/86400" table:style-name="ce2">
            <text:p>0.0</text:p>
          </table:table-cell>
          <table:table-cell office:value-type="time" office:time-value="PT0H0M0S" table:formula="of:=[.$H$1]*[.C155]" table:style-name="ce3">
            <text:p>00:00:00</text:p>
          </table:table-cell>
          <table:table-cell office:value-type="time" office:time-value="PT7H57M48S" table:formula="of:=SUM([.D$1:.D155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56]/86400" table:style-name="ce2">
            <text:p>0.0</text:p>
          </table:table-cell>
          <table:table-cell office:value-type="time" office:time-value="PT0H0M0S" table:formula="of:=[.$H$1]*[.C156]" table:style-name="ce3">
            <text:p>00:00:00</text:p>
          </table:table-cell>
          <table:table-cell office:value-type="time" office:time-value="PT7H57M48S" table:formula="of:=SUM([.D$1:.D156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57]/86400" table:style-name="ce2">
            <text:p>0.0</text:p>
          </table:table-cell>
          <table:table-cell office:value-type="time" office:time-value="PT0H0M0S" table:formula="of:=[.$H$1]*[.C157]" table:style-name="ce3">
            <text:p>00:00:00</text:p>
          </table:table-cell>
          <table:table-cell office:value-type="time" office:time-value="PT7H57M48S" table:formula="of:=SUM([.D$1:.D157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58]/86400" table:style-name="ce2">
            <text:p>0.0</text:p>
          </table:table-cell>
          <table:table-cell office:value-type="time" office:time-value="PT0H0M0S" table:formula="of:=[.$H$1]*[.C158]" table:style-name="ce3">
            <text:p>00:00:00</text:p>
          </table:table-cell>
          <table:table-cell office:value-type="time" office:time-value="PT7H57M48S" table:formula="of:=SUM([.D$1:.D158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59]/86400" table:style-name="ce2">
            <text:p>0.0</text:p>
          </table:table-cell>
          <table:table-cell office:value-type="time" office:time-value="PT0H0M0S" table:formula="of:=[.$H$1]*[.C159]" table:style-name="ce3">
            <text:p>00:00:00</text:p>
          </table:table-cell>
          <table:table-cell office:value-type="time" office:time-value="PT7H57M48S" table:formula="of:=SUM([.D$1:.D159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60]/86400" table:style-name="ce2">
            <text:p>0.0</text:p>
          </table:table-cell>
          <table:table-cell office:value-type="time" office:time-value="PT0H0M0S" table:formula="of:=[.$H$1]*[.C160]" table:style-name="ce3">
            <text:p>00:00:00</text:p>
          </table:table-cell>
          <table:table-cell office:value-type="time" office:time-value="PT7H57M48S" table:formula="of:=SUM([.D$1:.D160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61]/86400" table:style-name="ce2">
            <text:p>0.0</text:p>
          </table:table-cell>
          <table:table-cell office:value-type="time" office:time-value="PT0H0M0S" table:formula="of:=[.$H$1]*[.C161]" table:style-name="ce3">
            <text:p>00:00:00</text:p>
          </table:table-cell>
          <table:table-cell office:value-type="time" office:time-value="PT7H57M48S" table:formula="of:=SUM([.D$1:.D161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62]/86400" table:style-name="ce2">
            <text:p>0.0</text:p>
          </table:table-cell>
          <table:table-cell office:value-type="time" office:time-value="PT0H0M0S" table:formula="of:=[.$H$1]*[.C162]" table:style-name="ce3">
            <text:p>00:00:00</text:p>
          </table:table-cell>
          <table:table-cell office:value-type="time" office:time-value="PT7H57M48S" table:formula="of:=SUM([.D$1:.D162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63]/86400" table:style-name="ce2">
            <text:p>0.0</text:p>
          </table:table-cell>
          <table:table-cell office:value-type="time" office:time-value="PT0H0M0S" table:formula="of:=[.$H$1]*[.C163]" table:style-name="ce3">
            <text:p>00:00:00</text:p>
          </table:table-cell>
          <table:table-cell office:value-type="time" office:time-value="PT7H57M48S" table:formula="of:=SUM([.D$1:.D163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64]/86400" table:style-name="ce2">
            <text:p>0.0</text:p>
          </table:table-cell>
          <table:table-cell office:value-type="time" office:time-value="PT0H0M0S" table:formula="of:=[.$H$1]*[.C164]" table:style-name="ce3">
            <text:p>00:00:00</text:p>
          </table:table-cell>
          <table:table-cell office:value-type="time" office:time-value="PT7H57M48S" table:formula="of:=SUM([.D$1:.D164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65]/86400" table:style-name="ce2">
            <text:p>0.0</text:p>
          </table:table-cell>
          <table:table-cell office:value-type="time" office:time-value="PT0H0M0S" table:formula="of:=[.$H$1]*[.C165]" table:style-name="ce3">
            <text:p>00:00:00</text:p>
          </table:table-cell>
          <table:table-cell office:value-type="time" office:time-value="PT7H57M48S" table:formula="of:=SUM([.D$1:.D165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66]/86400" table:style-name="ce2">
            <text:p>0.0</text:p>
          </table:table-cell>
          <table:table-cell office:value-type="time" office:time-value="PT0H0M0S" table:formula="of:=[.$H$1]*[.C166]" table:style-name="ce3">
            <text:p>00:00:00</text:p>
          </table:table-cell>
          <table:table-cell office:value-type="time" office:time-value="PT7H57M48S" table:formula="of:=SUM([.D$1:.D166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67]/86400" table:style-name="ce2">
            <text:p>0.0</text:p>
          </table:table-cell>
          <table:table-cell office:value-type="time" office:time-value="PT0H0M0S" table:formula="of:=[.$H$1]*[.C167]" table:style-name="ce3">
            <text:p>00:00:00</text:p>
          </table:table-cell>
          <table:table-cell office:value-type="time" office:time-value="PT7H57M48S" table:formula="of:=SUM([.D$1:.D167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68]/86400" table:style-name="ce2">
            <text:p>0.0</text:p>
          </table:table-cell>
          <table:table-cell office:value-type="time" office:time-value="PT0H0M0S" table:formula="of:=[.$H$1]*[.C168]" table:style-name="ce3">
            <text:p>00:00:00</text:p>
          </table:table-cell>
          <table:table-cell office:value-type="time" office:time-value="PT7H57M48S" table:formula="of:=SUM([.D$1:.D168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69]/86400" table:style-name="ce2">
            <text:p>0.0</text:p>
          </table:table-cell>
          <table:table-cell office:value-type="time" office:time-value="PT0H0M0S" table:formula="of:=[.$H$1]*[.C169]" table:style-name="ce3">
            <text:p>00:00:00</text:p>
          </table:table-cell>
          <table:table-cell office:value-type="time" office:time-value="PT7H57M48S" table:formula="of:=SUM([.D$1:.D169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70]/86400" table:style-name="ce2">
            <text:p>0.0</text:p>
          </table:table-cell>
          <table:table-cell office:value-type="time" office:time-value="PT0H0M0S" table:formula="of:=[.$H$1]*[.C170]" table:style-name="ce3">
            <text:p>00:00:00</text:p>
          </table:table-cell>
          <table:table-cell office:value-type="time" office:time-value="PT7H57M48S" table:formula="of:=SUM([.D$1:.D170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71]/86400" table:style-name="ce2">
            <text:p>0.0</text:p>
          </table:table-cell>
          <table:table-cell office:value-type="time" office:time-value="PT0H0M0S" table:formula="of:=[.$H$1]*[.C171]" table:style-name="ce3">
            <text:p>00:00:00</text:p>
          </table:table-cell>
          <table:table-cell office:value-type="time" office:time-value="PT7H57M48S" table:formula="of:=SUM([.D$1:.D171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72]/86400" table:style-name="ce2">
            <text:p>0.0</text:p>
          </table:table-cell>
          <table:table-cell office:value-type="time" office:time-value="PT0H0M0S" table:formula="of:=[.$H$1]*[.C172]" table:style-name="ce3">
            <text:p>00:00:00</text:p>
          </table:table-cell>
          <table:table-cell office:value-type="time" office:time-value="PT7H57M48S" table:formula="of:=SUM([.D$1:.D172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73]/86400" table:style-name="ce2">
            <text:p>0.0</text:p>
          </table:table-cell>
          <table:table-cell office:value-type="time" office:time-value="PT0H0M0S" table:formula="of:=[.$H$1]*[.C173]" table:style-name="ce3">
            <text:p>00:00:00</text:p>
          </table:table-cell>
          <table:table-cell office:value-type="time" office:time-value="PT7H57M48S" table:formula="of:=SUM([.D$1:.D173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74]/86400" table:style-name="ce2">
            <text:p>0.0</text:p>
          </table:table-cell>
          <table:table-cell office:value-type="time" office:time-value="PT0H0M0S" table:formula="of:=[.$H$1]*[.C174]" table:style-name="ce3">
            <text:p>00:00:00</text:p>
          </table:table-cell>
          <table:table-cell office:value-type="time" office:time-value="PT7H57M48S" table:formula="of:=SUM([.D$1:.D174])" table:style-name="ce3">
            <text:p>07:57:4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table:formula="of:=[.B175]/86400" table:style-name="ce2">
            <text:p>0.0</text:p>
          </table:table-cell>
          <table:table-cell office:value-type="time" office:time-value="PT0H0M0S" table:formula="of:=[.$H$1]*[.C175]" table:style-name="ce3">
            <text:p>00:00:00</text:p>
          </table:table-cell>
          <table:table-cell office:value-type="time" office:time-value="PT7H57M48S" table:formula="of:=SUM([.D$1:.D175])" table:style-name="ce3">
            <text:p>07:57:49</text:p>
          </table:table-cell>
          <table:table-cell table:number-columns-repeated="16379"/>
        </table:table-row>
        <table:table-row table:number-rows-repeated="1048401" table:style-name="ro2">
          <table:table-cell table:number-columns-repeated="16384"/>
        </table:table-row>
      </table:table>
      <table:table table:name="148" table:style-name="ta2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office:value-type="string" office:string-value="Name" table:formula="of:=[data.A1]" table:style-name="ce1">
            <text:p>Name</text:p>
          </table:table-cell>
          <table:table-cell office:value-type="float" office:value="148" table:style-name="ce1">
            <text:p>148</text:p>
          </table:table-cell>
          <table:table-cell table:style-name="ce1"/>
          <table:table-cell office:value-type="time" office:time-value="PT9H30M17S" table:formula="of:=[.B1]*[data.G1]/86400" table:style-name="ce3">
            <text:p>09:30:18</text:p>
          </table:table-cell>
          <table:table-cell table:number-columns-repeated="16380"/>
        </table:table-row>
        <table:table-row table:style-name="ro1">
          <table:table-cell office:value-type="string" office:string-value="2.2. Host System Requirements" table:formula="of:=[data.A2]" table:style-name="ce1">
            <text:p>2.2. Host System Requirements</text:p>
          </table:table-cell>
          <table:table-cell office:value-type="time" office:time-value="PT0H0M0S" table:formula="of:=[data.B2]*[.$B$1]/86400" table:style-name="ce3">
            <text:p>00:00:0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2.4. Creating a New Partition" table:formula="of:=[data.A3]" table:style-name="ce1">
            <text:p>2.4. Creating a New Partition</text:p>
          </table:table-cell>
          <table:table-cell office:value-type="time" office:time-value="PT0H0M0S" table:formula="of:=[data.B3]*[.$B$1]/86400" table:style-name="ce3">
            <text:p>00:00:0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3. All Packages" table:formula="of:=[data.A4]" table:style-name="ce1">
            <text:p>3. All Packages</text:p>
          </table:table-cell>
          <table:table-cell office:value-type="time" office:time-value="PT0H0M0S" table:formula="of:=[data.B4]*[.$B$1]/86400" table:style-name="ce3">
            <text:p>00:00:0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4. Binutils-2.31.1 - Pass 1" table:formula="of:=[data.A5]" table:style-name="ce1">
            <text:p>5.4. Binutils-2.31.1 - Pass 1</text:p>
          </table:table-cell>
          <table:table-cell office:value-type="time" office:time-value="PT0H2M28S" table:formula="of:=[data.B5]*[.$B$1]/86400" table:style-name="ce3">
            <text:p>00:02:28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5. GCC-8.2.0 - Pass 1" table:formula="of:=[data.A6]" table:style-name="ce1">
            <text:p>5.5. GCC-8.2.0 - Pass 1</text:p>
          </table:table-cell>
          <table:table-cell office:value-type="time" office:time-value="PT0H35M16S" table:formula="of:=[data.B6]*[.$B$1]/86400" table:style-name="ce3">
            <text:p>00:35:16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6. Linux-4.18.5 API Headers" table:formula="of:=[data.A7]" table:style-name="ce1">
            <text:p>5.6. Linux-4.18.5 API Headers</text:p>
          </table:table-cell>
          <table:table-cell office:value-type="time" office:time-value="PT0H0M14S" table:formula="of:=[data.B7]*[.$B$1]/86400" table:style-name="ce3">
            <text:p>00:00:15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7. Glibc-2.28" table:formula="of:=[data.A8]" table:style-name="ce1">
            <text:p>5.7. Glibc-2.28</text:p>
          </table:table-cell>
          <table:table-cell office:value-type="time" office:time-value="PT0H11M35S" table:formula="of:=[data.B8]*[.$B$1]/86400" table:style-name="ce3">
            <text:p>00:11:36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8. Libstdc++ from GCC-8.2.0" table:formula="of:=[data.A9]" table:style-name="ce1">
            <text:p>5.8. Libstdc++ from GCC-8.2.0</text:p>
          </table:table-cell>
          <table:table-cell office:value-type="time" office:time-value="PT0H1M14S" table:formula="of:=[data.B9]*[.$B$1]/86400" table:style-name="ce3">
            <text:p>00:01:14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9. Binutils-2.31.1" table:formula="of:=[data.A10]" table:style-name="ce1">
            <text:p>5.9. Binutils-2.31.1</text:p>
          </table:table-cell>
          <table:table-cell office:value-type="time" office:time-value="PT0H2M42S" table:formula="of:=[data.B10]*[.$B$1]/86400" table:style-name="ce3">
            <text:p>00:02:43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10. GCC-8.2.0 - Pass 2" table:formula="of:=[data.A11]" table:style-name="ce1">
            <text:p>5.10. GCC-8.2.0 - Pass 2</text:p>
          </table:table-cell>
          <table:table-cell office:value-type="time" office:time-value="PT0H27M8S" table:formula="of:=[data.B11]*[.$B$1]/86400" table:style-name="ce3">
            <text:p>00:27:08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11. Tcl-8.6.8" table:formula="of:=[data.A12]" table:style-name="ce1">
            <text:p>5.11. Tcl-8.6.8</text:p>
          </table:table-cell>
          <table:table-cell office:value-type="time" office:time-value="PT0H2M13S" table:formula="of:=[data.B12]*[.$B$1]/86400" table:style-name="ce3">
            <text:p>00:02:13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12. Expect-5.45.4" table:formula="of:=[data.A13]" table:style-name="ce1">
            <text:p>5.12. Expect-5.45.4</text:p>
          </table:table-cell>
          <table:table-cell office:value-type="time" office:time-value="PT0H0M14S" table:formula="of:=[data.B13]*[.$B$1]/86400" table:style-name="ce3">
            <text:p>00:00:15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13. DejaGNU-1.6.1" table:formula="of:=[data.A14]" table:style-name="ce1">
            <text:p>5.13. DejaGNU-1.6.1</text:p>
          </table:table-cell>
          <table:table-cell office:value-type="time" office:time-value="PT0H0M14S" table:formula="of:=[data.B14]*[.$B$1]/86400" table:style-name="ce3">
            <text:p>00:00:15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14. M4-1.4.18" table:formula="of:=[data.A15]" table:style-name="ce1">
            <text:p>5.14. M4-1.4.18</text:p>
          </table:table-cell>
          <table:table-cell office:value-type="time" office:time-value="PT0H0M29S" table:formula="of:=[data.B15]*[.$B$1]/86400" table:style-name="ce3">
            <text:p>00:00:3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15. Ncurses-6.1" table:formula="of:=[data.A16]" table:style-name="ce1">
            <text:p>5.15. Ncurses-6.1</text:p>
          </table:table-cell>
          <table:table-cell office:value-type="time" office:time-value="PT0H1M28S" table:formula="of:=[data.B16]*[.$B$1]/86400" table:style-name="ce3">
            <text:p>00:01:29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16. Bash-4.4.18" table:formula="of:=[data.A17]" table:style-name="ce1">
            <text:p>5.16. Bash-4.4.18</text:p>
          </table:table-cell>
          <table:table-cell office:value-type="time" office:time-value="PT0H0M59S" table:formula="of:=[data.B17]*[.$B$1]/86400" table:style-name="ce3">
            <text:p>00:00:59</text:p>
          </table:table-cell>
          <table:table-cell table:number-columns-repeated="16382"/>
        </table:table-row>
        <table:table-row table:style-name="ro1">
          <table:table-cell office:value-type="string" office:string-value="5.17. Bison-3.0.5" table:formula="of:=[data.A18]" table:style-name="ce1">
            <text:p>5.17. Bison-3.0.5</text:p>
          </table:table-cell>
          <table:table-cell office:value-type="time" office:time-value="PT0H0M44S" table:formula="of:=[data.B18]*[.$B$1]/86400" table:style-name="ce3">
            <text:p>00:00:44</text:p>
          </table:table-cell>
          <table:table-cell table:number-columns-repeated="16382"/>
        </table:table-row>
        <table:table-row table:style-name="ro1">
          <table:table-cell office:value-type="string" office:string-value="5.18. Bzip2-1.0.6" table:formula="of:=[data.A19]" table:style-name="ce1">
            <text:p>5.18. Bzip2-1.0.6</text:p>
          </table:table-cell>
          <table:table-cell office:value-type="time" office:time-value="PT0H13M34S" table:formula="of:=[data.B19]*[.$B$1]/86400" table:style-name="ce3">
            <text:p>00:13:34</text:p>
          </table:table-cell>
          <table:table-cell table:number-columns-repeated="16382"/>
        </table:table-row>
        <table:table-row table:style-name="ro1">
          <table:table-cell office:value-type="string" office:string-value="5.19. Coreutils-8.30" table:formula="of:=[data.A20]" table:style-name="ce1">
            <text:p>5.19. Coreutils-8.30</text:p>
          </table:table-cell>
          <table:table-cell office:value-type="time" office:time-value="PT0H1M43S" table:formula="of:=[data.B20]*[.$B$1]/86400" table:style-name="ce3">
            <text:p>00:01:44</text:p>
          </table:table-cell>
          <table:table-cell table:number-columns-repeated="16382"/>
        </table:table-row>
        <table:table-row table:style-name="ro1">
          <table:table-cell office:value-type="string" office:string-value="5.20. Diffutils-3.6" table:formula="of:=[data.A21]" table:style-name="ce1">
            <text:p>5.20. Diffutils-3.6</text:p>
          </table:table-cell>
          <table:table-cell office:value-type="time" office:time-value="PT0H0M29S" table:formula="of:=[data.B21]*[.$B$1]/86400" table:style-name="ce3">
            <text:p>00:00:30</text:p>
          </table:table-cell>
          <table:table-cell table:number-columns-repeated="16382"/>
        </table:table-row>
        <table:table-row table:style-name="ro1">
          <table:table-cell office:value-type="string" office:string-value="5.21. File-5.34" table:formula="of:=[data.A22]" table:style-name="ce1">
            <text:p>5.21. File-5.34</text:p>
          </table:table-cell>
          <table:table-cell office:value-type="time" office:time-value="PT0H0M14S" table:formula="of:=[data.B22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5.22. Findutils-4.6.0" table:formula="of:=[data.A23]" table:style-name="ce1">
            <text:p>5.22. Findutils-4.6.0</text:p>
          </table:table-cell>
          <table:table-cell office:value-type="time" office:time-value="PT0H0M44S" table:formula="of:=[data.B23]*[.$B$1]/86400" table:style-name="ce3">
            <text:p>00:00:44</text:p>
          </table:table-cell>
          <table:table-cell table:number-columns-repeated="16382"/>
        </table:table-row>
        <table:table-row table:style-name="ro1">
          <table:table-cell office:value-type="string" office:string-value="5.23. Gawk-4.2.1" table:formula="of:=[data.A24]" table:style-name="ce1">
            <text:p>5.23. Gawk-4.2.1</text:p>
          </table:table-cell>
          <table:table-cell office:value-type="time" office:time-value="PT0H0M29S" table:formula="of:=[data.B24]*[.$B$1]/86400" table:style-name="ce3">
            <text:p>00:00:30</text:p>
          </table:table-cell>
          <table:table-cell table:number-columns-repeated="16382"/>
        </table:table-row>
        <table:table-row table:style-name="ro1">
          <table:table-cell office:value-type="string" office:string-value="5.24. Gettext-0.19.8.1" table:formula="of:=[data.A25]" table:style-name="ce1">
            <text:p>5.24. Gettext-0.19.8.1</text:p>
          </table:table-cell>
          <table:table-cell office:value-type="time" office:time-value="PT0H2M13S" table:formula="of:=[data.B25]*[.$B$1]/86400" table:style-name="ce3">
            <text:p>00:02:13</text:p>
          </table:table-cell>
          <table:table-cell table:number-columns-repeated="16382"/>
        </table:table-row>
        <table:table-row table:style-name="ro1">
          <table:table-cell office:value-type="string" office:string-value="5.25. Grep-3.1" table:formula="of:=[data.A26]" table:style-name="ce1">
            <text:p>5.25. Grep-3.1</text:p>
          </table:table-cell>
          <table:table-cell office:value-type="time" office:time-value="PT0H0M29S" table:formula="of:=[data.B26]*[.$B$1]/86400" table:style-name="ce3">
            <text:p>00:00:30</text:p>
          </table:table-cell>
          <table:table-cell table:number-columns-repeated="16382"/>
        </table:table-row>
        <table:table-row table:style-name="ro1">
          <table:table-cell office:value-type="string" office:string-value="5.26. Gzip-1.9" table:formula="of:=[data.A27]" table:style-name="ce1">
            <text:p>5.26. Gzip-1.9</text:p>
          </table:table-cell>
          <table:table-cell office:value-type="time" office:time-value="PT0H0M14S" table:formula="of:=[data.B27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5.27. Make-4.2.1" table:formula="of:=[data.A28]" table:style-name="ce1">
            <text:p>5.27. Make-4.2.1</text:p>
          </table:table-cell>
          <table:table-cell office:value-type="time" office:time-value="PT0H0M14S" table:formula="of:=[data.B28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5.28. Patch-2.7.6" table:formula="of:=[data.A29]" table:style-name="ce1">
            <text:p>5.28. Patch-2.7.6</text:p>
          </table:table-cell>
          <table:table-cell office:value-type="time" office:time-value="PT0H0M29S" table:formula="of:=[data.B29]*[.$B$1]/86400" table:style-name="ce3">
            <text:p>00:00:30</text:p>
          </table:table-cell>
          <table:table-cell table:number-columns-repeated="16382"/>
        </table:table-row>
        <table:table-row table:style-name="ro1">
          <table:table-cell office:value-type="string" office:string-value="5.29. Perl-5.28.0" table:formula="of:=[data.A30]" table:style-name="ce1">
            <text:p>5.29. Perl-5.28.0</text:p>
          </table:table-cell>
          <table:table-cell office:value-type="time" office:time-value="PT0H3M42S" table:formula="of:=[data.B30]*[.$B$1]/86400" table:style-name="ce3">
            <text:p>00:03:42</text:p>
          </table:table-cell>
          <table:table-cell table:number-columns-repeated="16382"/>
        </table:table-row>
        <table:table-row table:style-name="ro1">
          <table:table-cell office:value-type="string" office:string-value="5.30. Sed-4.5" table:formula="of:=[data.A31]" table:style-name="ce1">
            <text:p>5.30. Sed-4.5</text:p>
          </table:table-cell>
          <table:table-cell office:value-type="time" office:time-value="PT0H0M29S" table:formula="of:=[data.B31]*[.$B$1]/86400" table:style-name="ce3">
            <text:p>00:00:30</text:p>
          </table:table-cell>
          <table:table-cell table:number-columns-repeated="16382"/>
        </table:table-row>
        <table:table-row table:style-name="ro1">
          <table:table-cell office:value-type="string" office:string-value="5.31. Tar-1.30" table:formula="of:=[data.A32]" table:style-name="ce1">
            <text:p>5.31. Tar-1.30</text:p>
          </table:table-cell>
          <table:table-cell office:value-type="time" office:time-value="PT0H0M59S" table:formula="of:=[data.B32]*[.$B$1]/86400" table:style-name="ce3">
            <text:p>00:00:59</text:p>
          </table:table-cell>
          <table:table-cell table:number-columns-repeated="16382"/>
        </table:table-row>
        <table:table-row table:style-name="ro1">
          <table:table-cell office:value-type="string" office:string-value="5.32. Texinfo-6.5" table:formula="of:=[data.A33]" table:style-name="ce1">
            <text:p>5.32. Texinfo-6.5</text:p>
          </table:table-cell>
          <table:table-cell office:value-type="time" office:time-value="PT0H0M29S" table:formula="of:=[data.B33]*[.$B$1]/86400" table:style-name="ce3">
            <text:p>00:00:30</text:p>
          </table:table-cell>
          <table:table-cell table:number-columns-repeated="16382"/>
        </table:table-row>
        <table:table-row table:style-name="ro1">
          <table:table-cell office:value-type="string" office:string-value="5.33. Util-linux-2.32.1" table:formula="of:=[data.A34]" table:style-name="ce1">
            <text:p>5.33. Util-linux-2.32.1</text:p>
          </table:table-cell>
          <table:table-cell office:value-type="time" office:time-value="PT0H2M28S" table:formula="of:=[data.B34]*[.$B$1]/86400" table:style-name="ce3">
            <text:p>00:02:28</text:p>
          </table:table-cell>
          <table:table-cell table:number-columns-repeated="16382"/>
        </table:table-row>
        <table:table-row table:style-name="ro1">
          <table:table-cell office:value-type="string" office:string-value="5.34. Xz-5.2.4" table:formula="of:=[data.A35]" table:style-name="ce1">
            <text:p>5.34. Xz-5.2.4</text:p>
          </table:table-cell>
          <table:table-cell office:value-type="time" office:time-value="PT0H0M29S" table:formula="of:=[data.B35]*[.$B$1]/86400" table:style-name="ce3">
            <text:p>00:00:30</text:p>
          </table:table-cell>
          <table:table-cell table:number-columns-repeated="16382"/>
        </table:table-row>
        <table:table-row table:style-name="ro1">
          <table:table-cell office:value-type="string" office:string-value="5.35. Stripping" table:formula="of:=[data.A36]" table:style-name="ce1">
            <text:p>5.35. Stripping</text:p>
          </table:table-cell>
          <table:table-cell office:value-type="time" office:time-value="PT0H0M0S" table:formula="of:=[data.B36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string" office:string-value="5.36. Changing Ownership" table:formula="of:=[data.A37]" table:style-name="ce1">
            <text:p>5.36. Changing Ownership</text:p>
          </table:table-cell>
          <table:table-cell office:value-type="time" office:time-value="PT0H0M0S" table:formula="of:=[data.B37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string" office:string-value="6.2. Preparing Virtual Kernel File Systems" table:formula="of:=[data.A38]" table:style-name="ce1">
            <text:p>6.2. Preparing Virtual Kernel File Systems</text:p>
          </table:table-cell>
          <table:table-cell office:value-type="time" office:time-value="PT0H0M0S" table:formula="of:=[data.B38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string" office:string-value="6.4. Entering the Chroot Environment" table:formula="of:=[data.A39]" table:style-name="ce1">
            <text:p>6.4. Entering the Chroot Environment</text:p>
          </table:table-cell>
          <table:table-cell office:value-type="time" office:time-value="PT0H0M0S" table:formula="of:=[data.B39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string" office:string-value="6.5. Creating Directories" table:formula="of:=[data.A40]" table:style-name="ce1">
            <text:p>6.5. Creating Directories</text:p>
          </table:table-cell>
          <table:table-cell office:value-type="time" office:time-value="PT0H0M0S" table:formula="of:=[data.B40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string" office:string-value="6.6. Creating Essential Files and Symlinks" table:formula="of:=[data.A41]" table:style-name="ce1">
            <text:p>6.6. Creating Essential Files and Symlinks</text:p>
          </table:table-cell>
          <table:table-cell office:value-type="time" office:time-value="PT0H0M0S" table:formula="of:=[data.B41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string" office:string-value="6.7. Linux-4.18.5 API Headers" table:formula="of:=[data.A42]" table:style-name="ce1">
            <text:p>6.7. Linux-4.18.5 API Headers</text:p>
          </table:table-cell>
          <table:table-cell office:value-type="time" office:time-value="PT0H0M14S" table:formula="of:=[data.B42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8. Man-pages-4.16" table:formula="of:=[data.A43]" table:style-name="ce1">
            <text:p>6.8. Man-pages-4.16</text:p>
          </table:table-cell>
          <table:table-cell office:value-type="time" office:time-value="PT0H0M14S" table:formula="of:=[data.B43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9. Glibc-2.28" table:formula="of:=[data.A44]" table:style-name="ce1">
            <text:p>6.9. Glibc-2.28</text:p>
          </table:table-cell>
          <table:table-cell office:value-type="time" office:time-value="PT0H59M12S" table:formula="of:=[data.B44]*[.$B$1]/86400" table:style-name="ce3">
            <text:p>00:59:12</text:p>
          </table:table-cell>
          <table:table-cell table:number-columns-repeated="16382"/>
        </table:table-row>
        <table:table-row table:style-name="ro1">
          <table:table-cell office:value-type="string" office:string-value="6.10. Adjusting the Toolchain" table:formula="of:=[data.A45]" table:style-name="ce1">
            <text:p>6.10. Adjusting the Toolchain</text:p>
          </table:table-cell>
          <table:table-cell office:value-type="time" office:time-value="PT0H0M0S" table:formula="of:=[data.B45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string" office:string-value="6.11. Zlib-1.2.11" table:formula="of:=[data.A46]" table:style-name="ce1">
            <text:p>6.11. Zlib-1.2.11</text:p>
          </table:table-cell>
          <table:table-cell office:value-type="time" office:time-value="PT0H0M14S" table:formula="of:=[data.B46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12. File-5.34" table:formula="of:=[data.A47]" table:style-name="ce1">
            <text:p>6.12. File-5.34</text:p>
          </table:table-cell>
          <table:table-cell office:value-type="time" office:time-value="PT0H0M14S" table:formula="of:=[data.B47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13. Readline-7.0" table:formula="of:=[data.A48]" table:style-name="ce1">
            <text:p>6.13. Readline-7.0</text:p>
          </table:table-cell>
          <table:table-cell office:value-type="time" office:time-value="PT0H0M14S" table:formula="of:=[data.B48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14. M4-1.4.18" table:formula="of:=[data.A49]" table:style-name="ce1">
            <text:p>6.14. M4-1.4.18</text:p>
          </table:table-cell>
          <table:table-cell office:value-type="time" office:time-value="PT0H0M59S" table:formula="of:=[data.B49]*[.$B$1]/86400" table:style-name="ce3">
            <text:p>00:00:59</text:p>
          </table:table-cell>
          <table:table-cell table:number-columns-repeated="16382"/>
        </table:table-row>
        <table:table-row table:style-name="ro1">
          <table:table-cell office:value-type="string" office:string-value="6.15. Bc-1.07.1" table:formula="of:=[data.A50]" table:style-name="ce1">
            <text:p>6.15. Bc-1.07.1</text:p>
          </table:table-cell>
          <table:table-cell office:value-type="time" office:time-value="PT0H0M14S" table:formula="of:=[data.B50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16. Binutils-2.31.1" table:formula="of:=[data.A51]" table:style-name="ce1">
            <text:p>6.16. Binutils-2.31.1</text:p>
          </table:table-cell>
          <table:table-cell office:value-type="time" office:time-value="PT0H16M16S" table:formula="of:=[data.B51]*[.$B$1]/86400" table:style-name="ce3">
            <text:p>00:16:17</text:p>
          </table:table-cell>
          <table:table-cell table:number-columns-repeated="16382"/>
        </table:table-row>
        <table:table-row table:style-name="ro1">
          <table:table-cell office:value-type="string" office:string-value="6.17. GMP-6.1.2" table:formula="of:=[data.A52]" table:style-name="ce1">
            <text:p>6.17. GMP-6.1.2</text:p>
          </table:table-cell>
          <table:table-cell office:value-type="time" office:time-value="PT0H3M12S" table:formula="of:=[data.B52]*[.$B$1]/86400" table:style-name="ce3">
            <text:p>00:03:12</text:p>
          </table:table-cell>
          <table:table-cell table:number-columns-repeated="16382"/>
        </table:table-row>
        <table:table-row table:style-name="ro1">
          <table:table-cell office:value-type="string" office:string-value="6.18. MPFR-4.0.1" table:formula="of:=[data.A53]" table:style-name="ce1">
            <text:p>6.18. MPFR-4.0.1</text:p>
          </table:table-cell>
          <table:table-cell office:value-type="time" office:time-value="PT0H2M42S" table:formula="of:=[data.B53]*[.$B$1]/86400" table:style-name="ce3">
            <text:p>00:02:43</text:p>
          </table:table-cell>
          <table:table-cell table:number-columns-repeated="16382"/>
        </table:table-row>
        <table:table-row table:style-name="ro1">
          <table:table-cell office:value-type="string" office:string-value="6.19. MPC-1.1.0" table:formula="of:=[data.A54]" table:style-name="ce1">
            <text:p>6.19. MPC-1.1.0</text:p>
          </table:table-cell>
          <table:table-cell office:value-type="time" office:time-value="PT0H0M44S" table:formula="of:=[data.B54]*[.$B$1]/86400" table:style-name="ce3">
            <text:p>00:00:44</text:p>
          </table:table-cell>
          <table:table-cell table:number-columns-repeated="16382"/>
        </table:table-row>
        <table:table-row table:style-name="ro1">
          <table:table-cell office:value-type="string" office:string-value="6.20. Shadow-4.6" table:formula="of:=[data.A55]" table:style-name="ce1">
            <text:p>6.20. Shadow-4.6</text:p>
          </table:table-cell>
          <table:table-cell office:value-type="time" office:time-value="PT0H0M29S" table:formula="of:=[data.B55]*[.$B$1]/86400" table:style-name="ce3">
            <text:p>00:00:30</text:p>
          </table:table-cell>
          <table:table-cell table:number-columns-repeated="16382"/>
        </table:table-row>
        <table:table-row table:style-name="ro1">
          <table:table-cell office:value-type="string" office:string-value="6.21. GCC-8.2.0" table:formula="of:=[data.A56]" table:style-name="ce1">
            <text:p>6.21. GCC-8.2.0</text:p>
          </table:table-cell>
          <table:table-cell office:value-type="time" office:time-value="PT3H46M56S" table:formula="of:=[data.B56]*[.$B$1]/86400" table:style-name="ce3">
            <text:p>03:46:56</text:p>
          </table:table-cell>
          <table:table-cell table:number-columns-repeated="16382"/>
        </table:table-row>
        <table:table-row table:style-name="ro1">
          <table:table-cell office:value-type="string" office:string-value="6.22. Bzip2-1.0.6" table:formula="of:=[data.A57]" table:style-name="ce1">
            <text:p>6.22. Bzip2-1.0.6</text:p>
          </table:table-cell>
          <table:table-cell office:value-type="time" office:time-value="PT0H0M14S" table:formula="of:=[data.B57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23. Pkg-config-0.29.2" table:formula="of:=[data.A58]" table:style-name="ce1">
            <text:p>6.23. Pkg-config-0.29.2</text:p>
          </table:table-cell>
          <table:table-cell office:value-type="time" office:time-value="PT0H0M59S" table:formula="of:=[data.B58]*[.$B$1]/86400" table:style-name="ce3">
            <text:p>00:00:59</text:p>
          </table:table-cell>
          <table:table-cell table:number-columns-repeated="16382"/>
        </table:table-row>
        <table:table-row table:style-name="ro1">
          <table:table-cell office:value-type="string" office:string-value="6.24. Ncurses-6.1" table:formula="of:=[data.A59]" table:style-name="ce1">
            <text:p>6.24. Ncurses-6.1</text:p>
          </table:table-cell>
          <table:table-cell office:value-type="time" office:time-value="PT0H0M59S" table:formula="of:=[data.B59]*[.$B$1]/86400" table:style-name="ce3">
            <text:p>00:00:59</text:p>
          </table:table-cell>
          <table:table-cell table:number-columns-repeated="16382"/>
        </table:table-row>
        <table:table-row table:style-name="ro1">
          <table:table-cell office:value-type="string" office:string-value="6.25. Attr-2.4.48" table:formula="of:=[data.A60]" table:style-name="ce1">
            <text:p>6.25. Attr-2.4.48</text:p>
          </table:table-cell>
          <table:table-cell office:value-type="time" office:time-value="PT0H0M14S" table:formula="of:=[data.B60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26. Acl-2.2.53" table:formula="of:=[data.A61]" table:style-name="ce1">
            <text:p>6.26. Acl-2.2.53</text:p>
          </table:table-cell>
          <table:table-cell office:value-type="time" office:time-value="PT0H0M14S" table:formula="of:=[data.B61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27. Libcap-2.25" table:formula="of:=[data.A62]" table:style-name="ce1">
            <text:p>6.27. Libcap-2.25</text:p>
          </table:table-cell>
          <table:table-cell office:value-type="time" office:time-value="PT0H0M14S" table:formula="of:=[data.B62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28. Sed-4.5" table:formula="of:=[data.A63]" table:style-name="ce1">
            <text:p>6.28. Sed-4.5</text:p>
          </table:table-cell>
          <table:table-cell office:value-type="time" office:time-value="PT0H1M14S" table:formula="of:=[data.B63]*[.$B$1]/86400" table:style-name="ce3">
            <text:p>00:01:14</text:p>
          </table:table-cell>
          <table:table-cell table:number-columns-repeated="16382"/>
        </table:table-row>
        <table:table-row table:style-name="ro1">
          <table:table-cell office:value-type="string" office:string-value="6.29. Psmisc-23.1" table:formula="of:=[data.A64]" table:style-name="ce1">
            <text:p>6.29. Psmisc-23.1</text:p>
          </table:table-cell>
          <table:table-cell office:value-type="time" office:time-value="PT0H0M14S" table:formula="of:=[data.B64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30. Iana-Etc-2.30" table:formula="of:=[data.A65]" table:style-name="ce1">
            <text:p>6.30. Iana-Etc-2.30</text:p>
          </table:table-cell>
          <table:table-cell office:value-type="time" office:time-value="PT0H0M14S" table:formula="of:=[data.B65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31. Bison-3.0.5" table:formula="of:=[data.A66]" table:style-name="ce1">
            <text:p>6.31. Bison-3.0.5</text:p>
          </table:table-cell>
          <table:table-cell office:value-type="time" office:time-value="PT0H0M44S" table:formula="of:=[data.B66]*[.$B$1]/86400" table:style-name="ce3">
            <text:p>00:00:44</text:p>
          </table:table-cell>
          <table:table-cell table:number-columns-repeated="16382"/>
        </table:table-row>
        <table:table-row table:style-name="ro1">
          <table:table-cell office:value-type="string" office:string-value="6.32. Flex-2.6.4" table:formula="of:=[data.A67]" table:style-name="ce1">
            <text:p>6.32. Flex-2.6.4</text:p>
          </table:table-cell>
          <table:table-cell office:value-type="time" office:time-value="PT0H0M59S" table:formula="of:=[data.B67]*[.$B$1]/86400" table:style-name="ce3">
            <text:p>00:00:59</text:p>
          </table:table-cell>
          <table:table-cell table:number-columns-repeated="16382"/>
        </table:table-row>
        <table:table-row table:style-name="ro1">
          <table:table-cell office:value-type="string" office:string-value="6.33. Grep-3.1" table:formula="of:=[data.A68]" table:style-name="ce1">
            <text:p>6.33. Grep-3.1</text:p>
          </table:table-cell>
          <table:table-cell office:value-type="time" office:time-value="PT0H0M59S" table:formula="of:=[data.B68]*[.$B$1]/86400" table:style-name="ce3">
            <text:p>00:00:59</text:p>
          </table:table-cell>
          <table:table-cell table:number-columns-repeated="16382"/>
        </table:table-row>
        <table:table-row table:style-name="ro1">
          <table:table-cell office:value-type="string" office:string-value="6.34. Bash-4.4.18" table:formula="of:=[data.A69]" table:style-name="ce1">
            <text:p>6.34. Bash-4.4.18</text:p>
          </table:table-cell>
          <table:table-cell office:value-type="time" office:time-value="PT0H5M10S" table:formula="of:=[data.B69]*[.$B$1]/86400" table:style-name="ce3">
            <text:p>00:05:11</text:p>
          </table:table-cell>
          <table:table-cell table:number-columns-repeated="16382"/>
        </table:table-row>
        <table:table-row table:style-name="ro1">
          <table:table-cell office:value-type="string" office:string-value="6.35. Libtool-2.4.6" table:formula="of:=[data.A70]" table:style-name="ce1">
            <text:p>6.35. Libtool-2.4.6</text:p>
          </table:table-cell>
          <table:table-cell office:value-type="time" office:time-value="PT0H4M41S" table:formula="of:=[data.B70]*[.$B$1]/86400" table:style-name="ce3">
            <text:p>00:04:41</text:p>
          </table:table-cell>
          <table:table-cell table:number-columns-repeated="16382"/>
        </table:table-row>
        <table:table-row table:style-name="ro1">
          <table:table-cell office:value-type="string" office:string-value="6.36. GDBM-1.17" table:formula="of:=[data.A71]" table:style-name="ce1">
            <text:p>6.36. GDBM-1.17</text:p>
          </table:table-cell>
          <table:table-cell office:value-type="time" office:time-value="PT0H0M14S" table:formula="of:=[data.B71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37. Gperf-3.1" table:formula="of:=[data.A72]" table:style-name="ce1">
            <text:p>6.37. Gperf-3.1</text:p>
          </table:table-cell>
          <table:table-cell office:value-type="time" office:time-value="PT0H0M14S" table:formula="of:=[data.B72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38. Expat-2.2.6" table:formula="of:=[data.A73]" table:style-name="ce1">
            <text:p>6.38. Expat-2.2.6</text:p>
          </table:table-cell>
          <table:table-cell office:value-type="time" office:time-value="PT0H0M14S" table:formula="of:=[data.B73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39. Inetutils-1.9.4" table:formula="of:=[data.A74]" table:style-name="ce1">
            <text:p>6.39. Inetutils-1.9.4</text:p>
          </table:table-cell>
          <table:table-cell office:value-type="time" office:time-value="PT0H0M59S" table:formula="of:=[data.B74]*[.$B$1]/86400" table:style-name="ce3">
            <text:p>00:00:59</text:p>
          </table:table-cell>
          <table:table-cell table:number-columns-repeated="16382"/>
        </table:table-row>
        <table:table-row table:style-name="ro1">
          <table:table-cell office:value-type="string" office:string-value="6.40. Perl-5.28.0" table:formula="of:=[data.A75]" table:style-name="ce1">
            <text:p>6.40. Perl-5.28.0</text:p>
          </table:table-cell>
          <table:table-cell office:value-type="time" office:time-value="PT0H22M26S" table:formula="of:=[data.B75]*[.$B$1]/86400" table:style-name="ce3">
            <text:p>00:22:27</text:p>
          </table:table-cell>
          <table:table-cell table:number-columns-repeated="16382"/>
        </table:table-row>
        <table:table-row table:style-name="ro1">
          <table:table-cell office:value-type="string" office:string-value="6.41. XML::Parser-2.44" table:formula="of:=[data.A76]" table:style-name="ce1">
            <text:p>6.41. XML::Parser-2.44</text:p>
          </table:table-cell>
          <table:table-cell office:value-type="time" office:time-value="PT0H0M14S" table:formula="of:=[data.B76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42. Intltool-0.51.0" table:formula="of:=[data.A77]" table:style-name="ce1">
            <text:p>6.42. Intltool-0.51.0</text:p>
          </table:table-cell>
          <table:table-cell office:value-type="time" office:time-value="PT0H0M14S" table:formula="of:=[data.B77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43. Autoconf-2.69" table:formula="of:=[data.A78]" table:style-name="ce1">
            <text:p>6.43. Autoconf-2.69</text:p>
          </table:table-cell>
          <table:table-cell office:value-type="time" office:time-value="PT0H8M38S" table:formula="of:=[data.B78]*[.$B$1]/86400" table:style-name="ce3">
            <text:p>00:08:38</text:p>
          </table:table-cell>
          <table:table-cell table:number-columns-repeated="16382"/>
        </table:table-row>
        <table:table-row table:style-name="ro1">
          <table:table-cell office:value-type="string" office:string-value="6.44. Automake-1.16.1" table:formula="of:=[data.A79]" table:style-name="ce1">
            <text:p>6.44. Automake-1.16.1</text:p>
          </table:table-cell>
          <table:table-cell office:value-type="time" office:time-value="PT0H21M57S" table:formula="of:=[data.B79]*[.$B$1]/86400" table:style-name="ce3">
            <text:p>00:21:57</text:p>
          </table:table-cell>
          <table:table-cell table:number-columns-repeated="16382"/>
        </table:table-row>
        <table:table-row table:style-name="ro1">
          <table:table-cell office:value-type="string" office:string-value="6.45. Xz-5.2.4" table:formula="of:=[data.A80]" table:style-name="ce1">
            <text:p>6.45. Xz-5.2.4</text:p>
          </table:table-cell>
          <table:table-cell office:value-type="time" office:time-value="PT0H0M29S" table:formula="of:=[data.B80]*[.$B$1]/86400" table:style-name="ce3">
            <text:p>00:00:30</text:p>
          </table:table-cell>
          <table:table-cell table:number-columns-repeated="16382"/>
        </table:table-row>
        <table:table-row table:style-name="ro1">
          <table:table-cell office:value-type="string" office:string-value="6.46. Kmod-25" table:formula="of:=[data.A81]" table:style-name="ce1">
            <text:p>6.46. Kmod-25</text:p>
          </table:table-cell>
          <table:table-cell office:value-type="time" office:time-value="PT0H0M14S" table:formula="of:=[data.B81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47. Gettext-0.19.8.1" table:formula="of:=[data.A82]" table:style-name="ce1">
            <text:p>6.47. Gettext-0.19.8.1</text:p>
          </table:table-cell>
          <table:table-cell office:value-type="time" office:time-value="PT0H6M24S" table:formula="of:=[data.B82]*[.$B$1]/86400" table:style-name="ce3">
            <text:p>00:06:25</text:p>
          </table:table-cell>
          <table:table-cell table:number-columns-repeated="16382"/>
        </table:table-row>
        <table:table-row table:style-name="ro1">
          <table:table-cell office:value-type="string" office:string-value="6.48. Libelf 0.173" table:formula="of:=[data.A83]" table:style-name="ce1">
            <text:p>6.48. Libelf 0.173</text:p>
          </table:table-cell>
          <table:table-cell office:value-type="time" office:time-value="PT0H2M28S" table:formula="of:=[data.B83]*[.$B$1]/86400" table:style-name="ce3">
            <text:p>00:02:28</text:p>
          </table:table-cell>
          <table:table-cell table:number-columns-repeated="16382"/>
        </table:table-row>
        <table:table-row table:style-name="ro1">
          <table:table-cell office:value-type="string" office:string-value="6.49. Libffi-3.2.1" table:formula="of:=[data.A84]" table:style-name="ce1">
            <text:p>6.49. Libffi-3.2.1</text:p>
          </table:table-cell>
          <table:table-cell office:value-type="time" office:time-value="PT0H0M59S" table:formula="of:=[data.B84]*[.$B$1]/86400" table:style-name="ce3">
            <text:p>00:00:59</text:p>
          </table:table-cell>
          <table:table-cell table:number-columns-repeated="16382"/>
        </table:table-row>
        <table:table-row table:style-name="ro1">
          <table:table-cell office:value-type="string" office:string-value="6.50. OpenSSL-1.1.0i" table:formula="of:=[data.A85]" table:style-name="ce1">
            <text:p>6.50. OpenSSL-1.1.0i</text:p>
          </table:table-cell>
          <table:table-cell office:value-type="time" office:time-value="PT0H4M11S" table:formula="of:=[data.B85]*[.$B$1]/86400" table:style-name="ce3">
            <text:p>00:04:12</text:p>
          </table:table-cell>
          <table:table-cell table:number-columns-repeated="16382"/>
        </table:table-row>
        <table:table-row table:style-name="ro1">
          <table:table-cell office:value-type="string" office:string-value="6.51. Python-3.7.0" table:formula="of:=[data.A86]" table:style-name="ce1">
            <text:p>6.51. Python-3.7.0</text:p>
          </table:table-cell>
          <table:table-cell office:value-type="time" office:time-value="PT0H3M12S" table:formula="of:=[data.B86]*[.$B$1]/86400" table:style-name="ce3">
            <text:p>00:03:12</text:p>
          </table:table-cell>
          <table:table-cell table:number-columns-repeated="16382"/>
        </table:table-row>
        <table:table-row table:style-name="ro1">
          <table:table-cell office:value-type="string" office:string-value="6.52. Ninja-1.8.2" table:formula="of:=[data.A87]" table:style-name="ce1">
            <text:p>6.52. Ninja-1.8.2</text:p>
          </table:table-cell>
          <table:table-cell office:value-type="time" office:time-value="PT0H0M29S" table:formula="of:=[data.B87]*[.$B$1]/86400" table:style-name="ce3">
            <text:p>00:00:30</text:p>
          </table:table-cell>
          <table:table-cell table:number-columns-repeated="16382"/>
        </table:table-row>
        <table:table-row table:style-name="ro1">
          <table:table-cell office:value-type="string" office:string-value="6.53. Meson-0.47.1" table:formula="of:=[data.A88]" table:style-name="ce1">
            <text:p>6.53. Meson-0.47.1</text:p>
          </table:table-cell>
          <table:table-cell office:value-type="time" office:time-value="PT0H0M14S" table:formula="of:=[data.B88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54. Procps-ng-3.3.15" table:formula="of:=[data.A89]" table:style-name="ce1">
            <text:p>6.54. Procps-ng-3.3.15</text:p>
          </table:table-cell>
          <table:table-cell office:value-type="time" office:time-value="PT0H0M14S" table:formula="of:=[data.B89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55. E2fsprogs-1.44.3" table:formula="of:=[data.A90]" table:style-name="ce1">
            <text:p>6.55. E2fsprogs-1.44.3</text:p>
          </table:table-cell>
          <table:table-cell office:value-type="time" office:time-value="PT0H3M56S" table:formula="of:=[data.B90]*[.$B$1]/86400" table:style-name="ce3">
            <text:p>00:03:57</text:p>
          </table:table-cell>
          <table:table-cell table:number-columns-repeated="16382"/>
        </table:table-row>
        <table:table-row table:style-name="ro1">
          <table:table-cell office:value-type="string" office:string-value="6.56. Coreutils-8.30" table:formula="of:=[data.A91]" table:style-name="ce1">
            <text:p>6.56. Coreutils-8.30</text:p>
          </table:table-cell>
          <table:table-cell office:value-type="time" office:time-value="PT0H8M8S" table:formula="of:=[data.B91]*[.$B$1]/86400" table:style-name="ce3">
            <text:p>00:08:08</text:p>
          </table:table-cell>
          <table:table-cell table:number-columns-repeated="16382"/>
        </table:table-row>
        <table:table-row table:style-name="ro1">
          <table:table-cell office:value-type="string" office:string-value="6.57. Check-0.12.0" table:formula="of:=[data.A92]" table:style-name="ce1">
            <text:p>6.57. Check-0.12.0</text:p>
          </table:table-cell>
          <table:table-cell office:value-type="time" office:time-value="PT0H9M22S" table:formula="of:=[data.B92]*[.$B$1]/86400" table:style-name="ce3">
            <text:p>00:09:22</text:p>
          </table:table-cell>
          <table:table-cell table:number-columns-repeated="16382"/>
        </table:table-row>
        <table:table-row table:style-name="ro1">
          <table:table-cell office:value-type="string" office:string-value="6.58. Diffutils-3.6" table:formula="of:=[data.A93]" table:style-name="ce1">
            <text:p>6.58. Diffutils-3.6</text:p>
          </table:table-cell>
          <table:table-cell office:value-type="time" office:time-value="PT0H0M59S" table:formula="of:=[data.B93]*[.$B$1]/86400" table:style-name="ce3">
            <text:p>00:00:59</text:p>
          </table:table-cell>
          <table:table-cell table:number-columns-repeated="16382"/>
        </table:table-row>
        <table:table-row table:style-name="ro1">
          <table:table-cell office:value-type="string" office:string-value="6.59. Gawk-4.2.1" table:formula="of:=[data.A94]" table:style-name="ce1">
            <text:p>6.59. Gawk-4.2.1</text:p>
          </table:table-cell>
          <table:table-cell office:value-type="time" office:time-value="PT0H0M59S" table:formula="of:=[data.B94]*[.$B$1]/86400" table:style-name="ce3">
            <text:p>00:00:59</text:p>
          </table:table-cell>
          <table:table-cell table:number-columns-repeated="16382"/>
        </table:table-row>
        <table:table-row table:style-name="ro1">
          <table:table-cell office:value-type="string" office:string-value="6.60. Findutils-4.6.0" table:formula="of:=[data.A95]" table:style-name="ce1">
            <text:p>6.60. Findutils-4.6.0</text:p>
          </table:table-cell>
          <table:table-cell office:value-type="time" office:time-value="PT0H1M43S" table:formula="of:=[data.B95]*[.$B$1]/86400" table:style-name="ce3">
            <text:p>00:01:44</text:p>
          </table:table-cell>
          <table:table-cell table:number-columns-repeated="16382"/>
        </table:table-row>
        <table:table-row table:style-name="ro1">
          <table:table-cell office:value-type="string" office:string-value="6.61. Groff-1.22.3" table:formula="of:=[data.A96]" table:style-name="ce1">
            <text:p>6.61. Groff-1.22.3</text:p>
          </table:table-cell>
          <table:table-cell office:value-type="time" office:time-value="PT0H1M14S" table:formula="of:=[data.B96]*[.$B$1]/86400" table:style-name="ce3">
            <text:p>00:01:14</text:p>
          </table:table-cell>
          <table:table-cell table:number-columns-repeated="16382"/>
        </table:table-row>
        <table:table-row table:style-name="ro1">
          <table:table-cell office:value-type="string" office:string-value="6.62. GRUB-2.02" table:formula="of:=[data.A97]" table:style-name="ce1">
            <text:p>6.62. GRUB-2.02</text:p>
          </table:table-cell>
          <table:table-cell office:value-type="time" office:time-value="PT0H1M58S" table:formula="of:=[data.B97]*[.$B$1]/86400" table:style-name="ce3">
            <text:p>00:01:58</text:p>
          </table:table-cell>
          <table:table-cell table:number-columns-repeated="16382"/>
        </table:table-row>
        <table:table-row table:style-name="ro1">
          <table:table-cell office:value-type="string" office:string-value="6.63. Less-530" table:formula="of:=[data.A98]" table:style-name="ce1">
            <text:p>6.63. Less-530</text:p>
          </table:table-cell>
          <table:table-cell office:value-type="time" office:time-value="PT0H0M14S" table:formula="of:=[data.B98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64. Gzip-1.9" table:formula="of:=[data.A99]" table:style-name="ce1">
            <text:p>6.64. Gzip-1.9</text:p>
          </table:table-cell>
          <table:table-cell office:value-type="time" office:time-value="PT0H0M14S" table:formula="of:=[data.B99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65. IPRoute2-4.18.0" table:formula="of:=[data.A100]" table:style-name="ce1">
            <text:p>6.65. IPRoute2-4.18.0</text:p>
          </table:table-cell>
          <table:table-cell office:value-type="time" office:time-value="PT0H0M29S" table:formula="of:=[data.B100]*[.$B$1]/86400" table:style-name="ce3">
            <text:p>00:00:30</text:p>
          </table:table-cell>
          <table:table-cell table:number-columns-repeated="16382"/>
        </table:table-row>
        <table:table-row table:style-name="ro1">
          <table:table-cell office:value-type="string" office:string-value="6.66. Kbd-2.0.4" table:formula="of:=[data.A101]" table:style-name="ce1">
            <text:p>6.66. Kbd-2.0.4</text:p>
          </table:table-cell>
          <table:table-cell office:value-type="time" office:time-value="PT0H0M14S" table:formula="of:=[data.B101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67. Libpipeline-1.5.0" table:formula="of:=[data.A102]" table:style-name="ce1">
            <text:p>6.67. Libpipeline-1.5.0</text:p>
          </table:table-cell>
          <table:table-cell office:value-type="time" office:time-value="PT0H0M14S" table:formula="of:=[data.B102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68. Make-4.2.1" table:formula="of:=[data.A103]" table:style-name="ce1">
            <text:p>6.68. Make-4.2.1</text:p>
          </table:table-cell>
          <table:table-cell office:value-type="time" office:time-value="PT0H1M28S" table:formula="of:=[data.B103]*[.$B$1]/86400" table:style-name="ce3">
            <text:p>00:01:29</text:p>
          </table:table-cell>
          <table:table-cell table:number-columns-repeated="16382"/>
        </table:table-row>
        <table:table-row table:style-name="ro1">
          <table:table-cell office:value-type="string" office:string-value="6.69. Patch-2.7.6" table:formula="of:=[data.A104]" table:style-name="ce1">
            <text:p>6.69. Patch-2.7.6</text:p>
          </table:table-cell>
          <table:table-cell office:value-type="time" office:time-value="PT0H0M29S" table:formula="of:=[data.B104]*[.$B$1]/86400" table:style-name="ce3">
            <text:p>00:00:30</text:p>
          </table:table-cell>
          <table:table-cell table:number-columns-repeated="16382"/>
        </table:table-row>
        <table:table-row table:style-name="ro1">
          <table:table-cell office:value-type="string" office:string-value="6.70. Sysklogd-1.5.1" table:formula="of:=[data.A105]" table:style-name="ce1">
            <text:p>6.70. Sysklogd-1.5.1</text:p>
          </table:table-cell>
          <table:table-cell office:value-type="time" office:time-value="PT0H0M14S" table:formula="of:=[data.B105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71. Sysvinit-2.90" table:formula="of:=[data.A106]" table:style-name="ce1">
            <text:p>6.71. Sysvinit-2.90</text:p>
          </table:table-cell>
          <table:table-cell office:value-type="time" office:time-value="PT0H0M14S" table:formula="of:=[data.B106]*[.$B$1]/86400" table:style-name="ce3">
            <text:p>00:00:15</text:p>
          </table:table-cell>
          <table:table-cell table:number-columns-repeated="16382"/>
        </table:table-row>
        <table:table-row table:style-name="ro1">
          <table:table-cell office:value-type="string" office:string-value="6.72. Eudev-3.2.5" table:formula="of:=[data.A107]" table:style-name="ce1">
            <text:p>6.72. Eudev-3.2.5</text:p>
          </table:table-cell>
          <table:table-cell office:value-type="time" office:time-value="PT0H0M29S" table:formula="of:=[data.B107]*[.$B$1]/86400" table:style-name="ce3">
            <text:p>00:00:30</text:p>
          </table:table-cell>
          <table:table-cell table:number-columns-repeated="16382"/>
        </table:table-row>
        <table:table-row table:style-name="ro1">
          <table:table-cell office:value-type="string" office:string-value="6.73. Util-linux-2.32.1" table:formula="of:=[data.A108]" table:style-name="ce1">
            <text:p>6.73. Util-linux-2.32.1</text:p>
          </table:table-cell>
          <table:table-cell office:value-type="time" office:time-value="PT0H2M42S" table:formula="of:=[data.B108]*[.$B$1]/86400" table:style-name="ce3">
            <text:p>00:02:43</text:p>
          </table:table-cell>
          <table:table-cell table:number-columns-repeated="16382"/>
        </table:table-row>
        <table:table-row table:style-name="ro1">
          <table:table-cell office:value-type="string" office:string-value="6.74. Man-DB-2.8.4" table:formula="of:=[data.A109]" table:style-name="ce1">
            <text:p>6.74. Man-DB-2.8.4</text:p>
          </table:table-cell>
          <table:table-cell office:value-type="time" office:time-value="PT0H0M59S" table:formula="of:=[data.B109]*[.$B$1]/86400" table:style-name="ce3">
            <text:p>00:00:59</text:p>
          </table:table-cell>
          <table:table-cell table:number-columns-repeated="16382"/>
        </table:table-row>
        <table:table-row table:style-name="ro1">
          <table:table-cell office:value-type="string" office:string-value="6.75. Tar-1.30" table:formula="of:=[data.A110]" table:style-name="ce1">
            <text:p>6.75. Tar-1.30</text:p>
          </table:table-cell>
          <table:table-cell office:value-type="time" office:time-value="PT0H6M54S" table:formula="of:=[data.B110]*[.$B$1]/86400" table:style-name="ce3">
            <text:p>00:06:54</text:p>
          </table:table-cell>
          <table:table-cell table:number-columns-repeated="16382"/>
        </table:table-row>
        <table:table-row table:style-name="ro1">
          <table:table-cell office:value-type="string" office:string-value="6.76. Texinfo-6.5" table:formula="of:=[data.A111]" table:style-name="ce1">
            <text:p>6.76. Texinfo-6.5</text:p>
          </table:table-cell>
          <table:table-cell office:value-type="time" office:time-value="PT0H2M42S" table:formula="of:=[data.B111]*[.$B$1]/86400" table:style-name="ce3">
            <text:p>00:02:43</text:p>
          </table:table-cell>
          <table:table-cell table:number-columns-repeated="16382"/>
        </table:table-row>
        <table:table-row table:style-name="ro1">
          <table:table-cell office:value-type="string" office:string-value="6.77. Vim-8.1" table:formula="of:=[data.A112]" table:style-name="ce1">
            <text:p>6.77. Vim-8.1</text:p>
          </table:table-cell>
          <table:table-cell office:value-type="time" office:time-value="PT0H3M56S" table:formula="of:=[data.B112]*[.$B$1]/86400" table:style-name="ce3">
            <text:p>00:03:57</text:p>
          </table:table-cell>
          <table:table-cell table:number-columns-repeated="16382"/>
        </table:table-row>
        <table:table-row table:style-name="ro1">
          <table:table-cell office:value-type="string" office:string-value="6.79. Stripping Again" table:formula="of:=[data.A113]" table:style-name="ce1">
            <text:p>6.79. Stripping Again</text:p>
          </table:table-cell>
          <table:table-cell office:value-type="time" office:time-value="PT0H0M0S" table:formula="of:=[data.B113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string" office:string-value="6.80. Cleaning Up" table:formula="of:=[data.A114]" table:style-name="ce1">
            <text:p>6.80. Cleaning Up</text:p>
          </table:table-cell>
          <table:table-cell office:value-type="time" office:time-value="PT0H0M0S" table:formula="of:=[data.B114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float" office:value="0" table:formula="of:=[data.A115]" table:style-name="ce1">
            <text:p>0</text:p>
          </table:table-cell>
          <table:table-cell office:value-type="time" office:time-value="PT0H0M0S" table:formula="of:=[data.B115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float" office:value="0" table:formula="of:=[data.A116]" table:style-name="ce1">
            <text:p>0</text:p>
          </table:table-cell>
          <table:table-cell office:value-type="time" office:time-value="PT0H0M0S" table:formula="of:=[data.B116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float" office:value="0" table:formula="of:=[data.A117]" table:style-name="ce1">
            <text:p>0</text:p>
          </table:table-cell>
          <table:table-cell office:value-type="time" office:time-value="PT0H0M0S" table:formula="of:=[data.B117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float" office:value="0" table:formula="of:=[data.A118]" table:style-name="ce1">
            <text:p>0</text:p>
          </table:table-cell>
          <table:table-cell office:value-type="time" office:time-value="PT0H0M0S" table:formula="of:=[data.B118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float" office:value="0" table:formula="of:=[data.A119]" table:style-name="ce1">
            <text:p>0</text:p>
          </table:table-cell>
          <table:table-cell office:value-type="time" office:time-value="PT0H0M0S" table:formula="of:=[data.B119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float" office:value="0" table:formula="of:=[data.A120]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formula="of:=[data.A121]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formula="of:=[data.A122]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formula="of:=[data.A123]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formula="of:=[data.A124]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formula="of:=[data.A125]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formula="of:=[data.A126]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formula="of:=[data.A127]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formula="of:=[data.A128]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formula="of:=[data.A129]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0" table:formula="of:=[data.A130]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0" table:formula="of:=[data.A131]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0" table:formula="of:=[data.A132]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0" table:formula="of:=[data.A133]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0" table:formula="of:=[data.A134]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0" table:formula="of:=[data.A135]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0" table:formula="of:=[data.A136]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0" table:formula="of:=[data.A137]" table:style-name="ce1">
            <text:p>0</text:p>
          </table:table-cell>
          <table:table-cell table:number-columns-repeated="16383"/>
        </table:table-row>
        <table:table-row table:number-rows-repeated="1048439" table:style-name="ro1">
          <table:table-cell table:number-columns-repeated="16384"/>
        </table:table-row>
      </table:table>
      <table:table table:name="659" table:style-name="ta3">
        <table:table-column table:style-name="co6" table:default-cell-style-name="ce1"/>
        <table:table-column table:style-name="co4" table:number-columns-repeated="16383" table:default-cell-style-name="ce1"/>
        <table:table-row table:style-name="ro1">
          <table:table-cell office:value-type="string" office:string-value="Name" table:formula="of:=[data.A1]" table:style-name="ce1">
            <text:p>Name</text:p>
          </table:table-cell>
          <table:table-cell office:value-type="float" office:value="659" table:style-name="ce1">
            <text:p>659</text:p>
          </table:table-cell>
          <table:table-cell table:style-name="ce1"/>
          <table:table-cell office:value-type="time" office:time-value="PT42H19M20S" table:formula="of:=[.B1]*[data.G1]/86400" table:style-name="ce3">
            <text:p>18:19:21</text:p>
          </table:table-cell>
          <table:table-cell table:number-columns-repeated="16380"/>
        </table:table-row>
        <table:table-row table:style-name="ro1">
          <table:table-cell office:value-type="string" office:string-value="2.2. Host System Requirements" table:formula="of:=[data.A2]" table:style-name="ce1">
            <text:p>2.2. Host System Requirements</text:p>
          </table:table-cell>
          <table:table-cell office:value-type="time" office:time-value="PT0H0M0S" table:formula="of:=[data.B2]*[.$B$1]/86400" table:style-name="ce3">
            <text:p>00:00:0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2.4. Creating a New Partition" table:formula="of:=[data.A3]" table:style-name="ce1">
            <text:p>2.4. Creating a New Partition</text:p>
          </table:table-cell>
          <table:table-cell office:value-type="time" office:time-value="PT0H0M0S" table:formula="of:=[data.B3]*[.$B$1]/86400" table:style-name="ce3">
            <text:p>00:00:0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3. All Packages" table:formula="of:=[data.A4]" table:style-name="ce1">
            <text:p>3. All Packages</text:p>
          </table:table-cell>
          <table:table-cell office:value-type="time" office:time-value="PT0H0M0S" table:formula="of:=[data.B4]*[.$B$1]/86400" table:style-name="ce3">
            <text:p>00:00:0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4. Binutils-2.31.1 - Pass 1" table:formula="of:=[data.A5]" table:style-name="ce1">
            <text:p>5.4. Binutils-2.31.1 - Pass 1</text:p>
          </table:table-cell>
          <table:table-cell office:value-type="time" office:time-value="PT0H10M59S" table:formula="of:=[data.B5]*[.$B$1]/86400" table:style-name="ce3">
            <text:p>00:10:59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5. GCC-8.2.0 - Pass 1" table:formula="of:=[data.A6]" table:style-name="ce1">
            <text:p>5.5. GCC-8.2.0 - Pass 1</text:p>
          </table:table-cell>
          <table:table-cell office:value-type="time" office:time-value="PT2H37M3S" table:formula="of:=[data.B6]*[.$B$1]/86400" table:style-name="ce3">
            <text:p>02:37:04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6. Linux-4.18.5 API Headers" table:formula="of:=[data.A7]" table:style-name="ce1">
            <text:p>5.6. Linux-4.18.5 API Headers</text:p>
          </table:table-cell>
          <table:table-cell office:value-type="time" office:time-value="PT0H1M5S" table:formula="of:=[data.B7]*[.$B$1]/86400" table:style-name="ce3">
            <text:p>00:01:06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7. Glibc-2.28" table:formula="of:=[data.A8]" table:style-name="ce1">
            <text:p>5.7. Glibc-2.28</text:p>
          </table:table-cell>
          <table:table-cell office:value-type="time" office:time-value="PT0H51M37S" table:formula="of:=[data.B8]*[.$B$1]/86400" table:style-name="ce3">
            <text:p>00:51:37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8. Libstdc++ from GCC-8.2.0" table:formula="of:=[data.A9]" table:style-name="ce1">
            <text:p>5.8. Libstdc++ from GCC-8.2.0</text:p>
          </table:table-cell>
          <table:table-cell office:value-type="time" office:time-value="PT0H5M29S" table:formula="of:=[data.B9]*[.$B$1]/86400" table:style-name="ce3">
            <text:p>00:05:3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9. Binutils-2.31.1" table:formula="of:=[data.A10]" table:style-name="ce1">
            <text:p>5.9. Binutils-2.31.1</text:p>
          </table:table-cell>
          <table:table-cell office:value-type="time" office:time-value="PT0H12M4S" table:formula="of:=[data.B10]*[.$B$1]/86400" table:style-name="ce3">
            <text:p>00:12:05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10. GCC-8.2.0 - Pass 2" table:formula="of:=[data.A11]" table:style-name="ce1">
            <text:p>5.10. GCC-8.2.0 - Pass 2</text:p>
          </table:table-cell>
          <table:table-cell office:value-type="time" office:time-value="PT2H0M49S" table:formula="of:=[data.B11]*[.$B$1]/86400" table:style-name="ce3">
            <text:p>02:00:49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11. Tcl-8.6.8" table:formula="of:=[data.A12]" table:style-name="ce1">
            <text:p>5.11. Tcl-8.6.8</text:p>
          </table:table-cell>
          <table:table-cell office:value-type="time" office:time-value="PT0H9M53S" table:formula="of:=[data.B12]*[.$B$1]/86400" table:style-name="ce3">
            <text:p>00:09:53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12. Expect-5.45.4" table:formula="of:=[data.A13]" table:style-name="ce1">
            <text:p>5.12. Expect-5.45.4</text:p>
          </table:table-cell>
          <table:table-cell office:value-type="time" office:time-value="PT0H1M5S" table:formula="of:=[data.B13]*[.$B$1]/86400" table:style-name="ce3">
            <text:p>00:01:06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13. DejaGNU-1.6.1" table:formula="of:=[data.A14]" table:style-name="ce1">
            <text:p>5.13. DejaGNU-1.6.1</text:p>
          </table:table-cell>
          <table:table-cell office:value-type="time" office:time-value="PT0H1M5S" table:formula="of:=[data.B14]*[.$B$1]/86400" table:style-name="ce3">
            <text:p>00:01:06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14. M4-1.4.18" table:formula="of:=[data.A15]" table:style-name="ce1">
            <text:p>5.14. M4-1.4.18</text:p>
          </table:table-cell>
          <table:table-cell office:value-type="time" office:time-value="PT0H2M11S" table:formula="of:=[data.B15]*[.$B$1]/86400" table:style-name="ce3">
            <text:p>00:02:12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15. Ncurses-6.1" table:formula="of:=[data.A16]" table:style-name="ce1">
            <text:p>5.15. Ncurses-6.1</text:p>
          </table:table-cell>
          <table:table-cell office:value-type="time" office:time-value="PT0H6M35S" table:formula="of:=[data.B16]*[.$B$1]/86400" table:style-name="ce3">
            <text:p>00:06:35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5.16. Bash-4.4.18" table:formula="of:=[data.A17]" table:style-name="ce1">
            <text:p>5.16. Bash-4.4.18</text:p>
          </table:table-cell>
          <table:table-cell office:value-type="time" office:time-value="PT0H4M23S" table:formula="of:=[data.B17]*[.$B$1]/86400" table:style-name="ce3">
            <text:p>00:04:24</text:p>
          </table:table-cell>
          <table:table-cell table:number-columns-repeated="16382"/>
        </table:table-row>
        <table:table-row table:style-name="ro1">
          <table:table-cell office:value-type="string" office:string-value="5.17. Bison-3.0.5" table:formula="of:=[data.A18]" table:style-name="ce1">
            <text:p>5.17. Bison-3.0.5</text:p>
          </table:table-cell>
          <table:table-cell office:value-type="time" office:time-value="PT0H3M17S" table:formula="of:=[data.B18]*[.$B$1]/86400" table:style-name="ce3">
            <text:p>00:03:18</text:p>
          </table:table-cell>
          <table:table-cell table:number-columns-repeated="16382"/>
        </table:table-row>
        <table:table-row table:style-name="ro1">
          <table:table-cell office:value-type="string" office:string-value="5.18. Bzip2-1.0.6" table:formula="of:=[data.A19]" table:style-name="ce1">
            <text:p>5.18. Bzip2-1.0.6</text:p>
          </table:table-cell>
          <table:table-cell office:value-type="time" office:time-value="PT1H0M24S" table:formula="of:=[data.B19]*[.$B$1]/86400" table:style-name="ce3">
            <text:p>01:00:25</text:p>
          </table:table-cell>
          <table:table-cell table:number-columns-repeated="16382"/>
        </table:table-row>
        <table:table-row table:style-name="ro1">
          <table:table-cell office:value-type="string" office:string-value="5.19. Coreutils-8.30" table:formula="of:=[data.A20]" table:style-name="ce1">
            <text:p>5.19. Coreutils-8.30</text:p>
          </table:table-cell>
          <table:table-cell office:value-type="time" office:time-value="PT0H7M41S" table:formula="of:=[data.B20]*[.$B$1]/86400" table:style-name="ce3">
            <text:p>00:07:41</text:p>
          </table:table-cell>
          <table:table-cell table:number-columns-repeated="16382"/>
        </table:table-row>
        <table:table-row table:style-name="ro1">
          <table:table-cell office:value-type="string" office:string-value="5.20. Diffutils-3.6" table:formula="of:=[data.A21]" table:style-name="ce1">
            <text:p>5.20. Diffutils-3.6</text:p>
          </table:table-cell>
          <table:table-cell office:value-type="time" office:time-value="PT0H2M11S" table:formula="of:=[data.B21]*[.$B$1]/86400" table:style-name="ce3">
            <text:p>00:02:12</text:p>
          </table:table-cell>
          <table:table-cell table:number-columns-repeated="16382"/>
        </table:table-row>
        <table:table-row table:style-name="ro1">
          <table:table-cell office:value-type="string" office:string-value="5.21. File-5.34" table:formula="of:=[data.A22]" table:style-name="ce1">
            <text:p>5.21. File-5.34</text:p>
          </table:table-cell>
          <table:table-cell office:value-type="time" office:time-value="PT0H1M5S" table:formula="of:=[data.B22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5.22. Findutils-4.6.0" table:formula="of:=[data.A23]" table:style-name="ce1">
            <text:p>5.22. Findutils-4.6.0</text:p>
          </table:table-cell>
          <table:table-cell office:value-type="time" office:time-value="PT0H3M17S" table:formula="of:=[data.B23]*[.$B$1]/86400" table:style-name="ce3">
            <text:p>00:03:18</text:p>
          </table:table-cell>
          <table:table-cell table:number-columns-repeated="16382"/>
        </table:table-row>
        <table:table-row table:style-name="ro1">
          <table:table-cell office:value-type="string" office:string-value="5.23. Gawk-4.2.1" table:formula="of:=[data.A24]" table:style-name="ce1">
            <text:p>5.23. Gawk-4.2.1</text:p>
          </table:table-cell>
          <table:table-cell office:value-type="time" office:time-value="PT0H2M11S" table:formula="of:=[data.B24]*[.$B$1]/86400" table:style-name="ce3">
            <text:p>00:02:12</text:p>
          </table:table-cell>
          <table:table-cell table:number-columns-repeated="16382"/>
        </table:table-row>
        <table:table-row table:style-name="ro1">
          <table:table-cell office:value-type="string" office:string-value="5.24. Gettext-0.19.8.1" table:formula="of:=[data.A25]" table:style-name="ce1">
            <text:p>5.24. Gettext-0.19.8.1</text:p>
          </table:table-cell>
          <table:table-cell office:value-type="time" office:time-value="PT0H9M53S" table:formula="of:=[data.B25]*[.$B$1]/86400" table:style-name="ce3">
            <text:p>00:09:53</text:p>
          </table:table-cell>
          <table:table-cell table:number-columns-repeated="16382"/>
        </table:table-row>
        <table:table-row table:style-name="ro1">
          <table:table-cell office:value-type="string" office:string-value="5.25. Grep-3.1" table:formula="of:=[data.A26]" table:style-name="ce1">
            <text:p>5.25. Grep-3.1</text:p>
          </table:table-cell>
          <table:table-cell office:value-type="time" office:time-value="PT0H2M11S" table:formula="of:=[data.B26]*[.$B$1]/86400" table:style-name="ce3">
            <text:p>00:02:12</text:p>
          </table:table-cell>
          <table:table-cell table:number-columns-repeated="16382"/>
        </table:table-row>
        <table:table-row table:style-name="ro1">
          <table:table-cell office:value-type="string" office:string-value="5.26. Gzip-1.9" table:formula="of:=[data.A27]" table:style-name="ce1">
            <text:p>5.26. Gzip-1.9</text:p>
          </table:table-cell>
          <table:table-cell office:value-type="time" office:time-value="PT0H1M5S" table:formula="of:=[data.B27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5.27. Make-4.2.1" table:formula="of:=[data.A28]" table:style-name="ce1">
            <text:p>5.27. Make-4.2.1</text:p>
          </table:table-cell>
          <table:table-cell office:value-type="time" office:time-value="PT0H1M5S" table:formula="of:=[data.B28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5.28. Patch-2.7.6" table:formula="of:=[data.A29]" table:style-name="ce1">
            <text:p>5.28. Patch-2.7.6</text:p>
          </table:table-cell>
          <table:table-cell office:value-type="time" office:time-value="PT0H2M11S" table:formula="of:=[data.B29]*[.$B$1]/86400" table:style-name="ce3">
            <text:p>00:02:12</text:p>
          </table:table-cell>
          <table:table-cell table:number-columns-repeated="16382"/>
        </table:table-row>
        <table:table-row table:style-name="ro1">
          <table:table-cell office:value-type="string" office:string-value="5.29. Perl-5.28.0" table:formula="of:=[data.A30]" table:style-name="ce1">
            <text:p>5.29. Perl-5.28.0</text:p>
          </table:table-cell>
          <table:table-cell office:value-type="time" office:time-value="PT0H16M28S" table:formula="of:=[data.B30]*[.$B$1]/86400" table:style-name="ce3">
            <text:p>00:16:28</text:p>
          </table:table-cell>
          <table:table-cell table:number-columns-repeated="16382"/>
        </table:table-row>
        <table:table-row table:style-name="ro1">
          <table:table-cell office:value-type="string" office:string-value="5.30. Sed-4.5" table:formula="of:=[data.A31]" table:style-name="ce1">
            <text:p>5.30. Sed-4.5</text:p>
          </table:table-cell>
          <table:table-cell office:value-type="time" office:time-value="PT0H2M11S" table:formula="of:=[data.B31]*[.$B$1]/86400" table:style-name="ce3">
            <text:p>00:02:12</text:p>
          </table:table-cell>
          <table:table-cell table:number-columns-repeated="16382"/>
        </table:table-row>
        <table:table-row table:style-name="ro1">
          <table:table-cell office:value-type="string" office:string-value="5.31. Tar-1.30" table:formula="of:=[data.A32]" table:style-name="ce1">
            <text:p>5.31. Tar-1.30</text:p>
          </table:table-cell>
          <table:table-cell office:value-type="time" office:time-value="PT0H4M23S" table:formula="of:=[data.B32]*[.$B$1]/86400" table:style-name="ce3">
            <text:p>00:04:24</text:p>
          </table:table-cell>
          <table:table-cell table:number-columns-repeated="16382"/>
        </table:table-row>
        <table:table-row table:style-name="ro1">
          <table:table-cell office:value-type="string" office:string-value="5.32. Texinfo-6.5" table:formula="of:=[data.A33]" table:style-name="ce1">
            <text:p>5.32. Texinfo-6.5</text:p>
          </table:table-cell>
          <table:table-cell office:value-type="time" office:time-value="PT0H2M11S" table:formula="of:=[data.B33]*[.$B$1]/86400" table:style-name="ce3">
            <text:p>00:02:12</text:p>
          </table:table-cell>
          <table:table-cell table:number-columns-repeated="16382"/>
        </table:table-row>
        <table:table-row table:style-name="ro1">
          <table:table-cell office:value-type="string" office:string-value="5.33. Util-linux-2.32.1" table:formula="of:=[data.A34]" table:style-name="ce1">
            <text:p>5.33. Util-linux-2.32.1</text:p>
          </table:table-cell>
          <table:table-cell office:value-type="time" office:time-value="PT0H10M59S" table:formula="of:=[data.B34]*[.$B$1]/86400" table:style-name="ce3">
            <text:p>00:10:59</text:p>
          </table:table-cell>
          <table:table-cell table:number-columns-repeated="16382"/>
        </table:table-row>
        <table:table-row table:style-name="ro1">
          <table:table-cell office:value-type="string" office:string-value="5.34. Xz-5.2.4" table:formula="of:=[data.A35]" table:style-name="ce1">
            <text:p>5.34. Xz-5.2.4</text:p>
          </table:table-cell>
          <table:table-cell office:value-type="time" office:time-value="PT0H2M11S" table:formula="of:=[data.B35]*[.$B$1]/86400" table:style-name="ce3">
            <text:p>00:02:12</text:p>
          </table:table-cell>
          <table:table-cell table:number-columns-repeated="16382"/>
        </table:table-row>
        <table:table-row table:style-name="ro1">
          <table:table-cell office:value-type="string" office:string-value="5.35. Stripping" table:formula="of:=[data.A36]" table:style-name="ce1">
            <text:p>5.35. Stripping</text:p>
          </table:table-cell>
          <table:table-cell office:value-type="time" office:time-value="PT0H0M0S" table:formula="of:=[data.B36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string" office:string-value="5.36. Changing Ownership" table:formula="of:=[data.A37]" table:style-name="ce1">
            <text:p>5.36. Changing Ownership</text:p>
          </table:table-cell>
          <table:table-cell office:value-type="time" office:time-value="PT0H0M0S" table:formula="of:=[data.B37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string" office:string-value="6.2. Preparing Virtual Kernel File Systems" table:formula="of:=[data.A38]" table:style-name="ce1">
            <text:p>6.2. Preparing Virtual Kernel File Systems</text:p>
          </table:table-cell>
          <table:table-cell office:value-type="time" office:time-value="PT0H0M0S" table:formula="of:=[data.B38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string" office:string-value="6.4. Entering the Chroot Environment" table:formula="of:=[data.A39]" table:style-name="ce1">
            <text:p>6.4. Entering the Chroot Environment</text:p>
          </table:table-cell>
          <table:table-cell office:value-type="time" office:time-value="PT0H0M0S" table:formula="of:=[data.B39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string" office:string-value="6.5. Creating Directories" table:formula="of:=[data.A40]" table:style-name="ce1">
            <text:p>6.5. Creating Directories</text:p>
          </table:table-cell>
          <table:table-cell office:value-type="time" office:time-value="PT0H0M0S" table:formula="of:=[data.B40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string" office:string-value="6.6. Creating Essential Files and Symlinks" table:formula="of:=[data.A41]" table:style-name="ce1">
            <text:p>6.6. Creating Essential Files and Symlinks</text:p>
          </table:table-cell>
          <table:table-cell office:value-type="time" office:time-value="PT0H0M0S" table:formula="of:=[data.B41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string" office:string-value="6.7. Linux-4.18.5 API Headers" table:formula="of:=[data.A42]" table:style-name="ce1">
            <text:p>6.7. Linux-4.18.5 API Headers</text:p>
          </table:table-cell>
          <table:table-cell office:value-type="time" office:time-value="PT0H1M5S" table:formula="of:=[data.B42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8. Man-pages-4.16" table:formula="of:=[data.A43]" table:style-name="ce1">
            <text:p>6.8. Man-pages-4.16</text:p>
          </table:table-cell>
          <table:table-cell office:value-type="time" office:time-value="PT0H1M5S" table:formula="of:=[data.B43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9. Glibc-2.28" table:formula="of:=[data.A44]" table:style-name="ce1">
            <text:p>6.9. Glibc-2.28</text:p>
          </table:table-cell>
          <table:table-cell office:value-type="time" office:time-value="PT4H23M36S" table:formula="of:=[data.B44]*[.$B$1]/86400" table:style-name="ce3">
            <text:p>04:23:36</text:p>
          </table:table-cell>
          <table:table-cell table:number-columns-repeated="16382"/>
        </table:table-row>
        <table:table-row table:style-name="ro1">
          <table:table-cell office:value-type="string" office:string-value="6.10. Adjusting the Toolchain" table:formula="of:=[data.A45]" table:style-name="ce1">
            <text:p>6.10. Adjusting the Toolchain</text:p>
          </table:table-cell>
          <table:table-cell office:value-type="time" office:time-value="PT0H0M0S" table:formula="of:=[data.B45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string" office:string-value="6.11. Zlib-1.2.11" table:formula="of:=[data.A46]" table:style-name="ce1">
            <text:p>6.11. Zlib-1.2.11</text:p>
          </table:table-cell>
          <table:table-cell office:value-type="time" office:time-value="PT0H1M5S" table:formula="of:=[data.B46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12. File-5.34" table:formula="of:=[data.A47]" table:style-name="ce1">
            <text:p>6.12. File-5.34</text:p>
          </table:table-cell>
          <table:table-cell office:value-type="time" office:time-value="PT0H1M5S" table:formula="of:=[data.B47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13. Readline-7.0" table:formula="of:=[data.A48]" table:style-name="ce1">
            <text:p>6.13. Readline-7.0</text:p>
          </table:table-cell>
          <table:table-cell office:value-type="time" office:time-value="PT0H1M5S" table:formula="of:=[data.B48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14. M4-1.4.18" table:formula="of:=[data.A49]" table:style-name="ce1">
            <text:p>6.14. M4-1.4.18</text:p>
          </table:table-cell>
          <table:table-cell office:value-type="time" office:time-value="PT0H4M23S" table:formula="of:=[data.B49]*[.$B$1]/86400" table:style-name="ce3">
            <text:p>00:04:24</text:p>
          </table:table-cell>
          <table:table-cell table:number-columns-repeated="16382"/>
        </table:table-row>
        <table:table-row table:style-name="ro1">
          <table:table-cell office:value-type="string" office:string-value="6.15. Bc-1.07.1" table:formula="of:=[data.A50]" table:style-name="ce1">
            <text:p>6.15. Bc-1.07.1</text:p>
          </table:table-cell>
          <table:table-cell office:value-type="time" office:time-value="PT0H1M5S" table:formula="of:=[data.B50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16. Binutils-2.31.1" table:formula="of:=[data.A51]" table:style-name="ce1">
            <text:p>6.16. Binutils-2.31.1</text:p>
          </table:table-cell>
          <table:table-cell office:value-type="time" office:time-value="PT1H12M29S" table:formula="of:=[data.B51]*[.$B$1]/86400" table:style-name="ce3">
            <text:p>01:12:29</text:p>
          </table:table-cell>
          <table:table-cell table:number-columns-repeated="16382"/>
        </table:table-row>
        <table:table-row table:style-name="ro1">
          <table:table-cell office:value-type="string" office:string-value="6.17. GMP-6.1.2" table:formula="of:=[data.A52]" table:style-name="ce1">
            <text:p>6.17. GMP-6.1.2</text:p>
          </table:table-cell>
          <table:table-cell office:value-type="time" office:time-value="PT0H14M16S" table:formula="of:=[data.B52]*[.$B$1]/86400" table:style-name="ce3">
            <text:p>00:14:17</text:p>
          </table:table-cell>
          <table:table-cell table:number-columns-repeated="16382"/>
        </table:table-row>
        <table:table-row table:style-name="ro1">
          <table:table-cell office:value-type="string" office:string-value="6.18. MPFR-4.0.1" table:formula="of:=[data.A53]" table:style-name="ce1">
            <text:p>6.18. MPFR-4.0.1</text:p>
          </table:table-cell>
          <table:table-cell office:value-type="time" office:time-value="PT0H12M4S" table:formula="of:=[data.B53]*[.$B$1]/86400" table:style-name="ce3">
            <text:p>00:12:05</text:p>
          </table:table-cell>
          <table:table-cell table:number-columns-repeated="16382"/>
        </table:table-row>
        <table:table-row table:style-name="ro1">
          <table:table-cell office:value-type="string" office:string-value="6.19. MPC-1.1.0" table:formula="of:=[data.A54]" table:style-name="ce1">
            <text:p>6.19. MPC-1.1.0</text:p>
          </table:table-cell>
          <table:table-cell office:value-type="time" office:time-value="PT0H3M17S" table:formula="of:=[data.B54]*[.$B$1]/86400" table:style-name="ce3">
            <text:p>00:03:18</text:p>
          </table:table-cell>
          <table:table-cell table:number-columns-repeated="16382"/>
        </table:table-row>
        <table:table-row table:style-name="ro1">
          <table:table-cell office:value-type="string" office:string-value="6.20. Shadow-4.6" table:formula="of:=[data.A55]" table:style-name="ce1">
            <text:p>6.20. Shadow-4.6</text:p>
          </table:table-cell>
          <table:table-cell office:value-type="time" office:time-value="PT0H2M11S" table:formula="of:=[data.B55]*[.$B$1]/86400" table:style-name="ce3">
            <text:p>00:02:12</text:p>
          </table:table-cell>
          <table:table-cell table:number-columns-repeated="16382"/>
        </table:table-row>
        <table:table-row table:style-name="ro1">
          <table:table-cell office:value-type="string" office:string-value="6.21. GCC-8.2.0" table:formula="of:=[data.A56]" table:style-name="ce1">
            <text:p>6.21. GCC-8.2.0</text:p>
          </table:table-cell>
          <table:table-cell office:value-type="time" office:time-value="PT16H50M28S" table:formula="of:=[data.B56]*[.$B$1]/86400" table:style-name="ce3">
            <text:p>16:50:28</text:p>
          </table:table-cell>
          <table:table-cell table:number-columns-repeated="16382"/>
        </table:table-row>
        <table:table-row table:style-name="ro1">
          <table:table-cell office:value-type="string" office:string-value="6.22. Bzip2-1.0.6" table:formula="of:=[data.A57]" table:style-name="ce1">
            <text:p>6.22. Bzip2-1.0.6</text:p>
          </table:table-cell>
          <table:table-cell office:value-type="time" office:time-value="PT0H1M5S" table:formula="of:=[data.B57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23. Pkg-config-0.29.2" table:formula="of:=[data.A58]" table:style-name="ce1">
            <text:p>6.23. Pkg-config-0.29.2</text:p>
          </table:table-cell>
          <table:table-cell office:value-type="time" office:time-value="PT0H4M23S" table:formula="of:=[data.B58]*[.$B$1]/86400" table:style-name="ce3">
            <text:p>00:04:24</text:p>
          </table:table-cell>
          <table:table-cell table:number-columns-repeated="16382"/>
        </table:table-row>
        <table:table-row table:style-name="ro1">
          <table:table-cell office:value-type="string" office:string-value="6.24. Ncurses-6.1" table:formula="of:=[data.A59]" table:style-name="ce1">
            <text:p>6.24. Ncurses-6.1</text:p>
          </table:table-cell>
          <table:table-cell office:value-type="time" office:time-value="PT0H4M23S" table:formula="of:=[data.B59]*[.$B$1]/86400" table:style-name="ce3">
            <text:p>00:04:24</text:p>
          </table:table-cell>
          <table:table-cell table:number-columns-repeated="16382"/>
        </table:table-row>
        <table:table-row table:style-name="ro1">
          <table:table-cell office:value-type="string" office:string-value="6.25. Attr-2.4.48" table:formula="of:=[data.A60]" table:style-name="ce1">
            <text:p>6.25. Attr-2.4.48</text:p>
          </table:table-cell>
          <table:table-cell office:value-type="time" office:time-value="PT0H1M5S" table:formula="of:=[data.B60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26. Acl-2.2.53" table:formula="of:=[data.A61]" table:style-name="ce1">
            <text:p>6.26. Acl-2.2.53</text:p>
          </table:table-cell>
          <table:table-cell office:value-type="time" office:time-value="PT0H1M5S" table:formula="of:=[data.B61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27. Libcap-2.25" table:formula="of:=[data.A62]" table:style-name="ce1">
            <text:p>6.27. Libcap-2.25</text:p>
          </table:table-cell>
          <table:table-cell office:value-type="time" office:time-value="PT0H1M5S" table:formula="of:=[data.B62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28. Sed-4.5" table:formula="of:=[data.A63]" table:style-name="ce1">
            <text:p>6.28. Sed-4.5</text:p>
          </table:table-cell>
          <table:table-cell office:value-type="time" office:time-value="PT0H5M29S" table:formula="of:=[data.B63]*[.$B$1]/86400" table:style-name="ce3">
            <text:p>00:05:30</text:p>
          </table:table-cell>
          <table:table-cell table:number-columns-repeated="16382"/>
        </table:table-row>
        <table:table-row table:style-name="ro1">
          <table:table-cell office:value-type="string" office:string-value="6.29. Psmisc-23.1" table:formula="of:=[data.A64]" table:style-name="ce1">
            <text:p>6.29. Psmisc-23.1</text:p>
          </table:table-cell>
          <table:table-cell office:value-type="time" office:time-value="PT0H1M5S" table:formula="of:=[data.B64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30. Iana-Etc-2.30" table:formula="of:=[data.A65]" table:style-name="ce1">
            <text:p>6.30. Iana-Etc-2.30</text:p>
          </table:table-cell>
          <table:table-cell office:value-type="time" office:time-value="PT0H1M5S" table:formula="of:=[data.B65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31. Bison-3.0.5" table:formula="of:=[data.A66]" table:style-name="ce1">
            <text:p>6.31. Bison-3.0.5</text:p>
          </table:table-cell>
          <table:table-cell office:value-type="time" office:time-value="PT0H3M17S" table:formula="of:=[data.B66]*[.$B$1]/86400" table:style-name="ce3">
            <text:p>00:03:18</text:p>
          </table:table-cell>
          <table:table-cell table:number-columns-repeated="16382"/>
        </table:table-row>
        <table:table-row table:style-name="ro1">
          <table:table-cell office:value-type="string" office:string-value="6.32. Flex-2.6.4" table:formula="of:=[data.A67]" table:style-name="ce1">
            <text:p>6.32. Flex-2.6.4</text:p>
          </table:table-cell>
          <table:table-cell office:value-type="time" office:time-value="PT0H4M23S" table:formula="of:=[data.B67]*[.$B$1]/86400" table:style-name="ce3">
            <text:p>00:04:24</text:p>
          </table:table-cell>
          <table:table-cell table:number-columns-repeated="16382"/>
        </table:table-row>
        <table:table-row table:style-name="ro1">
          <table:table-cell office:value-type="string" office:string-value="6.33. Grep-3.1" table:formula="of:=[data.A68]" table:style-name="ce1">
            <text:p>6.33. Grep-3.1</text:p>
          </table:table-cell>
          <table:table-cell office:value-type="time" office:time-value="PT0H4M23S" table:formula="of:=[data.B68]*[.$B$1]/86400" table:style-name="ce3">
            <text:p>00:04:24</text:p>
          </table:table-cell>
          <table:table-cell table:number-columns-repeated="16382"/>
        </table:table-row>
        <table:table-row table:style-name="ro1">
          <table:table-cell office:value-type="string" office:string-value="6.34. Bash-4.4.18" table:formula="of:=[data.A69]" table:style-name="ce1">
            <text:p>6.34. Bash-4.4.18</text:p>
          </table:table-cell>
          <table:table-cell office:value-type="time" office:time-value="PT0H23M3S" table:formula="of:=[data.B69]*[.$B$1]/86400" table:style-name="ce3">
            <text:p>00:23:04</text:p>
          </table:table-cell>
          <table:table-cell table:number-columns-repeated="16382"/>
        </table:table-row>
        <table:table-row table:style-name="ro1">
          <table:table-cell office:value-type="string" office:string-value="6.35. Libtool-2.4.6" table:formula="of:=[data.A70]" table:style-name="ce1">
            <text:p>6.35. Libtool-2.4.6</text:p>
          </table:table-cell>
          <table:table-cell office:value-type="time" office:time-value="PT0H20M52S" table:formula="of:=[data.B70]*[.$B$1]/86400" table:style-name="ce3">
            <text:p>00:20:52</text:p>
          </table:table-cell>
          <table:table-cell table:number-columns-repeated="16382"/>
        </table:table-row>
        <table:table-row table:style-name="ro1">
          <table:table-cell office:value-type="string" office:string-value="6.36. GDBM-1.17" table:formula="of:=[data.A71]" table:style-name="ce1">
            <text:p>6.36. GDBM-1.17</text:p>
          </table:table-cell>
          <table:table-cell office:value-type="time" office:time-value="PT0H1M5S" table:formula="of:=[data.B71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37. Gperf-3.1" table:formula="of:=[data.A72]" table:style-name="ce1">
            <text:p>6.37. Gperf-3.1</text:p>
          </table:table-cell>
          <table:table-cell office:value-type="time" office:time-value="PT0H1M5S" table:formula="of:=[data.B72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38. Expat-2.2.6" table:formula="of:=[data.A73]" table:style-name="ce1">
            <text:p>6.38. Expat-2.2.6</text:p>
          </table:table-cell>
          <table:table-cell office:value-type="time" office:time-value="PT0H1M5S" table:formula="of:=[data.B73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39. Inetutils-1.9.4" table:formula="of:=[data.A74]" table:style-name="ce1">
            <text:p>6.39. Inetutils-1.9.4</text:p>
          </table:table-cell>
          <table:table-cell office:value-type="time" office:time-value="PT0H4M23S" table:formula="of:=[data.B74]*[.$B$1]/86400" table:style-name="ce3">
            <text:p>00:04:24</text:p>
          </table:table-cell>
          <table:table-cell table:number-columns-repeated="16382"/>
        </table:table-row>
        <table:table-row table:style-name="ro1">
          <table:table-cell office:value-type="string" office:string-value="6.40. Perl-5.28.0" table:formula="of:=[data.A75]" table:style-name="ce1">
            <text:p>6.40. Perl-5.28.0</text:p>
          </table:table-cell>
          <table:table-cell office:value-type="time" office:time-value="PT1H39M56S" table:formula="of:=[data.B75]*[.$B$1]/86400" table:style-name="ce3">
            <text:p>01:39:57</text:p>
          </table:table-cell>
          <table:table-cell table:number-columns-repeated="16382"/>
        </table:table-row>
        <table:table-row table:style-name="ro1">
          <table:table-cell office:value-type="string" office:string-value="6.41. XML::Parser-2.44" table:formula="of:=[data.A76]" table:style-name="ce1">
            <text:p>6.41. XML::Parser-2.44</text:p>
          </table:table-cell>
          <table:table-cell office:value-type="time" office:time-value="PT0H1M5S" table:formula="of:=[data.B76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42. Intltool-0.51.0" table:formula="of:=[data.A77]" table:style-name="ce1">
            <text:p>6.42. Intltool-0.51.0</text:p>
          </table:table-cell>
          <table:table-cell office:value-type="time" office:time-value="PT0H1M5S" table:formula="of:=[data.B77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43. Autoconf-2.69" table:formula="of:=[data.A78]" table:style-name="ce1">
            <text:p>6.43. Autoconf-2.69</text:p>
          </table:table-cell>
          <table:table-cell office:value-type="time" office:time-value="PT0H38M26S" table:formula="of:=[data.B78]*[.$B$1]/86400" table:style-name="ce3">
            <text:p>00:38:27</text:p>
          </table:table-cell>
          <table:table-cell table:number-columns-repeated="16382"/>
        </table:table-row>
        <table:table-row table:style-name="ro1">
          <table:table-cell office:value-type="string" office:string-value="6.44. Automake-1.16.1" table:formula="of:=[data.A79]" table:style-name="ce1">
            <text:p>6.44. Automake-1.16.1</text:p>
          </table:table-cell>
          <table:table-cell office:value-type="time" office:time-value="PT1H37M45S" table:formula="of:=[data.B79]*[.$B$1]/86400" table:style-name="ce3">
            <text:p>01:37:45</text:p>
          </table:table-cell>
          <table:table-cell table:number-columns-repeated="16382"/>
        </table:table-row>
        <table:table-row table:style-name="ro1">
          <table:table-cell office:value-type="string" office:string-value="6.45. Xz-5.2.4" table:formula="of:=[data.A80]" table:style-name="ce1">
            <text:p>6.45. Xz-5.2.4</text:p>
          </table:table-cell>
          <table:table-cell office:value-type="time" office:time-value="PT0H2M11S" table:formula="of:=[data.B80]*[.$B$1]/86400" table:style-name="ce3">
            <text:p>00:02:12</text:p>
          </table:table-cell>
          <table:table-cell table:number-columns-repeated="16382"/>
        </table:table-row>
        <table:table-row table:style-name="ro1">
          <table:table-cell office:value-type="string" office:string-value="6.46. Kmod-25" table:formula="of:=[data.A81]" table:style-name="ce1">
            <text:p>6.46. Kmod-25</text:p>
          </table:table-cell>
          <table:table-cell office:value-type="time" office:time-value="PT0H1M5S" table:formula="of:=[data.B81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47. Gettext-0.19.8.1" table:formula="of:=[data.A82]" table:style-name="ce1">
            <text:p>6.47. Gettext-0.19.8.1</text:p>
          </table:table-cell>
          <table:table-cell office:value-type="time" office:time-value="PT0H28M33S" table:formula="of:=[data.B82]*[.$B$1]/86400" table:style-name="ce3">
            <text:p>00:28:33</text:p>
          </table:table-cell>
          <table:table-cell table:number-columns-repeated="16382"/>
        </table:table-row>
        <table:table-row table:style-name="ro1">
          <table:table-cell office:value-type="string" office:string-value="6.48. Libelf 0.173" table:formula="of:=[data.A83]" table:style-name="ce1">
            <text:p>6.48. Libelf 0.173</text:p>
          </table:table-cell>
          <table:table-cell office:value-type="time" office:time-value="PT0H10M59S" table:formula="of:=[data.B83]*[.$B$1]/86400" table:style-name="ce3">
            <text:p>00:10:59</text:p>
          </table:table-cell>
          <table:table-cell table:number-columns-repeated="16382"/>
        </table:table-row>
        <table:table-row table:style-name="ro1">
          <table:table-cell office:value-type="string" office:string-value="6.49. Libffi-3.2.1" table:formula="of:=[data.A84]" table:style-name="ce1">
            <text:p>6.49. Libffi-3.2.1</text:p>
          </table:table-cell>
          <table:table-cell office:value-type="time" office:time-value="PT0H4M23S" table:formula="of:=[data.B84]*[.$B$1]/86400" table:style-name="ce3">
            <text:p>00:04:24</text:p>
          </table:table-cell>
          <table:table-cell table:number-columns-repeated="16382"/>
        </table:table-row>
        <table:table-row table:style-name="ro1">
          <table:table-cell office:value-type="string" office:string-value="6.50. OpenSSL-1.1.0i" table:formula="of:=[data.A85]" table:style-name="ce1">
            <text:p>6.50. OpenSSL-1.1.0i</text:p>
          </table:table-cell>
          <table:table-cell office:value-type="time" office:time-value="PT0H18M40S" table:formula="of:=[data.B85]*[.$B$1]/86400" table:style-name="ce3">
            <text:p>00:18:40</text:p>
          </table:table-cell>
          <table:table-cell table:number-columns-repeated="16382"/>
        </table:table-row>
        <table:table-row table:style-name="ro1">
          <table:table-cell office:value-type="string" office:string-value="6.51. Python-3.7.0" table:formula="of:=[data.A86]" table:style-name="ce1">
            <text:p>6.51. Python-3.7.0</text:p>
          </table:table-cell>
          <table:table-cell office:value-type="time" office:time-value="PT0H14M16S" table:formula="of:=[data.B86]*[.$B$1]/86400" table:style-name="ce3">
            <text:p>00:14:17</text:p>
          </table:table-cell>
          <table:table-cell table:number-columns-repeated="16382"/>
        </table:table-row>
        <table:table-row table:style-name="ro1">
          <table:table-cell office:value-type="string" office:string-value="6.52. Ninja-1.8.2" table:formula="of:=[data.A87]" table:style-name="ce1">
            <text:p>6.52. Ninja-1.8.2</text:p>
          </table:table-cell>
          <table:table-cell office:value-type="time" office:time-value="PT0H2M11S" table:formula="of:=[data.B87]*[.$B$1]/86400" table:style-name="ce3">
            <text:p>00:02:12</text:p>
          </table:table-cell>
          <table:table-cell table:number-columns-repeated="16382"/>
        </table:table-row>
        <table:table-row table:style-name="ro1">
          <table:table-cell office:value-type="string" office:string-value="6.53. Meson-0.47.1" table:formula="of:=[data.A88]" table:style-name="ce1">
            <text:p>6.53. Meson-0.47.1</text:p>
          </table:table-cell>
          <table:table-cell office:value-type="time" office:time-value="PT0H1M5S" table:formula="of:=[data.B88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54. Procps-ng-3.3.15" table:formula="of:=[data.A89]" table:style-name="ce1">
            <text:p>6.54. Procps-ng-3.3.15</text:p>
          </table:table-cell>
          <table:table-cell office:value-type="time" office:time-value="PT0H1M5S" table:formula="of:=[data.B89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55. E2fsprogs-1.44.3" table:formula="of:=[data.A90]" table:style-name="ce1">
            <text:p>6.55. E2fsprogs-1.44.3</text:p>
          </table:table-cell>
          <table:table-cell office:value-type="time" office:time-value="PT0H17M34S" table:formula="of:=[data.B90]*[.$B$1]/86400" table:style-name="ce3">
            <text:p>00:17:34</text:p>
          </table:table-cell>
          <table:table-cell table:number-columns-repeated="16382"/>
        </table:table-row>
        <table:table-row table:style-name="ro1">
          <table:table-cell office:value-type="string" office:string-value="6.56. Coreutils-8.30" table:formula="of:=[data.A91]" table:style-name="ce1">
            <text:p>6.56. Coreutils-8.30</text:p>
          </table:table-cell>
          <table:table-cell office:value-type="time" office:time-value="PT0H36M14S" table:formula="of:=[data.B91]*[.$B$1]/86400" table:style-name="ce3">
            <text:p>00:36:15</text:p>
          </table:table-cell>
          <table:table-cell table:number-columns-repeated="16382"/>
        </table:table-row>
        <table:table-row table:style-name="ro1">
          <table:table-cell office:value-type="string" office:string-value="6.57. Check-0.12.0" table:formula="of:=[data.A92]" table:style-name="ce1">
            <text:p>6.57. Check-0.12.0</text:p>
          </table:table-cell>
          <table:table-cell office:value-type="time" office:time-value="PT0H41M44S" table:formula="of:=[data.B92]*[.$B$1]/86400" table:style-name="ce3">
            <text:p>00:41:44</text:p>
          </table:table-cell>
          <table:table-cell table:number-columns-repeated="16382"/>
        </table:table-row>
        <table:table-row table:style-name="ro1">
          <table:table-cell office:value-type="string" office:string-value="6.58. Diffutils-3.6" table:formula="of:=[data.A93]" table:style-name="ce1">
            <text:p>6.58. Diffutils-3.6</text:p>
          </table:table-cell>
          <table:table-cell office:value-type="time" office:time-value="PT0H4M23S" table:formula="of:=[data.B93]*[.$B$1]/86400" table:style-name="ce3">
            <text:p>00:04:24</text:p>
          </table:table-cell>
          <table:table-cell table:number-columns-repeated="16382"/>
        </table:table-row>
        <table:table-row table:style-name="ro1">
          <table:table-cell office:value-type="string" office:string-value="6.59. Gawk-4.2.1" table:formula="of:=[data.A94]" table:style-name="ce1">
            <text:p>6.59. Gawk-4.2.1</text:p>
          </table:table-cell>
          <table:table-cell office:value-type="time" office:time-value="PT0H4M23S" table:formula="of:=[data.B94]*[.$B$1]/86400" table:style-name="ce3">
            <text:p>00:04:24</text:p>
          </table:table-cell>
          <table:table-cell table:number-columns-repeated="16382"/>
        </table:table-row>
        <table:table-row table:style-name="ro1">
          <table:table-cell office:value-type="string" office:string-value="6.60. Findutils-4.6.0" table:formula="of:=[data.A95]" table:style-name="ce1">
            <text:p>6.60. Findutils-4.6.0</text:p>
          </table:table-cell>
          <table:table-cell office:value-type="time" office:time-value="PT0H7M41S" table:formula="of:=[data.B95]*[.$B$1]/86400" table:style-name="ce3">
            <text:p>00:07:41</text:p>
          </table:table-cell>
          <table:table-cell table:number-columns-repeated="16382"/>
        </table:table-row>
        <table:table-row table:style-name="ro1">
          <table:table-cell office:value-type="string" office:string-value="6.61. Groff-1.22.3" table:formula="of:=[data.A96]" table:style-name="ce1">
            <text:p>6.61. Groff-1.22.3</text:p>
          </table:table-cell>
          <table:table-cell office:value-type="time" office:time-value="PT0H5M29S" table:formula="of:=[data.B96]*[.$B$1]/86400" table:style-name="ce3">
            <text:p>00:05:30</text:p>
          </table:table-cell>
          <table:table-cell table:number-columns-repeated="16382"/>
        </table:table-row>
        <table:table-row table:style-name="ro1">
          <table:table-cell office:value-type="string" office:string-value="6.62. GRUB-2.02" table:formula="of:=[data.A97]" table:style-name="ce1">
            <text:p>6.62. GRUB-2.02</text:p>
          </table:table-cell>
          <table:table-cell office:value-type="time" office:time-value="PT0H8M47S" table:formula="of:=[data.B97]*[.$B$1]/86400" table:style-name="ce3">
            <text:p>00:08:47</text:p>
          </table:table-cell>
          <table:table-cell table:number-columns-repeated="16382"/>
        </table:table-row>
        <table:table-row table:style-name="ro1">
          <table:table-cell office:value-type="string" office:string-value="6.63. Less-530" table:formula="of:=[data.A98]" table:style-name="ce1">
            <text:p>6.63. Less-530</text:p>
          </table:table-cell>
          <table:table-cell office:value-type="time" office:time-value="PT0H1M5S" table:formula="of:=[data.B98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64. Gzip-1.9" table:formula="of:=[data.A99]" table:style-name="ce1">
            <text:p>6.64. Gzip-1.9</text:p>
          </table:table-cell>
          <table:table-cell office:value-type="time" office:time-value="PT0H1M5S" table:formula="of:=[data.B99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65. IPRoute2-4.18.0" table:formula="of:=[data.A100]" table:style-name="ce1">
            <text:p>6.65. IPRoute2-4.18.0</text:p>
          </table:table-cell>
          <table:table-cell office:value-type="time" office:time-value="PT0H2M11S" table:formula="of:=[data.B100]*[.$B$1]/86400" table:style-name="ce3">
            <text:p>00:02:12</text:p>
          </table:table-cell>
          <table:table-cell table:number-columns-repeated="16382"/>
        </table:table-row>
        <table:table-row table:style-name="ro1">
          <table:table-cell office:value-type="string" office:string-value="6.66. Kbd-2.0.4" table:formula="of:=[data.A101]" table:style-name="ce1">
            <text:p>6.66. Kbd-2.0.4</text:p>
          </table:table-cell>
          <table:table-cell office:value-type="time" office:time-value="PT0H1M5S" table:formula="of:=[data.B101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67. Libpipeline-1.5.0" table:formula="of:=[data.A102]" table:style-name="ce1">
            <text:p>6.67. Libpipeline-1.5.0</text:p>
          </table:table-cell>
          <table:table-cell office:value-type="time" office:time-value="PT0H1M5S" table:formula="of:=[data.B102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68. Make-4.2.1" table:formula="of:=[data.A103]" table:style-name="ce1">
            <text:p>6.68. Make-4.2.1</text:p>
          </table:table-cell>
          <table:table-cell office:value-type="time" office:time-value="PT0H6M35S" table:formula="of:=[data.B103]*[.$B$1]/86400" table:style-name="ce3">
            <text:p>00:06:35</text:p>
          </table:table-cell>
          <table:table-cell table:number-columns-repeated="16382"/>
        </table:table-row>
        <table:table-row table:style-name="ro1">
          <table:table-cell office:value-type="string" office:string-value="6.69. Patch-2.7.6" table:formula="of:=[data.A104]" table:style-name="ce1">
            <text:p>6.69. Patch-2.7.6</text:p>
          </table:table-cell>
          <table:table-cell office:value-type="time" office:time-value="PT0H2M11S" table:formula="of:=[data.B104]*[.$B$1]/86400" table:style-name="ce3">
            <text:p>00:02:12</text:p>
          </table:table-cell>
          <table:table-cell table:number-columns-repeated="16382"/>
        </table:table-row>
        <table:table-row table:style-name="ro1">
          <table:table-cell office:value-type="string" office:string-value="6.70. Sysklogd-1.5.1" table:formula="of:=[data.A105]" table:style-name="ce1">
            <text:p>6.70. Sysklogd-1.5.1</text:p>
          </table:table-cell>
          <table:table-cell office:value-type="time" office:time-value="PT0H1M5S" table:formula="of:=[data.B105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71. Sysvinit-2.90" table:formula="of:=[data.A106]" table:style-name="ce1">
            <text:p>6.71. Sysvinit-2.90</text:p>
          </table:table-cell>
          <table:table-cell office:value-type="time" office:time-value="PT0H1M5S" table:formula="of:=[data.B106]*[.$B$1]/86400" table:style-name="ce3">
            <text:p>00:01:06</text:p>
          </table:table-cell>
          <table:table-cell table:number-columns-repeated="16382"/>
        </table:table-row>
        <table:table-row table:style-name="ro1">
          <table:table-cell office:value-type="string" office:string-value="6.72. Eudev-3.2.5" table:formula="of:=[data.A107]" table:style-name="ce1">
            <text:p>6.72. Eudev-3.2.5</text:p>
          </table:table-cell>
          <table:table-cell office:value-type="time" office:time-value="PT0H2M11S" table:formula="of:=[data.B107]*[.$B$1]/86400" table:style-name="ce3">
            <text:p>00:02:12</text:p>
          </table:table-cell>
          <table:table-cell table:number-columns-repeated="16382"/>
        </table:table-row>
        <table:table-row table:style-name="ro1">
          <table:table-cell office:value-type="string" office:string-value="6.73. Util-linux-2.32.1" table:formula="of:=[data.A108]" table:style-name="ce1">
            <text:p>6.73. Util-linux-2.32.1</text:p>
          </table:table-cell>
          <table:table-cell office:value-type="time" office:time-value="PT0H12M4S" table:formula="of:=[data.B108]*[.$B$1]/86400" table:style-name="ce3">
            <text:p>00:12:05</text:p>
          </table:table-cell>
          <table:table-cell table:number-columns-repeated="16382"/>
        </table:table-row>
        <table:table-row table:style-name="ro1">
          <table:table-cell office:value-type="string" office:string-value="6.74. Man-DB-2.8.4" table:formula="of:=[data.A109]" table:style-name="ce1">
            <text:p>6.74. Man-DB-2.8.4</text:p>
          </table:table-cell>
          <table:table-cell office:value-type="time" office:time-value="PT0H4M23S" table:formula="of:=[data.B109]*[.$B$1]/86400" table:style-name="ce3">
            <text:p>00:04:24</text:p>
          </table:table-cell>
          <table:table-cell table:number-columns-repeated="16382"/>
        </table:table-row>
        <table:table-row table:style-name="ro1">
          <table:table-cell office:value-type="string" office:string-value="6.75. Tar-1.30" table:formula="of:=[data.A110]" table:style-name="ce1">
            <text:p>6.75. Tar-1.30</text:p>
          </table:table-cell>
          <table:table-cell office:value-type="time" office:time-value="PT0H30M45S" table:formula="of:=[data.B110]*[.$B$1]/86400" table:style-name="ce3">
            <text:p>00:30:45</text:p>
          </table:table-cell>
          <table:table-cell table:number-columns-repeated="16382"/>
        </table:table-row>
        <table:table-row table:style-name="ro1">
          <table:table-cell office:value-type="string" office:string-value="6.76. Texinfo-6.5" table:formula="of:=[data.A111]" table:style-name="ce1">
            <text:p>6.76. Texinfo-6.5</text:p>
          </table:table-cell>
          <table:table-cell office:value-type="time" office:time-value="PT0H12M4S" table:formula="of:=[data.B111]*[.$B$1]/86400" table:style-name="ce3">
            <text:p>00:12:05</text:p>
          </table:table-cell>
          <table:table-cell table:number-columns-repeated="16382"/>
        </table:table-row>
        <table:table-row table:style-name="ro1">
          <table:table-cell office:value-type="string" office:string-value="6.77. Vim-8.1" table:formula="of:=[data.A112]" table:style-name="ce1">
            <text:p>6.77. Vim-8.1</text:p>
          </table:table-cell>
          <table:table-cell office:value-type="time" office:time-value="PT0H17M34S" table:formula="of:=[data.B112]*[.$B$1]/86400" table:style-name="ce3">
            <text:p>00:17:34</text:p>
          </table:table-cell>
          <table:table-cell table:number-columns-repeated="16382"/>
        </table:table-row>
        <table:table-row table:style-name="ro1">
          <table:table-cell office:value-type="string" office:string-value="6.79. Stripping Again" table:formula="of:=[data.A113]" table:style-name="ce1">
            <text:p>6.79. Stripping Again</text:p>
          </table:table-cell>
          <table:table-cell office:value-type="time" office:time-value="PT0H0M0S" table:formula="of:=[data.B113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string" office:string-value="6.80. Cleaning Up" table:formula="of:=[data.A114]" table:style-name="ce1">
            <text:p>6.80. Cleaning Up</text:p>
          </table:table-cell>
          <table:table-cell office:value-type="time" office:time-value="PT0H0M0S" table:formula="of:=[data.B114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float" office:value="0" table:formula="of:=[data.A115]" table:style-name="ce1">
            <text:p>0</text:p>
          </table:table-cell>
          <table:table-cell office:value-type="time" office:time-value="PT0H0M0S" table:formula="of:=[data.B115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float" office:value="0" table:formula="of:=[data.A116]" table:style-name="ce1">
            <text:p>0</text:p>
          </table:table-cell>
          <table:table-cell office:value-type="time" office:time-value="PT0H0M0S" table:formula="of:=[data.B116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float" office:value="0" table:formula="of:=[data.A117]" table:style-name="ce1">
            <text:p>0</text:p>
          </table:table-cell>
          <table:table-cell office:value-type="time" office:time-value="PT0H0M0S" table:formula="of:=[data.B117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float" office:value="0" table:formula="of:=[data.A118]" table:style-name="ce1">
            <text:p>0</text:p>
          </table:table-cell>
          <table:table-cell office:value-type="time" office:time-value="PT0H0M0S" table:formula="of:=[data.B118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float" office:value="0" table:formula="of:=[data.A119]" table:style-name="ce1">
            <text:p>0</text:p>
          </table:table-cell>
          <table:table-cell office:value-type="time" office:time-value="PT0H0M0S" table:formula="of:=[data.B119]*[.$B$1]/86400" table:style-name="ce3">
            <text:p>00:00:00</text:p>
          </table:table-cell>
          <table:table-cell table:number-columns-repeated="16382"/>
        </table:table-row>
        <table:table-row table:style-name="ro1">
          <table:table-cell office:value-type="float" office:value="0" table:formula="of:=[data.A120]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formula="of:=[data.A121]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formula="of:=[data.A122]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formula="of:=[data.A123]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formula="of:=[data.A124]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formula="of:=[data.A125]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formula="of:=[data.A126]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formula="of:=[data.A127]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formula="of:=[data.A128]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formula="of:=[data.A129]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0" table:formula="of:=[data.A130]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0" table:formula="of:=[data.A131]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0" table:formula="of:=[data.A132]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0" table:formula="of:=[data.A133]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0" table:formula="of:=[data.A134]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0" table:formula="of:=[data.A135]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0" table:formula="of:=[data.A136]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0" table:formula="of:=[data.A137]" table:style-name="ce1">
            <text:p>0</text:p>
          </table:table-cell>
          <table:table-cell table:number-columns-repeated="16383"/>
        </table:table-row>
        <table:table-row table:number-rows-repeated="10484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time-style style:name="N37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Bruno Bernardo</dc:creator>
    <meta:creation-date>2018-10-05T10:05:44Z</meta:creation-date>
    <dc:date>2018-10-06T22:40:51Z</dc:date>
    <meta:editing-cycles>5</meta:editing-cycles>
    <meta:editing-duration>PT4980S</meta:editing-duration>
  </office:meta>
</office:document-meta>
</file>